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T429_35" style:family="text"/>
    <style:style style:name="T429_36" style:family="text"/>
    <style:style style:name="T429_37" style:family="text"/>
    <style:style style:name="T429_38" style:family="text"/>
    <style:style style:name="T429_39" style:family="text"/>
    <style:style style:name="T429_40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P454" style:family="paragraph" style:parent-style-name="Standard">
      <style:paragraph-properties fo:break-before="auto" fo:line-height="115%" style:writing-mode="lr-tb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T459_34" style:family="text"/>
    <style:style style:name="T459_35" style:family="text"/>
    <style:style style:name="T459_36" style:family="text"/>
    <style:style style:name="T459_37" style:family="text"/>
    <style:style style:name="T459_38" style:family="text"/>
    <style:style style:name="T459_39" style:family="text"/>
    <style:style style:name="T459_40" style:family="text"/>
    <style:style style:name="T459_41" style:family="text"/>
    <style:style style:name="T459_42" style:family="text"/>
    <style:style style:name="T459_43" style:family="text"/>
    <style:style style:name="T459_44" style:family="text"/>
    <style:style style:name="T459_45" style:family="text"/>
    <style:style style:name="T459_46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T473_39" style:family="text"/>
    <style:style style:name="T473_40" style:family="text"/>
    <style:style style:name="T473_41" style:family="text"/>
    <style:style style:name="T473_42" style:family="text"/>
    <style:style style:name="T473_43" style:family="text"/>
    <style:style style:name="T473_44" style:family="text"/>
    <style:style style:name="T473_45" style:family="text"/>
    <style:style style:name="T473_4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T489_33" style:family="text"/>
    <style:style style:name="T489_34" style:family="text"/>
    <style:style style:name="T489_35" style:family="text"/>
    <style:style style:name="T489_36" style:family="text"/>
    <style:style style:name="T489_37" style:family="text"/>
    <style:style style:name="T489_38" style:family="text"/>
    <style:style style:name="T489_39" style:family="text"/>
    <style:style style:name="T489_40" style:family="text"/>
    <style:style style:name="T489_41" style:family="text"/>
    <style:style style:name="T489_42" style:family="text"/>
    <style:style style:name="T489_43" style:family="text"/>
    <style:style style:name="T489_44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T526_15" style:family="text"/>
    <style:style style:name="T526_16" style:family="text"/>
    <style:style style:name="T526_17" style:family="text"/>
    <style:style style:name="T526_18" style:family="text"/>
    <style:style style:name="T526_19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P535" style:family="paragraph" style:parent-style-name="Standard">
      <style:paragraph-properties fo:break-before="auto" fo:line-height="115%" style:writing-mode="lr-tb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T537_26" style:family="text"/>
    <style:style style:name="T537_27" style:family="text"/>
    <style:style style:name="T537_28" style:family="text"/>
    <style:style style:name="T537_29" style:family="text"/>
    <style:style style:name="T537_30" style:family="text"/>
    <style:style style:name="T537_31" style:family="text"/>
    <style:style style:name="T537_32" style:family="text"/>
    <style:style style:name="T537_33" style:family="text"/>
    <style:style style:name="T537_34" style:family="text"/>
    <style:style style:name="T537_35" style:family="text"/>
    <style:style style:name="T537_36" style:family="text"/>
    <style:style style:name="T537_37" style:family="text"/>
    <style:style style:name="T537_38" style:family="text"/>
    <style:style style:name="T537_39" style:family="text"/>
    <style:style style:name="T537_40" style:family="text"/>
    <style:style style:name="T537_41" style:family="text"/>
    <style:style style:name="T537_42" style:family="text"/>
    <style:style style:name="T537_43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P543" style:family="paragraph" style:parent-style-name="Standard">
      <style:paragraph-properties fo:break-before="auto" fo:line-height="115%" style:writing-mode="lr-tb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T570_16" style:family="text"/>
    <style:style style:name="T570_17" style:family="text"/>
    <style:style style:name="T570_18" style:family="text"/>
    <style:style style:name="T570_19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/>
    <style:style style:name="T574_19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P579" style:family="paragraph" style:parent-style-name="Standard">
      <style:paragraph-properties fo:break-before="auto" fo:line-height="115%" style:writing-mode="lr-tb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T582_10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T593_19" style:family="text"/>
    <style:style style:name="T593_20" style:family="text"/>
    <style:style style:name="T593_21" style:family="text"/>
    <style:style style:name="T593_22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T607_13" style:family="text"/>
    <style:style style:name="T607_14" style:family="text"/>
    <style:style style:name="T607_15" style:family="text"/>
    <style:style style:name="T607_16" style:family="text"/>
    <style:style style:name="T607_17" style:family="text"/>
    <style:style style:name="T607_18" style:family="text"/>
    <style:style style:name="T607_19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P614" style:family="paragraph" style:parent-style-name="Standard">
      <style:paragraph-properties fo:break-before="auto" fo:line-height="115%" style:writing-mode="lr-tb"/>
    </style:style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P616" style:family="paragraph" style:parent-style-name="Standard">
      <style:paragraph-properties fo:break-before="auto" fo:line-height="115%" style:writing-mode="lr-tb"/>
    </style:style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TOO</text:span><text:span text:style-name="T17_10"><text:s/></text:span><text:span text:style-name="T17_11">LONG</text:span><text:span text:style-name="T17_12"><text:s/></text:span><text:span text:style-name="T17_13">FACTOID</text:span><text:span text:style-name="T17_14"><text:s/></text:span><text:span text:style-name="T17_15">WALLET</text:span><text:span text:style-name="T17_16"><text:s/></text:span><text:span text:style-name="T17_17">ADDRESS</text:span><text:span text:style-name="T17_18"><text:s/></text:span><text:span text:style-name="T17_19">NAME</text:span><text:span text:style-name="T17_20"><text:s text:c="2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factoid</text:span><text:span text:style-name="T18_10">-</text:span><text:span text:style-name="T18_11">wallet</text:span><text:span text:style-name="T18_12">-</text:span><text:span text:style-name="T18_13">address</text:span><text:span text:style-name="T18_14">-</text:span><text:span text:style-name="T18_15">name</text:span><text:span text:style-name="T18_16">890123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$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'$</text:span><text:span text:style-name="T21_9">F</text:span><text:span text:style-name="T21_10">01'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FACTOID</text:span><text:span text:style-name="T23_10"><text:s/></text:span><text:span text:style-name="T23_11">WALLET</text:span><text:span text:style-name="T23_12"><text:s/></text:span><text:span text:style-name="T23_13">ADDRESS</text:span><text:span text:style-name="T23_14"><text:s/></text:span><text:span text:style-name="T23_15">NAME</text:span><text:span text:style-name="T23_16"><text:s/></text:span><text:span text:style-name="T23_17">STARTING</text:span><text:span text:style-name="T23_18"><text:s/></text:span><text:span text:style-name="T23_19">WITH</text:span><text:span text:style-name="T23_20"><text:s/>'"/"'<text:s text:c="3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"'/</text:span><text:span text:style-name="T24_9">F</text:span><text:span text:style-name="T24_10">02'"</text:span></text:p>
      <text:p text:style-name="P25"><text:span text:style-name="T25_1">echo</text:span></text:p>
      <text:p text:style-name="P26"><text:span text:style-name="T26_1">echo</text:span><text:span text:style-name="T26_2"><text:s/>1.1.1.5<text:s/></text:span><text:span text:style-name="T26_3">TRY</text:span><text:span text:style-name="T26_4"><text:s/></text:span><text:span text:style-name="T26_5">TO</text:span><text:span text:style-name="T26_6"><text:s/></text:span><text:span text:style-name="T26_7">CREATE</text:span><text:span text:style-name="T26_8"><text:s/></text:span><text:span text:style-name="T26_9">FACTOID</text:span><text:span text:style-name="T26_10"><text:s/></text:span><text:span text:style-name="T26_11">WALLET</text:span><text:span text:style-name="T26_12"><text:s/></text:span><text:span text:style-name="T26_13">ADDRESS</text:span><text:span text:style-name="T26_14"><text:s/></text:span><text:span text:style-name="T26_15">NAME</text:span><text:span text:style-name="T26_16"><text:s/></text:span><text:span text:style-name="T26_17">CONTAINING</text:span><text:span text:style-name="T26_18"><text:s/>'"~"'<text:s text:c="3"/><text:tab/><text:s/>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generateaddress</text:span><text:span text:style-name="T27_6"><text:s/></text:span><text:span text:style-name="T27_7">fct</text:span><text:span text:style-name="T27_8"><text:s/>"'</text:span><text:span text:style-name="T27_9">F</text:span><text:span text:style-name="T27_10">~02'"</text:span></text:p>
      <text:p text:style-name="P28"><text:span text:style-name="T28_1">echo</text:span></text:p>
      <text:p text:style-name="P29"><text:span text:style-name="T29_1">echo</text:span><text:span text:style-name="T29_2"><text:s/>1.1.1.6<text:s/></text:span><text:span text:style-name="T29_3">TRY</text:span><text:span text:style-name="T29_4"><text:s/></text:span><text:span text:style-name="T29_5">TO</text:span><text:span text:style-name="T29_6"><text:s/></text:span><text:span text:style-name="T29_7">CREATE</text:span><text:span text:style-name="T29_8"><text:s/></text:span><text:span text:style-name="T29_9">FACTOID</text:span><text:span text:style-name="T29_10"><text:s/></text:span><text:span text:style-name="T29_11">WALLET</text:span><text:span text:style-name="T29_12"><text:s/></text:span><text:span text:style-name="T29_13">ADDRESS</text:span><text:span text:style-name="T29_14"><text:s/></text:span><text:span text:style-name="T29_15">NAME</text:span><text:span text:style-name="T29_16"><text:s/></text:span><text:span text:style-name="T29_17">ENDING</text:span><text:span text:style-name="T29_18"><text:s/></text:span><text:span text:style-name="T29_19">WITH</text:span><text:span text:style-name="T29_20"><text:s/>'"~"'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nerateaddress</text:span><text:span text:style-name="T30_6"><text:s/></text:span><text:span text:style-name="T30_7">fct</text:span><text:span text:style-name="T30_8"><text:s/>"'</text:span><text:span text:style-name="T30_9">F</text:span><text:span text:style-name="T30_10">02!'"</text:span></text:p>
      <text:p text:style-name="P31"><text:span text:style-name="T31_1">echo</text:span></text:p>
      <text:p text:style-name="P32"><text:span text:style-name="T32_1">echo</text:span><text:span text:style-name="T32_2"><text:s/>1.1.1.7<text:s/></text:span><text:span text:style-name="T32_3">TRY</text:span><text:span text:style-name="T32_4"><text:s/></text:span><text:span text:style-name="T32_5">TO</text:span><text:span text:style-name="T32_6"><text:s/></text:span><text:span text:style-name="T32_7">CREATE</text:span><text:span text:style-name="T32_8"><text:s/></text:span><text:span text:style-name="T32_9">FACTOID</text:span><text:span text:style-name="T32_10"><text:s/></text:span><text:span text:style-name="T32_11">WALLET</text:span><text:span text:style-name="T32_12"><text:s/></text:span><text:span text:style-name="T32_13">ADDRESS</text:span><text:span text:style-name="T32_14"><text:s/></text:span><text:span text:style-name="T32_15">NAME</text:span><text:span text:style-name="T32_16"><text:s/></text:span><text:span text:style-name="T32_17">STARTING</text:span><text:span text:style-name="T32_18"><text:s/></text:span><text:span text:style-name="T32_19">WITH</text:span><text:span text:style-name="T32_20"><text:s/>"@"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generateaddress</text:span><text:span text:style-name="T33_6"><text:s/></text:span><text:span text:style-name="T33_7">fct</text:span><text:span text:style-name="T33_8"><text:s/>"'@</text:span><text:span text:style-name="T33_9">F</text:span><text:span text:style-name="T33_10">02'"</text:span></text:p>
      <text:p text:style-name="P34"><text:span text:style-name="T34_1">echo</text:span></text:p>
      <text:p text:style-name="P35"><text:span text:style-name="T35_1">echo</text:span><text:span text:style-name="T35_2"><text:s/>1.1.1.8<text:s/></text:span><text:span text:style-name="T35_3">TRY</text:span><text:span text:style-name="T35_4"><text:s/></text:span><text:span text:style-name="T35_5">TO</text:span><text:span text:style-name="T35_6"><text:s/></text:span><text:span text:style-name="T35_7">CREATE</text:span><text:span text:style-name="T35_8"><text:s/></text:span><text:span text:style-name="T35_9">FACTOID</text:span><text:span text:style-name="T35_10"><text:s/></text:span><text:span text:style-name="T35_11">WALLET</text:span><text:span text:style-name="T35_12"><text:s/></text:span><text:span text:style-name="T35_13">ADDRESS</text:span><text:span text:style-name="T35_14"><text:s/></text:span><text:span text:style-name="T35_15">NAME</text:span><text:span text:style-name="T35_16"><text:s/></text:span><text:span text:style-name="T35_17">CONTAINING</text:span><text:span text:style-name="T35_18"><text:s/>"#"<text:s text:c="3"/><text:tab/><text:s/>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generateaddress</text:span><text:span text:style-name="T36_6"><text:s/></text:span><text:span text:style-name="T36_7">fct</text:span><text:span text:style-name="T36_8"><text:s/>"'</text:span><text:span text:style-name="T36_9">F</text:span><text:span text:style-name="T36_10">#02'"</text:span></text:p>
      <text:p text:style-name="P37"><text:span text:style-name="T37_1">echo</text:span></text:p>
      <text:p text:style-name="P38"><text:span text:style-name="T38_1">echo</text:span><text:span text:style-name="T38_2"><text:s/>1.1.1.9<text:s/></text:span><text:span text:style-name="T38_3">TRY</text:span><text:span text:style-name="T38_4"><text:s/></text:span><text:span text:style-name="T38_5">TO</text:span><text:span text:style-name="T38_6"><text:s/></text:span><text:span text:style-name="T38_7">CREATE</text:span><text:span text:style-name="T38_8"><text:s/></text:span><text:span text:style-name="T38_9">FACTOID</text:span><text:span text:style-name="T38_10"><text:s/></text:span><text:span text:style-name="T38_11">WALLET</text:span><text:span text:style-name="T38_12"><text:s/></text:span><text:span text:style-name="T38_13">ADDRESS</text:span><text:span text:style-name="T38_14"><text:s/></text:span><text:span text:style-name="T38_15">NAME</text:span><text:span text:style-name="T38_16"><text:s/></text:span><text:span text:style-name="T38_17">ENDING</text:span><text:span text:style-name="T38_18"><text:s/></text:span><text:span text:style-name="T38_19">WITH</text:span><text:span text:style-name="T38_20"><text:s/>"%"<text:s text:c="3"/><text:tab/><text:s/>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generateaddress</text:span><text:span text:style-name="T39_6"><text:s/></text:span><text:span text:style-name="T39_7">fct</text:span><text:span text:style-name="T39_8"><text:s/>"'</text:span><text:span text:style-name="T39_9">F</text:span><text:span text:style-name="T39_10">02%'"</text:span></text:p>
      <text:p text:style-name="P40"><text:span text:style-name="T40_1">echo</text:span></text:p>
      <text:p text:style-name="P41"><text:span text:style-name="T41_1">echo</text:span><text:span text:style-name="T41_2"><text:s/>1.1.1.10<text:s/></text:span><text:span text:style-name="T41_3">TRY</text:span><text:span text:style-name="T41_4"><text:s/></text:span><text:span text:style-name="T41_5">TO</text:span><text:span text:style-name="T41_6"><text:s/></text:span><text:span text:style-name="T41_7">CREATE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STARTING</text:span><text:span text:style-name="T41_18"><text:s/></text:span><text:span text:style-name="T41_19">WITH</text:span><text:span text:style-name="T41_20"><text:s/>"^"<text:s text:c="3"/><text:tab/><text:s/>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generateaddress</text:span><text:span text:style-name="T42_6"><text:s/></text:span><text:span text:style-name="T42_7">fct</text:span><text:span text:style-name="T42_8"><text:s/>"'^</text:span><text:span text:style-name="T42_9">F</text:span><text:span text:style-name="T42_10">02'"</text:span></text:p>
      <text:p text:style-name="P43"><text:span text:style-name="T43_1">echo</text:span></text:p>
      <text:p text:style-name="P44"><text:span text:style-name="T44_1">echo</text:span><text:span text:style-name="T44_2"><text:s/>1.1.1.11<text:s/></text:span><text:span text:style-name="T44_3">TRY</text:span><text:span text:style-name="T44_4"><text:s/></text:span><text:span text:style-name="T44_5">TO</text:span><text:span text:style-name="T44_6"><text:s/></text:span><text:span text:style-name="T44_7">CREATE</text:span><text:span text:style-name="T44_8"><text:s/></text:span><text:span text:style-name="T44_9">FACTOID</text:span><text:span text:style-name="T44_10"><text:s/></text:span><text:span text:style-name="T44_11">WALLET</text:span><text:span text:style-name="T44_12"><text:s/></text:span><text:span text:style-name="T44_13">ADDRESS</text:span><text:span text:style-name="T44_14"><text:s/></text:span><text:span text:style-name="T44_15">NAME</text:span><text:span text:style-name="T44_16"><text:s/></text:span><text:span text:style-name="T44_17">CONTAINING</text:span><text:span text:style-name="T44_18"><text:s/>"&amp;"<text:s text:c="3"/><text:tab/><text:s/>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generateaddress</text:span><text:span text:style-name="T45_6"><text:s/></text:span><text:span text:style-name="T45_7">fct</text:span><text:span text:style-name="T45_8"><text:s/>"'</text:span><text:span text:style-name="T45_9">F</text:span><text:span text:style-name="T45_10">&amp;02'"</text:span></text:p>
      <text:p text:style-name="P46"><text:span text:style-name="T46_1">echo</text:span></text:p>
      <text:p text:style-name="P47"><text:span text:style-name="T47_1">echo</text:span><text:span text:style-name="T47_2"><text:s/>1.1.1.12<text:s/></text:span><text:span text:style-name="T47_3">TRY</text:span><text:span text:style-name="T47_4"><text:s/></text:span><text:span text:style-name="T47_5">TO</text:span><text:span text:style-name="T47_6"><text:s/></text:span><text:span text:style-name="T47_7">CREATE</text:span><text:span text:style-name="T47_8"><text:s/></text:span><text:span text:style-name="T47_9">FACTOID</text:span><text:span text:style-name="T47_10"><text:s/></text:span><text:span text:style-name="T47_11">WALLET</text:span><text:span text:style-name="T47_12"><text:s/></text:span><text:span text:style-name="T47_13">ADDRESS</text:span><text:span text:style-name="T47_14"><text:s/></text:span><text:span text:style-name="T47_15">NAME</text:span><text:span text:style-name="T47_16"><text:s/></text:span><text:span text:style-name="T47_17">ENDING</text:span><text:span text:style-name="T47_18"><text:s/></text:span><text:span text:style-name="T47_19">WITH</text:span><text:span text:style-name="T47_20"><text:s/>"*"<text:s text:c="3"/><text:tab/><text:s/>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generateaddress</text:span><text:span text:style-name="T48_6"><text:s/></text:span><text:span text:style-name="T48_7">fct</text:span><text:span text:style-name="T48_8"><text:s/>"'</text:span><text:span text:style-name="T48_9">F</text:span><text:span text:style-name="T48_10">02*'"</text:span></text:p>
      <text:p text:style-name="P49"><text:span text:style-name="T49_1">echo</text:span></text:p>
      <text:p text:style-name="P50"><text:span text:style-name="T50_1">echo</text:span><text:span text:style-name="T50_2"><text:s/>1.1.1.13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FACTOID</text:span><text:span text:style-name="T50_10"><text:s/></text:span><text:span text:style-name="T50_11">WALLET</text:span><text:span text:style-name="T50_12"><text:s/></text:span><text:span text:style-name="T50_13">ADDRESS</text:span><text:span text:style-name="T50_14"><text:s/></text:span><text:span text:style-name="T50_15">NAME</text:span><text:span text:style-name="T50_16"><text:s/></text:span><text:span text:style-name="T50_17">CONTAINING</text:span><text:span text:style-name="T50_18"><text:s/>"()"<text:s text:c="3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"'(</text:span><text:span text:style-name="T51_9">F</text:span><text:span text:style-name="T51_10">02)'"</text:span></text:p>
      <text:p text:style-name="P52"><text:span text:style-name="T52_1">echo</text:span></text:p>
      <text:p text:style-name="P53"><text:span text:style-name="T53_1">echo</text:span><text:span text:style-name="T53_2"><text:s/>1.1.1.14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"+"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"'+</text:span><text:span text:style-name="T54_9">F</text:span><text:span text:style-name="T54_10">02'"</text:span></text:p>
      <text:p text:style-name="P55"><text:span text:style-name="T55_1">echo</text:span></text:p>
      <text:p text:style-name="P56"><text:span text:style-name="T56_1">echo</text:span><text:span text:style-name="T56_2"><text:s/>1.1.1.15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CONTAINING</text:span><text:span text:style-name="T56_18"><text:s/>"="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</text:span><text:span text:style-name="T57_9">F</text:span><text:span text:style-name="T57_10">=02'"</text:span></text:p>
      <text:p text:style-name="P58"><text:span text:style-name="T58_1">echo</text:span></text:p>
      <text:p text:style-name="P59"><text:span text:style-name="T59_1">echo</text:span><text:span text:style-name="T59_2"><text:s/>1.1.1.16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"{}"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{</text:span><text:span text:style-name="T60_9">F</text:span><text:span text:style-name="T60_10">02}'"</text:span></text:p>
      <text:p text:style-name="P61"><text:span text:style-name="T61_1">echo</text:span></text:p>
      <text:p text:style-name="P62"><text:span text:style-name="T62_1">echo</text:span><text:span text:style-name="T62_2"><text:s/>1.1.1.17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CONTAINING</text:span><text:span text:style-name="T62_18"><text:s/>"[]"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[</text:span><text:span text:style-name="T63_9">F</text:span><text:span text:style-name="T63_10">02]'"</text:span></text:p>
      <text:p text:style-name="P64"><text:span text:style-name="T64_1">echo</text:span></text:p>
      <text:p text:style-name="P65"><text:span text:style-name="T65_1">echo</text:span><text:span text:style-name="T65_2"><text:s/>1.1.1.18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ENDING</text:span><text:span text:style-name="T65_18"><text:s/></text:span><text:span text:style-name="T65_19">WITH</text:span><text:span text:style-name="T65_20"><text:s/>"|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</text:span><text:span text:style-name="T66_9">F</text:span><text:span text:style-name="T66_10">02|'"</text:span></text:p>
      <text:p text:style-name="P67"><text:span text:style-name="T67_1">echo</text:span></text:p>
      <text:p text:style-name="P68"><text:span text:style-name="T68_1">echo</text:span><text:span text:style-name="T68_2"><text:s/>1.1.1.19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STARTING</text:span><text:span text:style-name="T68_18"><text:s/></text:span><text:span text:style-name="T68_19">WITH</text:span><text:span text:style-name="T68_20"><text:s/>":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:</text:span><text:span text:style-name="T69_9">F</text:span><text:span text:style-name="T69_10">02'"</text:span></text:p>
      <text:p text:style-name="P70"><text:span text:style-name="T70_1">echo</text:span></text:p>
      <text:p text:style-name="P71"><text:span text:style-name="T71_1">echo</text:span><text:span text:style-name="T71_2"><text:s/>1.1.1.20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CONTAINING</text:span><text:span text:style-name="T71_18"><text:s/>";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;02'"</text:span></text:p>
      <text:p text:style-name="P73"><text:span text:style-name="T73_1">echo</text:span></text:p>
      <text:p text:style-name="P74"><text:span text:style-name="T74_1">echo</text:span><text:span text:style-name="T74_2"><text:s/>1.1.1.21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ENDING</text:span><text:span text:style-name="T74_18"><text:s/></text:span><text:span text:style-name="T74_19">WITH</text:span><text:span text:style-name="T74_20"><text:s/>"\"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</text:span><text:span text:style-name="T75_9">F</text:span><text:span text:style-name="T75_10">02\"'"</text:span></text:p>
      <text:p text:style-name="P76"><text:span text:style-name="T76_1">echo</text:span></text:p>
      <text:p text:style-name="P77"><text:span text:style-name="T77_1">echo</text:span><text:span text:style-name="T77_2"><text:s/>1.1.1.22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STARTING</text:span><text:span text:style-name="T77_18"><text:s/></text:span><text:span text:style-name="T77_19">WITH</text:span><text:span text:style-name="T77_20"><text:s/>"'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'</text:span><text:span text:style-name="T78_9">F</text:span><text:span text:style-name="T78_10">02'"</text:span></text:p>
      <text:p text:style-name="P79"><text:span text:style-name="T79_1">echo</text:span></text:p>
      <text:p text:style-name="P80"><text:span text:style-name="T80_1">echo</text:span><text:span text:style-name="T80_2"><text:s/>1.1.1.23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CONTAINING</text:span><text:span text:style-name="T80_18"><text:s/>"&lt;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&lt;02'"</text:span></text:p>
      <text:p text:style-name="P82"><text:span text:style-name="T82_1">echo</text:span></text:p>
      <text:p text:style-name="P83"><text:span text:style-name="T83_1">echo</text:span><text:span text:style-name="T83_2"><text:s/>1.1.1.24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ENDING</text:span><text:span text:style-name="T83_18"><text:s/></text:span><text:span text:style-name="T83_19">WITH</text:span><text:span text:style-name="T83_20"><text:s/>",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</text:span><text:span text:style-name="T84_9">F</text:span><text:span text:style-name="T84_10">02,'"</text:span></text:p>
      <text:p text:style-name="P85"><text:span text:style-name="T85_1">echo</text:span></text:p>
      <text:p text:style-name="P86"><text:span text:style-name="T86_1">echo</text:span><text:span text:style-name="T86_2"><text:s/>1.1.1.25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&gt;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&gt;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26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.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.02'"</text:span></text:p>
      <text:p text:style-name="P91"><text:span text:style-name="T91_1">echo</text:span></text:p>
      <text:p text:style-name="P92"><text:span text:style-name="T92_1">echo</text:span><text:span text:style-name="T92_2"><text:s/>1.1.1.27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ENDING</text:span><text:span text:style-name="T92_18"><text:s/></text:span><text:span text:style-name="T92_19">WITH</text:span><text:span text:style-name="T92_20"><text:s/>"?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</text:span><text:span text:style-name="T93_9">F</text:span><text:span text:style-name="T93_10">02?'"</text:span></text:p>
      <text:p text:style-name="P94"><text:span text:style-name="T94_1">echo</text:span></text:p>
      <text:p text:style-name="P95"><text:span text:style-name="T95_1">echo</text:span><text:span text:style-name="T95_2"><text:s/>1.1.1.28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STARTING</text:span><text:span text:style-name="T95_18"><text:s/></text:span><text:span text:style-name="T95_19">WITH</text:span><text:span text:style-name="T95_20"><text:s/>"\\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\</text:span><text:span text:style-name="T96_9">F</text:span><text:span text:style-name="T96_10">02'"</text:span></text:p>
      <text:p text:style-name="P97"><text:span text:style-name="T97_1">echo</text:span></text:p>
      <text:p text:style-name="P98"/>
      <text:p text:style-name="P99"><text:span text:style-name="T99_1">echo</text:span><text:span text:style-name="T99_2"><text:s/>1.1.2<text:s/></text:span><text:span text:style-name="T99_3">GET</text:span><text:span text:style-name="T99_4"><text:s/></text:span><text:span text:style-name="T99_5">FACTOID</text:span><text:span text:style-name="T99_6"><text:s/></text:span><text:span text:style-name="T99_7">WALLET</text:span><text:span text:style-name="T99_8"><text:s/></text:span><text:span text:style-name="T99_9">ADDRESS</text:span><text:span text:style-name="T99_10"><text:s/></text:span><text:span text:style-name="T99_11">BALANCES</text:span><text:span text:style-name="T99_12"><text:s text:c="3"/><text:tab/><text:s/></text:span></text:p>
      <text:p text:style-name="P100"><text:span text:style-name="T100_1">echo</text:span></text:p>
      <text:p text:style-name="P101"><text:span text:style-name="T101_1">echo</text:span><text:span text:style-name="T101_2"><text:s/>1.1.2.1<text:s/></text:span><text:span text:style-name="T101_3">LIST</text:span><text:span text:style-name="T101_4"><text:s/></text:span><text:span text:style-name="T101_5">ALL</text:span><text:span text:style-name="T101_6"><text:s/></text:span><text:span text:style-name="T101_7">WALLET</text:span><text:span text:style-name="T101_8"><text:s/></text:span><text:span text:style-name="T101_9">ADDRESS</text:span><text:span text:style-name="T101_10"><text:s/></text:span><text:span text:style-name="T101_11">BALANCES</text:span><text:span text:style-name="T101_12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taddresses</text:span></text:p>
      <text:p text:style-name="P103"><text:span text:style-name="T103_1">echo</text:span></text:p>
      <text:p text:style-name="P104"><text:span text:style-name="T104_1">echo</text:span><text:span text:style-name="T104_2"><text:s/>1.1.2.2<text:s/></text:span><text:span text:style-name="T104_3">LIST</text:span><text:span text:style-name="T104_4"><text:s/></text:span><text:span text:style-name="T104_5">FACTOID</text:span><text:span text:style-name="T104_6"><text:s/></text:span><text:span text:style-name="T104_7">WALLET</text:span><text:span text:style-name="T104_8"><text:s/></text:span><text:span text:style-name="T104_9">ADDRESS</text:span><text:span text:style-name="T104_10"><text:s/></text:span><text:span text:style-name="T104_11">BALANCES</text:span><text:span text:style-name="T104_12"><text:s/></text:span><text:span text:style-name="T104_13">INDIVIDUALLY</text:span><text:span text:style-name="T104_14">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balance</text:span><text:span text:style-name="T105_6"><text:s/></text:span><text:span text:style-name="T105_7">fct</text:span><text:span text:style-name="T105_8"><text:s/></text:span><text:span text:style-name="T105_9">factoid</text:span><text:span text:style-name="T105_10">-</text:span><text:span text:style-name="T105_11">wallet</text:span><text:span text:style-name="T105_12">-</text:span><text:span text:style-name="T105_13">address</text:span><text:span text:style-name="T105_14">-</text:span><text:span text:style-name="T105_15">name</text:span><text:span text:style-name="T105_16">01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balance</text:span><text:span text:style-name="T106_6"><text:s/></text:span><text:span text:style-name="T106_7">fct</text:span><text:span text:style-name="T106_8"><text:s/>$</text:span><text:span text:style-name="T106_9">FACTOIDWALLETADDRESSKEY</text:span><text:span text:style-name="T106_10">01</text:span></text:p>
      <text:p text:style-name="P107"><text:span text:style-name="T107_1">factom</text:span><text:span text:style-name="T107_2">-</text:span><text:span text:style-name="T107_3">cli</text:span><text:span text:style-name="T107_4"><text:s/></text:span><text:span text:style-name="T107_5">balance</text:span><text:span text:style-name="T107_6"><text:s/></text:span><text:span text:style-name="T107_7">fct</text:span><text:span text:style-name="T107_8"><text:s/></text:span><text:span text:style-name="T107_9">factoid</text:span><text:span text:style-name="T107_10">-</text:span><text:span text:style-name="T107_11">wallet</text:span><text:span text:style-name="T107_12">-</text:span><text:span text:style-name="T107_13">address</text:span><text:span text:style-name="T107_14">-</text:span><text:span text:style-name="T107_15">name</text:span><text:span text:style-name="T107_16">02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balance</text:span><text:span text:style-name="T108_6"><text:s/></text:span><text:span text:style-name="T108_7">fct</text:span><text:span text:style-name="T108_8"><text:s/>$</text:span><text:span text:style-name="T108_9">FACTOIDWALLETADDRESSKEY</text:span><text:span text:style-name="T108_10">02</text:span></text:p>
      <text:p text:style-name="P109"><text:span text:style-name="T109_1">echo</text:span></text:p>
      <text:p text:style-name="P110"><text:span text:style-name="T110_1">echo</text:span><text:span text:style-name="T110_2"><text:s/>1.1.2.3<text:s/></text:span><text:span text:style-name="T110_3">REQUEST</text:span><text:span text:style-name="T110_4"><text:s/></text:span><text:span text:style-name="T110_5">BALANCE</text:span><text:span text:style-name="T110_6"><text:s/></text:span><text:span text:style-name="T110_7">OF</text:span><text:span text:style-name="T110_8"><text:s/></text:span><text:span text:style-name="T110_9">NON</text:span><text:span text:style-name="T110_10">-</text:span><text:span text:style-name="T110_11">EXISTENT</text:span><text:span text:style-name="T110_12"><text:s/></text:span><text:span text:style-name="T110_13">FACTOID</text:span><text:span text:style-name="T110_14"><text:s/></text:span><text:span text:style-name="T110_15">WALLET</text:span><text:span text:style-name="T110_16"><text:s/></text:span><text:span text:style-name="T110_17">ADDRESS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balance</text:span><text:span text:style-name="T111_6"><text:s/></text:span><text:span text:style-name="T111_7">fct</text:span><text:span text:style-name="T111_8"><text:s/></text:span><text:span text:style-name="T111_9">factom</text:span><text:span text:style-name="T111_10">-</text:span><text:span text:style-name="T111_11">cli</text:span><text:span text:style-name="T111_12"><text:s/></text:span><text:span text:style-name="T111_13">balance</text:span><text:span text:style-name="T111_14"><text:s/></text:span><text:span text:style-name="T111_15">fct</text:span><text:span text:style-name="T111_16"><text:s/></text:span><text:span text:style-name="T111_17">xxx</text:span></text:p>
      <text:p text:style-name="P112"><text:span text:style-name="T112_1">echo</text:span></text:p>
      <text:p text:style-name="P113"><text:span text:style-name="T113_1">echo</text:span><text:span text:style-name="T113_2"><text:s/>1.1.2.4<text:s/></text:span><text:span text:style-name="T113_3">REQUEST</text:span><text:span text:style-name="T113_4"><text:s/></text:span><text:span text:style-name="T113_5">BALANCE</text:span><text:span text:style-name="T113_6"><text:s/></text:span><text:span text:style-name="T113_7">OF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TOO</text:span><text:span text:style-name="T113_18"><text:s/></text:span><text:span text:style-name="T113_19">LONG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balance</text:span><text:span text:style-name="T114_6"><text:s/></text:span><text:span text:style-name="T114_7">fct</text:span><text:span text:style-name="T114_8"><text:s/></text:span><text:span text:style-name="T114_9">hhhhhhhhhhhhhhhhhhhhhhhhhhhhhhhhhhhhhhhhhhhhhhhhhhhhhhhhhhhhhhhhhhhhhhhhhhhhhhhhhhhhhhhhhaaaa</text:span></text:p>
      <text:p text:style-name="P115"><text:span text:style-name="T115_1">echo</text:span></text:p>
      <text:p text:style-name="P116"/>
      <text:p text:style-name="P117"><text:span text:style-name="T117_1">echo</text:span><text:span text:style-name="T117_2"><text:s/>1.2<text:s/></text:span><text:span text:style-name="T117_3">ENTRY</text:span><text:span text:style-name="T117_4"><text:s/></text:span><text:span text:style-name="T117_5">CREDIT</text:span><text:span text:style-name="T117_6"><text:s/></text:span><text:span text:style-name="T117_7">WALLET</text:span><text:span text:style-name="T117_8"><text:s text:c="3"/><text:tab/><text:s/></text:span></text:p>
      <text:p text:style-name="P118"><text:span text:style-name="T118_1">echo</text:span></text:p>
      <text:p text:style-name="P119"><text:span text:style-name="T119_1">echo</text:span><text:span text:style-name="T119_2"><text:s/>1.2.1<text:s/></text:span><text:span text:style-name="T119_3">CREATE</text:span><text:span text:style-name="T119_4"><text:s/></text:span><text:span text:style-name="T119_5">ENTRY</text:span><text:span text:style-name="T119_6"><text:s/></text:span><text:span text:style-name="T119_7">CREDIT</text:span><text:span text:style-name="T119_8"><text:s/></text:span><text:span text:style-name="T119_9">WALLET</text:span><text:span text:style-name="T119_10"><text:s/></text:span><text:span text:style-name="T119_11">ADDRESSES</text:span></text:p>
      <text:p text:style-name="P120"><text:span text:style-name="T120_1">echo</text:span></text:p>
      <text:p text:style-name="P121"><text:span text:style-name="T121_1">echo</text:span><text:span text:style-name="T121_2"><text:s/>1.2.1.1<text:s/></text:span><text:span text:style-name="T121_3">CREATE</text:span><text:span text:style-name="T121_4"><text:s/></text:span><text:span text:style-name="T121_5">ORDINARY</text:span><text:span text:style-name="T121_6"><text:s/></text:span><text:span text:style-name="T121_7">ENTRY</text:span><text:span text:style-name="T121_8"><text:s/></text:span><text:span text:style-name="T121_9">CREDIT</text:span><text:span text:style-name="T121_10"><text:s/></text:span><text:span text:style-name="T121_11">WALLET</text:span><text:span text:style-name="T121_12"><text:s/></text:span><text:span text:style-name="T121_13">ADDRESS</text:span><text:span text:style-name="T121_14"><text:s/></text:span><text:span text:style-name="T121_15">NAMES</text:span><text:span text:style-name="T121_16"><text:s text:c="3"/><text:tab/><text:s/></text:span></text:p>
      <text:p text:style-name="P122"><text:span text:style-name="T122_1">ECWALLETADDRESSKEY</text:span><text:span text:style-name="T122_2">01=$(</text:span><text:span text:style-name="T122_3">factom</text:span><text:span text:style-name="T122_4">-</text:span><text:span text:style-name="T122_5">cli</text:span><text:span text:style-name="T122_6"><text:s/></text:span><text:span text:style-name="T122_7">generateaddress</text:span><text:span text:style-name="T122_8"><text:s/></text:span><text:span text:style-name="T122_9">ec</text:span><text:span text:style-name="T122_10"><text:s/></text:span><text:span text:style-name="T122_11">ec</text:span><text:span text:style-name="T122_12">-</text:span><text:span text:style-name="T122_13">wallet</text:span><text:span text:style-name="T122_14">-</text:span><text:span text:style-name="T122_15">address</text:span><text:span text:style-name="T122_16">-</text:span><text:span text:style-name="T122_17">name</text:span><text:span text:style-name="T122_18">01<text:s/>|<text:s/></text:span><text:span text:style-name="T122_19">awk</text:span><text:span text:style-name="T122_20"><text:s/>'{</text:span><text:span text:style-name="T122_21">print</text:span><text:span text:style-name="T122_22"><text:s/>$3}')</text:span></text:p>
      <text:p text:style-name="P123"><text:span text:style-name="T123_1">echo</text:span><text:span text:style-name="T123_2"><text:s/></text:span><text:span text:style-name="T123_3">ec</text:span><text:span text:style-name="T123_4">-</text:span><text:span text:style-name="T123_5">wallet</text:span><text:span text:style-name="T123_6">-</text:span><text:span text:style-name="T123_7">address</text:span><text:span text:style-name="T123_8">-</text:span><text:span text:style-name="T123_9">name</text:span><text:span text:style-name="T123_10">01<text:s/>=<text:s/>$</text:span><text:span text:style-name="T123_11">ECWALLETADDRESSKEY</text:span><text:span text:style-name="T123_12">01</text:span></text:p>
      <text:p text:style-name="P124"><text:span text:style-name="T124_1">echo</text:span></text:p>
      <text:p text:style-name="P125"><text:span text:style-name="T125_1">ECWALLETADDRESSKEY</text:span><text:span text:style-name="T125_2">02=$(</text:span><text:span text:style-name="T125_3">factom</text:span><text:span text:style-name="T125_4">-</text:span><text:span text:style-name="T125_5">cli</text:span><text:span text:style-name="T125_6"><text:s/></text:span><text:span text:style-name="T125_7">generateaddress</text:span><text:span text:style-name="T125_8"><text:s/></text:span><text:span text:style-name="T125_9">ec</text:span><text:span text:style-name="T125_10"><text:s/></text:span><text:span text:style-name="T125_11">ec</text:span><text:span text:style-name="T125_12">-</text:span><text:span text:style-name="T125_13">wallet</text:span><text:span text:style-name="T125_14">-</text:span><text:span text:style-name="T125_15">address</text:span><text:span text:style-name="T125_16">-</text:span><text:span text:style-name="T125_17">name</text:span><text:span text:style-name="T125_18">02<text:s/>|<text:s/></text:span><text:span text:style-name="T125_19">awk</text:span><text:span text:style-name="T125_20"><text:s/>'{</text:span><text:span text:style-name="T125_21">print</text:span><text:span text:style-name="T125_22"><text:s/>$3}')</text:span></text:p>
      <text:p text:style-name="P126"><text:span text:style-name="T126_1">echo</text:span><text:span text:style-name="T126_2"><text:s/></text:span><text:span text:style-name="T126_3">ec</text:span><text:span text:style-name="T126_4">-</text:span><text:span text:style-name="T126_5">wallet</text:span><text:span text:style-name="T126_6">-</text:span><text:span text:style-name="T126_7">address</text:span><text:span text:style-name="T126_8">-</text:span><text:span text:style-name="T126_9">name</text:span><text:span text:style-name="T126_10">02<text:s/>=<text:s/>$</text:span><text:span text:style-name="T126_11">ECWALLETADDRESSKEY</text:span><text:span text:style-name="T126_12">02</text:span></text:p>
      <text:p text:style-name="P127"><text:span text:style-name="T127_1">echo</text:span></text:p>
      <text:p text:style-name="P128"><text:span text:style-name="T128_1">echo</text:span><text:span text:style-name="T128_2"><text:s/>1.2.1.2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ENTRY</text:span><text:span text:style-name="T128_10"><text:s/></text:span><text:span text:style-name="T128_11">CREDIT</text:span><text:span text:style-name="T128_12"><text:s/></text:span><text:span text:style-name="T128_13">WALLET</text:span><text:span text:style-name="T128_14"><text:s/></text:span><text:span text:style-name="T128_15">ADDRESS</text:span><text:span text:style-name="T128_16"><text:s/></text:span><text:span text:style-name="T128_17">NAME</text:span><text:span text:style-name="T128_18"><text:s/></text:span><text:span text:style-name="T128_19">STARTING</text:span><text:span text:style-name="T128_20"><text:s/></text:span><text:span text:style-name="T128_21">WITH</text:span><text:span text:style-name="T128_22"><text:s/>'"$"'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ec</text:span><text:span text:style-name="T129_8"><text:s/>'$</text:span><text:span text:style-name="T129_9">E</text:span><text:span text:style-name="T129_10">01'</text:span></text:p>
      <text:p text:style-name="P130"><text:span text:style-name="T130_1">echo</text:span></text:p>
      <text:p text:style-name="P131"><text:span text:style-name="T131_1">echo</text:span><text:span text:style-name="T131_2"><text:s/>1.2.1.3<text:s/></text:span><text:span text:style-name="T131_3">TRY</text:span><text:span text:style-name="T131_4"><text:s/></text:span><text:span text:style-name="T131_5">TO</text:span><text:span text:style-name="T131_6"><text:s/></text:span><text:span text:style-name="T131_7">CREATE</text:span><text:span text:style-name="T131_8"><text:s/></text:span><text:span text:style-name="T131_9">ENTRY</text:span><text:span text:style-name="T131_10"><text:s/></text:span><text:span text:style-name="T131_11">CREDIT</text:span><text:span text:style-name="T131_12"><text:s/></text:span><text:span text:style-name="T131_13">WALLET</text:span><text:span text:style-name="T131_14"><text:s/></text:span><text:span text:style-name="T131_15">ADDRESS</text:span><text:span text:style-name="T131_16"><text:s/></text:span><text:span text:style-name="T131_17">NAME</text:span><text:span text:style-name="T131_18"><text:s/></text:span><text:span text:style-name="T131_19">STARTING</text:span><text:span text:style-name="T131_20"><text:s/></text:span><text:span text:style-name="T131_21">WITH</text:span><text:span text:style-name="T131_22"><text:s/>'"/"'<text:s text:c="3"/><text:tab/><text:s/></text:span></text:p>
      <text:p text:style-name="P132"><text:span text:style-name="T132_1">factom</text:span><text:span text:style-name="T132_2">-</text:span><text:span text:style-name="T132_3">cli</text:span><text:span text:style-name="T132_4"><text:s/></text:span><text:span text:style-name="T132_5">generateaddress</text:span><text:span text:style-name="T132_6"><text:s/></text:span><text:span text:style-name="T132_7">ec</text:span><text:span text:style-name="T132_8"><text:s/>"'/</text:span><text:span text:style-name="T132_9">E</text:span><text:span text:style-name="T132_10">02'"</text:span></text:p>
      <text:p text:style-name="P133"><text:span text:style-name="T133_1">echo</text:span></text:p>
      <text:p text:style-name="P134"><text:span text:style-name="T134_1">echo</text:span><text:span text:style-name="T134_2"><text:s/>1.2.1.2<text:s/></text:span><text:span text:style-name="T134_3">TRY</text:span><text:span text:style-name="T134_4"><text:s/></text:span><text:span text:style-name="T134_5">TO</text:span><text:span text:style-name="T134_6"><text:s/></text:span><text:span text:style-name="T134_7">CREATE</text:span><text:span text:style-name="T134_8"><text:s/></text:span><text:span text:style-name="T134_9">TOO</text:span><text:span text:style-name="T134_10"><text:s/></text:span><text:span text:style-name="T134_11">LONG</text:span><text:span text:style-name="T134_12"><text:s/></text:span><text:span text:style-name="T134_13">ENTRY</text:span><text:span text:style-name="T134_14"><text:s/></text:span><text:span text:style-name="T134_15">CREDIT</text:span><text:span text:style-name="T134_16"><text:s/></text:span><text:span text:style-name="T134_17">WALLET</text:span><text:span text:style-name="T134_18"><text:s/></text:span><text:span text:style-name="T134_19">ADDRESS</text:span><text:span text:style-name="T134_20"><text:s/></text:span><text:span text:style-name="T134_21">NAME</text:span><text:span text:style-name="T134_22"><text:s text:c="2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nerateaddress</text:span><text:span text:style-name="T135_6"><text:s/></text:span><text:span text:style-name="T135_7">ec</text:span><text:span text:style-name="T135_8"><text:s/></text:span><text:span text:style-name="T135_9">entry</text:span><text:span text:style-name="T135_10">-</text:span><text:span text:style-name="T135_11">credit</text:span><text:span text:style-name="T135_12">-</text:span><text:span text:style-name="T135_13">wallet</text:span><text:span text:style-name="T135_14">-</text:span><text:span text:style-name="T135_15">address</text:span><text:span text:style-name="T135_16">-</text:span><text:span text:style-name="T135_17">name</text:span><text:span text:style-name="T135_18">01</text:span></text:p>
      <text:p text:style-name="P136"><text:span text:style-name="T136_1">echo</text:span></text:p>
      <text:p text:style-name="P137"/>
      <text:p text:style-name="P138"><text:span text:style-name="T138_1">echo</text:span><text:span text:style-name="T138_2"><text:s/>1.2.2<text:s/></text:span><text:span text:style-name="T138_3">GET</text:span><text:span text:style-name="T138_4"><text:s/></text:span><text:span text:style-name="T138_5">ENTRY</text:span><text:span text:style-name="T138_6"><text:s/></text:span><text:span text:style-name="T138_7">CREDIT</text:span><text:span text:style-name="T138_8"><text:s/></text:span><text:span text:style-name="T138_9">WALLET</text:span><text:span text:style-name="T138_10"><text:s/></text:span><text:span text:style-name="T138_11">ADDRESS</text:span><text:span text:style-name="T138_12"><text:s/></text:span><text:span text:style-name="T138_13">BALANCES</text:span><text:span text:style-name="T138_14"><text:s text:c="3"/><text:tab/><text:s/></text:span></text:p>
      <text:p text:style-name="P139"><text:span text:style-name="T139_1">echo</text:span></text:p>
      <text:p text:style-name="P140"><text:span text:style-name="T140_1">echo</text:span><text:span text:style-name="T140_2"><text:s/>1.2.2.1<text:s/></text:span><text:span text:style-name="T140_3">LIST</text:span><text:span text:style-name="T140_4"><text:s/></text:span><text:span text:style-name="T140_5">ALL</text:span><text:span text:style-name="T140_6"><text:s/></text:span><text:span text:style-name="T140_7">ENTRY</text:span><text:span text:style-name="T140_8"><text:s/></text:span><text:span text:style-name="T140_9">CREDIT</text:span><text:span text:style-name="T140_10"><text:s/></text:span><text:span text:style-name="T140_11">WALLET</text:span><text:span text:style-name="T140_12"><text:s/></text:span><text:span text:style-name="T140_13">ADDRESS</text:span><text:span text:style-name="T140_14"><text:s/></text:span><text:span text:style-name="T140_15">BALANCES</text:span><text:span text:style-name="T140_1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getaddresses</text:span></text:p>
      <text:p text:style-name="P142"><text:span text:style-name="T142_1">echo</text:span></text:p>
      <text:p text:style-name="P143"><text:span text:style-name="T143_1">echo</text:span><text:span text:style-name="T143_2"><text:s/>1.2.2.2<text:s/></text:span><text:span text:style-name="T143_3">LIST</text:span><text:span text:style-name="T143_4"><text:s/></text:span><text:span text:style-name="T143_5">ENTRY</text:span><text:span text:style-name="T143_6"><text:s/></text:span><text:span text:style-name="T143_7">CREDIT</text:span><text:span text:style-name="T143_8"><text:s/></text:span><text:span text:style-name="T143_9">WALLET</text:span><text:span text:style-name="T143_10"><text:s/></text:span><text:span text:style-name="T143_11">ADDRESS</text:span><text:span text:style-name="T143_12"><text:s/></text:span><text:span text:style-name="T143_13">BALANCES</text:span><text:span text:style-name="T143_14"><text:s/></text:span><text:span text:style-name="T143_15">INDIVIDUALLY</text:span><text:span text:style-name="T143_16"><text:s text:c="3"/><text:tab/><text:s/>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balance</text:span><text:span text:style-name="T144_6"><text:s/></text:span><text:span text:style-name="T144_7">ec</text:span><text:span text:style-name="T144_8"><text:s/></text:span><text:span text:style-name="T144_9">ec</text:span><text:span text:style-name="T144_10">-</text:span><text:span text:style-name="T144_11">wallet</text:span><text:span text:style-name="T144_12">-</text:span><text:span text:style-name="T144_13">address</text:span><text:span text:style-name="T144_14">-</text:span><text:span text:style-name="T144_15">name</text:span><text:span text:style-name="T144_16">01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balance</text:span><text:span text:style-name="T145_6"><text:s/></text:span><text:span text:style-name="T145_7">ec</text:span><text:span text:style-name="T145_8"><text:s/>$</text:span><text:span text:style-name="T145_9">ECWALLETADDRESSKEY</text:span><text:span text:style-name="T145_10">01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ec</text:span><text:span text:style-name="T146_8"><text:s/></text:span><text:span text:style-name="T146_9">ec</text:span><text:span text:style-name="T146_10">-</text:span><text:span text:style-name="T146_11">wallet</text:span><text:span text:style-name="T146_12">-</text:span><text:span text:style-name="T146_13">address</text:span><text:span text:style-name="T146_14">-</text:span><text:span text:style-name="T146_15">name</text:span><text:span text:style-name="T146_16">02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balance</text:span><text:span text:style-name="T147_6"><text:s/></text:span><text:span text:style-name="T147_7">ec</text:span><text:span text:style-name="T147_8"><text:s/>$</text:span><text:span text:style-name="T147_9">ECWALLETADDRESSKEY</text:span><text:span text:style-name="T147_10">02</text:span></text:p>
      <text:p text:style-name="P148"><text:span text:style-name="T148_1">echo</text:span></text:p>
      <text:p text:style-name="P149"><text:span text:style-name="T149_1">echo</text:span><text:span text:style-name="T149_2"><text:s/>1.2.2.3<text:s/></text:span><text:span text:style-name="T149_3">REQUEST</text:span><text:span text:style-name="T149_4"><text:s/></text:span><text:span text:style-name="T149_5">BALANCE</text:span><text:span text:style-name="T149_6"><text:s/></text:span><text:span text:style-name="T149_7">OF</text:span><text:span text:style-name="T149_8"><text:s/></text:span><text:span text:style-name="T149_9">NON</text:span><text:span text:style-name="T149_10">-</text:span><text:span text:style-name="T149_11">EXISTENT</text:span><text:span text:style-name="T149_12"><text:s/></text:span><text:span text:style-name="T149_13">ENTRY</text:span><text:span text:style-name="T149_14"><text:s/></text:span><text:span text:style-name="T149_15">CREDIT</text:span><text:span text:style-name="T149_16"><text:s/></text:span><text:span text:style-name="T149_17">WALLET</text:span><text:span text:style-name="T149_18"><text:s/></text:span><text:span text:style-name="T149_19">ADDRESS</text:span></text:p>
      <text:p text:style-name="P150"><text:span text:style-name="T150_1">factom</text:span><text:span text:style-name="T150_2">-</text:span><text:span text:style-name="T150_3">cli</text:span><text:span text:style-name="T150_4"><text:s/></text:span><text:span text:style-name="T150_5">balance</text:span><text:span text:style-name="T150_6"><text:s/></text:span><text:span text:style-name="T150_7">ec</text:span><text:span text:style-name="T150_8"><text:s/></text:span><text:span text:style-name="T150_9">xxx</text:span></text:p>
      <text:p text:style-name="P151"><text:span text:style-name="T151_1">echo</text:span></text:p>
      <text:p text:style-name="P152"><text:span text:style-name="T152_1">echo</text:span><text:span text:style-name="T152_2"><text:s/>1.2.2.4<text:s/></text:span><text:span text:style-name="T152_3">REQUEST</text:span><text:span text:style-name="T152_4"><text:s/></text:span><text:span text:style-name="T152_5">BALANCE</text:span><text:span text:style-name="T152_6"><text:s/></text:span><text:span text:style-name="T152_7">OF</text:span><text:span text:style-name="T152_8"><text:s/></text:span><text:span text:style-name="T152_9">ENTRY</text:span><text:span text:style-name="T152_10"><text:s/></text:span><text:span text:style-name="T152_11">CREDIT</text:span><text:span text:style-name="T152_12"><text:s/></text:span><text:span text:style-name="T152_13">WALLET</text:span><text:span text:style-name="T152_14"><text:s/></text:span><text:span text:style-name="T152_15">ADDRESS</text:span><text:span text:style-name="T152_16"><text:s/></text:span><text:span text:style-name="T152_17">NAME</text:span><text:span text:style-name="T152_18"><text:s/></text:span><text:span text:style-name="T152_19">TOO</text:span><text:span text:style-name="T152_20"><text:s/></text:span><text:span text:style-name="T152_21">LONG</text:span></text:p>
      <text:p text:style-name="P153"><text:span text:style-name="T153_1">factom</text:span><text:span text:style-name="T153_2">-</text:span><text:span text:style-name="T153_3">cli</text:span><text:span text:style-name="T153_4"><text:s/></text:span><text:span text:style-name="T153_5">balance</text:span><text:span text:style-name="T153_6"><text:s/></text:span><text:span text:style-name="T153_7">ec</text:span><text:span text:style-name="T153_8"><text:s/></text:span><text:span text:style-name="T153_9">hhhhhhhhhhhhhhhhhhhhhhhhhhhhhhhhhhhhhhhhhhhhhhhhhhhhhhhhhhhhhhhhhhhhhhhhhhhhhhhhhhhhhhhhhaaaa</text:span></text:p>
      <text:p text:style-name="P154"><text:span text:style-name="T154_1">echo</text:span></text:p>
      <text:p text:style-name="P155"/>
      <text:p text:style-name="P156"><text:span text:style-name="T156_1">echo</text:span><text:span text:style-name="T156_2"><text:s/>2<text:s text:c="2"/></text:span><text:span text:style-name="T156_3">TRANSACTIONS</text:span><text:span text:style-name="T156_4"><text:s text:c="3"/><text:tab/><text:s/></text:span></text:p>
      <text:p text:style-name="P157"><text:span text:style-name="T157_1">echo</text:span></text:p>
      <text:p text:style-name="P158"><text:span text:style-name="T158_1">echo</text:span><text:span text:style-name="T158_2"><text:s/>2.1<text:s text:c="2"/></text:span><text:span text:style-name="T158_3">TRANSACTION</text:span><text:span text:style-name="T158_4"><text:s/></text:span><text:span text:style-name="T158_5">FEE</text:span><text:span text:style-name="T158_6"><text:s text:c="3"/><text:tab/><text:s/>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getfee</text:span></text:p>
      <text:p text:style-name="P160"><text:span text:style-name="T160_1">echo</text:span></text:p>
      <text:p text:style-name="P161"/>
      <text:p text:style-name="P162"><text:span text:style-name="T162_1">echo</text:span><text:span text:style-name="T162_2"><text:s/>2.2<text:s/></text:span><text:span text:style-name="T162_3">CREATE</text:span><text:span text:style-name="T162_4"><text:s/></text:span><text:span text:style-name="T162_5">TRANSACTION</text:span><text:span text:style-name="T162_6"><text:s/></text:span><text:span text:style-name="T162_7">WITH</text:span><text:span text:style-name="T162_8"><text:s/></text:span><text:span text:style-name="T162_9">NO</text:span><text:span text:style-name="T162_10"><text:s/></text:span><text:span text:style-name="T162_11">INPUTS</text:span><text:span text:style-name="T162_12"><text:s/></text:span><text:span text:style-name="T162_13">OUTPUTS</text:span><text:span text:style-name="T162_14"><text:s/></text:span><text:span text:style-name="T162_15">OR</text:span><text:span text:style-name="T162_16"><text:s/></text:span><text:span text:style-name="T162_17">ENTRY</text:span><text:span text:style-name="T162_18"><text:s/></text:span><text:span text:style-name="T162_19">CREDITS</text:span></text:p>
      <text:p text:style-name="P163"><text:span text:style-name="T163_1">echo</text:span></text:p>
      <text:p text:style-name="P164"><text:span text:style-name="T164_1">echo</text:span><text:span text:style-name="T164_2"><text:s/>2.2.1<text:s text:c="2"/></text:span><text:span text:style-name="T164_3">CREATE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newtransaction</text:span><text:span text:style-name="T165_6"><text:s/></text:span><text:span text:style-name="T165_7">transaction</text:span><text:span text:style-name="T165_8">01</text:span></text:p>
      <text:p text:style-name="P166"><text:span text:style-name="T166_1">echo</text:span></text:p>
      <text:p text:style-name="P167"><text:span text:style-name="T167_1">echo</text:span><text:span text:style-name="T167_2"><text:s/>2.2.2<text:s text:c="2"/></text:span><text:span text:style-name="T167_3">SUBMIT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ubmit</text:span><text:span text:style-name="T168_6"><text:s/></text:span><text:span text:style-name="T168_7">transaction</text:span><text:span text:style-name="T168_8">01</text:span></text:p>
      <text:p text:style-name="P169"><text:span text:style-name="T169_1">echo</text:span></text:p>
      <text:p text:style-name="P170"><text:span text:style-name="T170_1">echo</text:span><text:span text:style-name="T170_2"><text:s/>2.2.3<text:s text:c="2"/></text:span><text:span text:style-name="T170_3">SIGN</text:span><text:span text:style-name="T170_4"><text:s/></text:span><text:span text:style-name="T170_5">TRANSACTION</text:span><text:span text:style-name="T170_6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sign</text:span><text:span text:style-name="T171_6"><text:s/></text:span><text:span text:style-name="T171_7">transaction</text:span><text:span text:style-name="T171_8">01</text:span></text:p>
      <text:p text:style-name="P172"><text:span text:style-name="T172_1">echo</text:span></text:p>
      <text:p text:style-name="P173"><text:span text:style-name="T173_1">echo</text:span><text:span text:style-name="T173_2"><text:s/>2.2.4<text:s text:c="2"/></text:span><text:span text:style-name="T173_3">ADD</text:span><text:span text:style-name="T173_4"><text:s/></text:span><text:span text:style-name="T173_5">JUST</text:span><text:span text:style-name="T173_6"><text:s/></text:span><text:span text:style-name="T173_7">ENOUGH</text:span><text:span text:style-name="T173_8"><text:s/></text:span><text:span text:style-name="T173_9">INPUT</text:span><text:span text:style-name="T173_10"><text:s/></text:span><text:span text:style-name="T173_11">TO</text:span><text:span text:style-name="T173_12"><text:s/></text:span><text:span text:style-name="T173_13">COVER</text:span><text:span text:style-name="T173_14"><text:s/></text:span><text:span text:style-name="T173_15">TRANSACTION</text:span><text:span text:style-name="T173_16"><text:s/></text:span><text:span text:style-name="T173_17">FEE</text:span><text:span text:style-name="T173_18"><text:s text:c="3"/><text:tab/><text:s/></text:span></text:p>
      <text:p text:style-name="P174"><text:span text:style-name="T174_1">factom</text:span><text:span text:style-name="T174_2">-</text:span><text:span text:style-name="T174_3">cli</text:span><text:span text:style-name="T174_4"><text:s/></text:span><text:span text:style-name="T174_5">addinput</text:span><text:span text:style-name="T174_6"><text:s/></text:span><text:span text:style-name="T174_7">transaction</text:span><text:span text:style-name="T174_8">01<text:s/></text:span><text:span text:style-name="T174_9">factoid</text:span><text:span text:style-name="T174_10">-</text:span><text:span text:style-name="T174_11">wallet</text:span><text:span text:style-name="T174_12">-</text:span><text:span text:style-name="T174_13">address</text:span><text:span text:style-name="T174_14">-</text:span><text:span text:style-name="T174_15">name</text:span><text:span text:style-name="T174_16">01<text:s/>1</text:span></text:p>
      <text:p text:style-name="P175"><text:span text:style-name="T175_1">echo</text:span></text:p>
      <text:p text:style-name="P176"><text:span text:style-name="T176_1">echo</text:span><text:span text:style-name="T176_2"><text:s/>2.2.5<text:s text:c="2"/></text:span><text:span text:style-name="T176_3">RE</text:span><text:span text:style-name="T176_4">-</text:span><text:span text:style-name="T176_5">SIGN</text:span><text:span text:style-name="T176_6"><text:s/></text:span><text:span text:style-name="T176_7">TRANSACTION</text:span><text:span text:style-name="T176_8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sign</text:span><text:span text:style-name="T177_6"><text:s/></text:span><text:span text:style-name="T177_7">transaction</text:span><text:span text:style-name="T177_8">01</text:span></text:p>
      <text:p text:style-name="P178"><text:span text:style-name="T178_1">echo</text:span></text:p>
      <text:p text:style-name="P179"><text:span text:style-name="T179_1">echo</text:span><text:span text:style-name="T179_2"><text:s/>2.2.6<text:s text:c="2"/></text:span><text:span text:style-name="T179_3">SUBMIT</text:span><text:span text:style-name="T179_4"><text:s/></text:span><text:span text:style-name="T179_5">TRANSACTION</text:span><text:span text:style-name="T179_6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submit</text:span><text:span text:style-name="T180_6"><text:s/></text:span><text:span text:style-name="T180_7">transaction</text:span><text:span text:style-name="T180_8">01</text:span></text:p>
      <text:p text:style-name="P181"><text:span text:style-name="T181_1">echo</text:span></text:p>
      <text:p text:style-name="P182"><text:span text:style-name="T182_1">echo</text:span><text:span text:style-name="T182_2"><text:s/>2.2.7<text:s text:c="2"/></text:span><text:span text:style-name="T182_3">VERIFY</text:span><text:span text:style-name="T182_4"><text:s/></text:span><text:span text:style-name="T182_5">WALLET</text:span><text:span text:style-name="T182_6"><text:s/></text:span><text:span text:style-name="T182_7">BALANCES</text:span><text:span text:style-name="T182_8"><text:s text:c="3"/><text:tab/><text:s/></text:span></text:p>
      <text:p text:style-name="P183"><text:span text:style-name="T183_1">factom</text:span><text:span text:style-name="T183_2">-</text:span><text:span text:style-name="T183_3">cli</text:span><text:span text:style-name="T183_4"><text:s/></text:span><text:span text:style-name="T183_5">getaddresses</text:span></text:p>
      <text:p text:style-name="P184"><text:span text:style-name="T184_1">echo</text:span></text:p>
      <text:p text:style-name="P185"/>
      <text:p text:style-name="P186"><text:span text:style-name="T186_1">echo</text:span><text:span text:style-name="T186_2"><text:s/>2.3<text:s/></text:span><text:span text:style-name="T186_3">CREATE</text:span><text:span text:style-name="T186_4"><text:s/></text:span><text:span text:style-name="T186_5">TRANSACTION</text:span><text:span text:style-name="T186_6"><text:s/></text:span><text:span text:style-name="T186_7">WITH</text:span><text:span text:style-name="T186_8"><text:s/></text:span><text:span text:style-name="T186_9">NO</text:span><text:span text:style-name="T186_10"><text:s/></text:span><text:span text:style-name="T186_11">INPUTS</text:span></text:p>
      <text:p text:style-name="P187"><text:span text:style-name="T187_1">echo</text:span></text:p>
      <text:p text:style-name="P188"><text:span text:style-name="T188_1">echo</text:span><text:span text:style-name="T188_2"><text:s/>2.3.1<text:s/></text:span><text:span text:style-name="T188_3">CREATE</text:span><text:span text:style-name="T188_4"><text:s/></text:span><text:span text:style-name="T188_5">TRANSACTION</text:span><text:span text:style-name="T188_6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newtransaction</text:span><text:span text:style-name="T189_6"><text:s/></text:span><text:span text:style-name="T189_7">transaction</text:span><text:span text:style-name="T189_8">02</text:span></text:p>
      <text:p text:style-name="P190"><text:span text:style-name="T190_1">echo</text:span></text:p>
      <text:p text:style-name="P191"><text:span text:style-name="T191_1">echo</text:span><text:span text:style-name="T191_2"><text:s/>2.3.2<text:s/></text:span><text:span text:style-name="T191_3">ADD</text:span><text:span text:style-name="T191_4"><text:s/></text:span><text:span text:style-name="T191_5">OUTPUT</text:span><text:span text:style-name="T191_6"><text:s/></text:span><text:span text:style-name="T191_7">OF</text:span><text:span text:style-name="T191_8"><text:s/>3<text:s/></text:span><text:span text:style-name="T191_9">FACTOIDS</text:span><text:span text:style-name="T191_10"><text:s/></text:span><text:span text:style-name="T191_11">TO</text:span><text:span text:style-name="T191_12"><text:s/></text:span><text:span text:style-name="T191_13">TRANSACTION</text:span><text:span text:style-name="T191_14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addoutput</text:span><text:span text:style-name="T192_6"><text:s/></text:span><text:span text:style-name="T192_7">transaction</text:span><text:span text:style-name="T192_8">02<text:s/></text:span><text:span text:style-name="T192_9">factoid</text:span><text:span text:style-name="T192_10">-</text:span><text:span text:style-name="T192_11">wallet</text:span><text:span text:style-name="T192_12">-</text:span><text:span text:style-name="T192_13">address</text:span><text:span text:style-name="T192_14">-</text:span><text:span text:style-name="T192_15">name</text:span><text:span text:style-name="T192_16">02<text:s/>3</text:span></text:p>
      <text:p text:style-name="P193"><text:span text:style-name="T193_1">echo</text:span></text:p>
      <text:p text:style-name="P194"><text:span text:style-name="T194_1">echo</text:span><text:span text:style-name="T194_2"><text:s/>2.3.3<text:s/></text:span><text:span text:style-name="T194_3">SIGN</text:span><text:span text:style-name="T194_4"><text:s/></text:span><text:span text:style-name="T194_5">TRANSACTION</text:span><text:span text:style-name="T194_6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sign</text:span><text:span text:style-name="T195_6"><text:s/></text:span><text:span text:style-name="T195_7">transaction</text:span><text:span text:style-name="T195_8">02</text:span></text:p>
      <text:p text:style-name="P196"><text:span text:style-name="T196_1">echo</text:span></text:p>
      <text:p text:style-name="P197"><text:span text:style-name="T197_1">echo</text:span><text:span text:style-name="T197_2"><text:s/>2.3.4<text:s/></text:span><text:span text:style-name="T197_3">SUBMIT</text:span><text:span text:style-name="T197_4"><text:s/></text:span><text:span text:style-name="T197_5">TRANSACTION</text:span><text:span text:style-name="T197_6"><text:s text:c="3"/><text:tab/><text:s/></text:span></text:p>
      <text:p text:style-name="P198"><text:span text:style-name="T198_1">factom</text:span><text:span text:style-name="T198_2">-</text:span><text:span text:style-name="T198_3">cli</text:span><text:span text:style-name="T198_4"><text:s/></text:span><text:span text:style-name="T198_5">submit</text:span><text:span text:style-name="T198_6"><text:s/></text:span><text:span text:style-name="T198_7">transaction</text:span><text:span text:style-name="T198_8">02</text:span></text:p>
      <text:p text:style-name="P199"><text:span text:style-name="T199_1">echo</text:span></text:p>
      <text:p text:style-name="P200"><text:span text:style-name="T200_1">echo</text:span><text:span text:style-name="T200_2"><text:s/>2.3.5<text:s/></text:span><text:span text:style-name="T200_3">VERIFY</text:span><text:span text:style-name="T200_4"><text:s/></text:span><text:span text:style-name="T200_5">WALLET</text:span><text:span text:style-name="T200_6"><text:s/></text:span><text:span text:style-name="T200_7">BALANCES</text:span><text:span text:style-name="T200_8"><text:s text:c="3"/><text:tab/><text:s/></text:span></text:p>
      <text:p text:style-name="P201"><text:span text:style-name="T201_1">factom</text:span><text:span text:style-name="T201_2">-</text:span><text:span text:style-name="T201_3">cli</text:span><text:span text:style-name="T201_4"><text:s/></text:span><text:span text:style-name="T201_5">getaddresses</text:span></text:p>
      <text:p text:style-name="P202"><text:span text:style-name="T202_1">echo</text:span></text:p>
      <text:p text:style-name="P203"/>
      <text:p text:style-name="P204"><text:span text:style-name="T204_1">echo</text:span><text:span text:style-name="T204_2"><text:s/>2.4<text:s/></text:span><text:span text:style-name="T204_3">CREATE</text:span><text:span text:style-name="T204_4"><text:s/></text:span><text:span text:style-name="T204_5">TRANSACTION</text:span><text:span text:style-name="T204_6"><text:s/></text:span><text:span text:style-name="T204_7">WITH</text:span><text:span text:style-name="T204_8"><text:s/></text:span><text:span text:style-name="T204_9">NO</text:span><text:span text:style-name="T204_10"><text:s/></text:span><text:span text:style-name="T204_11">OUTPUTS</text:span><text:span text:style-name="T204_12"><text:s/></text:span><text:span text:style-name="T204_13">OR</text:span><text:span text:style-name="T204_14"><text:s/></text:span><text:span text:style-name="T204_15">ENTRY</text:span><text:span text:style-name="T204_16"><text:s/></text:span><text:span text:style-name="T204_17">CREDITS</text:span></text:p>
      <text:p text:style-name="P205"><text:span text:style-name="T205_1">echo</text:span></text:p>
      <text:p text:style-name="P206"><text:span text:style-name="T206_1">echo</text:span><text:span text:style-name="T206_2"><text:s/>2.4.1<text:s/></text:span><text:span text:style-name="T206_3">CREATE</text:span><text:span text:style-name="T206_4"><text:s/></text:span><text:span text:style-name="T206_5">TRANSACTION</text:span><text:span text:style-name="T206_6">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newtransaction</text:span><text:span text:style-name="T207_6"><text:s/></text:span><text:span text:style-name="T207_7">transaction</text:span><text:span text:style-name="T207_8">03</text:span></text:p>
      <text:p text:style-name="P208"><text:span text:style-name="T208_1">echo</text:span></text:p>
      <text:p text:style-name="P209"><text:span text:style-name="T209_1">echo</text:span><text:span text:style-name="T209_2"><text:s/>2.4.2<text:s/></text:span><text:span text:style-name="T209_3">ADD</text:span><text:span text:style-name="T209_4"><text:s/></text:span><text:span text:style-name="T209_5">INPUT</text:span><text:span text:style-name="T209_6"><text:s/></text:span><text:span text:style-name="T209_7">OF</text:span><text:span text:style-name="T209_8"><text:s/>100<text:s/></text:span><text:span text:style-name="T209_9">FACTOIDS</text:span><text:span text:style-name="T209_10"><text:s/></text:span><text:span text:style-name="T209_11">TO</text:span><text:span text:style-name="T209_12"><text:s/></text:span><text:span text:style-name="T209_13">TRANSACTION</text:span><text:span text:style-name="T209_14">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addinput</text:span><text:span text:style-name="T210_6"><text:s/></text:span><text:span text:style-name="T210_7">transaction</text:span><text:span text:style-name="T210_8">03<text:s/></text:span><text:span text:style-name="T210_9">factoid</text:span><text:span text:style-name="T210_10">-</text:span><text:span text:style-name="T210_11">wallet</text:span><text:span text:style-name="T210_12">-</text:span><text:span text:style-name="T210_13">address</text:span><text:span text:style-name="T210_14">-</text:span><text:span text:style-name="T210_15">name</text:span><text:span text:style-name="T210_16">01<text:s/>100</text:span></text:p>
      <text:p text:style-name="P211"><text:span text:style-name="T211_1">echo</text:span></text:p>
      <text:p text:style-name="P212"><text:span text:style-name="T212_1">echo</text:span><text:span text:style-name="T212_2"><text:s/>2.4.3<text:s/></text:span><text:span text:style-name="T212_3">SIGN</text:span><text:span text:style-name="T212_4"><text:s/></text:span><text:span text:style-name="T212_5">TRANSACTION</text:span><text:span text:style-name="T212_6"><text:s text:c="3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sign</text:span><text:span text:style-name="T213_6"><text:s/></text:span><text:span text:style-name="T213_7">transaction</text:span><text:span text:style-name="T213_8">03</text:span></text:p>
      <text:p text:style-name="P214"><text:span text:style-name="T214_1">echo</text:span></text:p>
      <text:p text:style-name="P215"><text:span text:style-name="T215_1">echo</text:span><text:span text:style-name="T215_2"><text:s/>2.4.4<text:s/></text:span><text:span text:style-name="T215_3">SUBMIT</text:span><text:span text:style-name="T215_4"><text:s/></text:span><text:span text:style-name="T215_5">TRANSACTION</text:span><text:span text:style-name="T215_6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submit</text:span><text:span text:style-name="T216_6"><text:s/></text:span><text:span text:style-name="T216_7">transaction</text:span><text:span text:style-name="T216_8">03</text:span></text:p>
      <text:p text:style-name="P217"><text:span text:style-name="T217_1">echo</text:span></text:p>
      <text:p text:style-name="P218"><text:span text:style-name="T218_1">echo</text:span><text:span text:style-name="T218_2"><text:s/>2.4.5<text:s/></text:span><text:span text:style-name="T218_3">VERIFY</text:span><text:span text:style-name="T218_4"><text:s/></text:span><text:span text:style-name="T218_5">WALLET</text:span><text:span text:style-name="T218_6"><text:s/></text:span><text:span text:style-name="T218_7">BALANCES</text:span><text:span text:style-name="T218_8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getaddresses</text:span></text:p>
      <text:p text:style-name="P220"><text:span text:style-name="T220_1">echo</text:span></text:p>
      <text:p text:style-name="P221"/>
      <text:p text:style-name="P222"><text:span text:style-name="T222_1">echo</text:span><text:span text:style-name="T222_2"><text:s/>2.5<text:s/></text:span><text:span text:style-name="T222_3">CREATE</text:span><text:span text:style-name="T222_4"><text:s/></text:span><text:span text:style-name="T222_5">TRANSACTION</text:span><text:span text:style-name="T222_6"><text:s/></text:span><text:span text:style-name="T222_7">WITH</text:span><text:span text:style-name="T222_8"><text:s/></text:span><text:span text:style-name="T222_9">INPUT</text:span><text:span text:style-name="T222_10"><text:s/></text:span><text:span text:style-name="T222_11">TO</text:span><text:span text:style-name="T222_12"><text:s/></text:span><text:span text:style-name="T222_13">ENTRY</text:span><text:span text:style-name="T222_14"><text:s/></text:span><text:span text:style-name="T222_15">CREDITS</text:span></text:p>
      <text:p text:style-name="P223"><text:span text:style-name="T223_1">echo</text:span></text:p>
      <text:p text:style-name="P224"><text:span text:style-name="T224_1">echo</text:span><text:span text:style-name="T224_2"><text:s/>2.5.1<text:s/></text:span><text:span text:style-name="T224_3">CREATE</text:span><text:span text:style-name="T224_4"><text:s/></text:span><text:span text:style-name="T224_5">TRANSACTION</text:span><text:span text:style-name="T224_6"><text:s text:c="3"/><text:tab/><text:s/>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newtransaction</text:span><text:span text:style-name="T225_6"><text:s/></text:span><text:span text:style-name="T225_7">transaction</text:span><text:span text:style-name="T225_8">04</text:span></text:p>
      <text:p text:style-name="P226"><text:span text:style-name="T226_1">echo</text:span></text:p>
      <text:p text:style-name="P227"><text:span text:style-name="T227_1">echo</text:span><text:span text:style-name="T227_2"><text:s/>2.5.2<text:s/></text:span><text:span text:style-name="T227_3">ADD</text:span><text:span text:style-name="T227_4"><text:s/></text:span><text:span text:style-name="T227_5">INPUT</text:span><text:span text:style-name="T227_6"><text:s/></text:span><text:span text:style-name="T227_7">OF</text:span><text:span text:style-name="T227_8"><text:s/>100<text:s/></text:span><text:span text:style-name="T227_9">FACTOIDS</text:span><text:span text:style-name="T227_10"><text:s/></text:span><text:span text:style-name="T227_11">TO</text:span><text:span text:style-name="T227_12"><text:s/></text:span><text:span text:style-name="T227_13">TRANSACTION</text:span><text:span text:style-name="T227_14"><text:s text:c="3"/><text:tab/><text:s/>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addinput</text:span><text:span text:style-name="T228_6"><text:s/></text:span><text:span text:style-name="T228_7">transaction</text:span><text:span text:style-name="T228_8">04<text:s/></text:span><text:span text:style-name="T228_9">factoid</text:span><text:span text:style-name="T228_10">-</text:span><text:span text:style-name="T228_11">wallet</text:span><text:span text:style-name="T228_12">-</text:span><text:span text:style-name="T228_13">address</text:span><text:span text:style-name="T228_14">-</text:span><text:span text:style-name="T228_15">name</text:span><text:span text:style-name="T228_16">01<text:s/>100</text:span></text:p>
      <text:p text:style-name="P229"><text:span text:style-name="T229_1">echo</text:span></text:p>
      <text:p text:style-name="P230"><text:span text:style-name="T230_1">echo</text:span><text:span text:style-name="T230_2"><text:s/>2.5.3<text:s/></text:span><text:span text:style-name="T230_3">ADD</text:span><text:span text:style-name="T230_4"><text:s/>6<text:s/></text:span><text:span text:style-name="T230_5">FACTOIDS</text:span><text:span text:style-name="T230_6"><text:s/></text:span><text:span text:style-name="T230_7">OF</text:span><text:span text:style-name="T230_8"><text:s/></text:span><text:span text:style-name="T230_9">ENTRY</text:span><text:span text:style-name="T230_10"><text:s/></text:span><text:span text:style-name="T230_11">CREDITS</text:span><text:span text:style-name="T230_12"><text:s/></text:span><text:span text:style-name="T230_13">FOR</text:span><text:span text:style-name="T230_14"><text:s/>1</text:span><text:span text:style-name="T230_15">ST</text:span><text:span text:style-name="T230_16"><text:s/></text:span><text:span text:style-name="T230_17">ENTRY</text:span><text:span text:style-name="T230_18"><text:s/></text:span><text:span text:style-name="T230_19">CREDIT</text:span><text:span text:style-name="T230_20"><text:s/></text:span><text:span text:style-name="T230_21">WALLET</text:span><text:span text:style-name="T230_22"><text:s/></text:span><text:span text:style-name="T230_23">TO</text:span><text:span text:style-name="T230_24"><text:s/></text:span><text:span text:style-name="T230_25">TRANSACTION</text:span><text:span text:style-name="T230_26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addecoutput</text:span><text:span text:style-name="T231_6"><text:s/></text:span><text:span text:style-name="T231_7">transaction</text:span><text:span text:style-name="T231_8">04<text:s/></text:span><text:span text:style-name="T231_9">ec</text:span><text:span text:style-name="T231_10">-</text:span><text:span text:style-name="T231_11">wallet</text:span><text:span text:style-name="T231_12">-</text:span><text:span text:style-name="T231_13">address</text:span><text:span text:style-name="T231_14">-</text:span><text:span text:style-name="T231_15">name</text:span><text:span text:style-name="T231_16">01<text:s/>6</text:span></text:p>
      <text:p text:style-name="P232"><text:span text:style-name="T232_1">echo</text:span></text:p>
      <text:p text:style-name="P233"><text:span text:style-name="T233_1">echo</text:span><text:span text:style-name="T233_2"><text:s/>2.5.4<text:s/></text:span><text:span text:style-name="T233_3">ADD</text:span><text:span text:style-name="T233_4"><text:s/>-6<text:s/></text:span><text:span text:style-name="T233_5">FACTOIDS</text:span><text:span text:style-name="T233_6"><text:s/></text:span><text:span text:style-name="T233_7">OF</text:span><text:span text:style-name="T233_8"><text:s/></text:span><text:span text:style-name="T233_9">ENTRY</text:span><text:span text:style-name="T233_10"><text:s/></text:span><text:span text:style-name="T233_11">CREDITS</text:span><text:span text:style-name="T233_12"><text:s/></text:span><text:span text:style-name="T233_13">FOR</text:span><text:span text:style-name="T233_14"><text:s/>1</text:span><text:span text:style-name="T233_15">ST</text:span><text:span text:style-name="T233_16"><text:s/></text:span><text:span text:style-name="T233_17">ENTRY</text:span><text:span text:style-name="T233_18"><text:s/></text:span><text:span text:style-name="T233_19">CREDIT</text:span><text:span text:style-name="T233_20"><text:s/></text:span><text:span text:style-name="T233_21">WALLET</text:span><text:span text:style-name="T233_22"><text:s/></text:span><text:span text:style-name="T233_23">TO</text:span><text:span text:style-name="T233_24"><text:s/></text:span><text:span text:style-name="T233_25">TRANSACTION</text:span><text:span text:style-name="T233_26"><text:s text:c="3"/><text:tab/><text:s/></text:span></text:p>
      <text:p text:style-name="P234"><text:span text:style-name="T234_1">factom</text:span><text:span text:style-name="T234_2">-</text:span><text:span text:style-name="T234_3">cli</text:span><text:span text:style-name="T234_4"><text:s/></text:span><text:span text:style-name="T234_5">addecoutput</text:span><text:span text:style-name="T234_6"><text:s/></text:span><text:span text:style-name="T234_7">transaction</text:span><text:span text:style-name="T234_8">04<text:s/></text:span><text:span text:style-name="T234_9">ec</text:span><text:span text:style-name="T234_10">-</text:span><text:span text:style-name="T234_11">wallet</text:span><text:span text:style-name="T234_12">-</text:span><text:span text:style-name="T234_13">address</text:span><text:span text:style-name="T234_14">-</text:span><text:span text:style-name="T234_15">name</text:span><text:span text:style-name="T234_16">01<text:s/>-6</text:span></text:p>
      <text:p text:style-name="P235"><text:span text:style-name="T235_1">echo</text:span></text:p>
      <text:p text:style-name="P236"><text:span text:style-name="T236_1">echo</text:span><text:span text:style-name="T236_2"><text:s/>2.5.5<text:s/></text:span><text:span text:style-name="T236_3">SIGN</text:span><text:span text:style-name="T236_4"><text:s/></text:span><text:span text:style-name="T236_5">TRANSACTION</text:span><text:span text:style-name="T236_6"><text:s text:c="3"/><text:tab/><text:s/></text:span></text:p>
      <text:p text:style-name="P237"><text:span text:style-name="T237_1">factom</text:span><text:span text:style-name="T237_2">-</text:span><text:span text:style-name="T237_3">cli</text:span><text:span text:style-name="T237_4"><text:s/></text:span><text:span text:style-name="T237_5">sign</text:span><text:span text:style-name="T237_6"><text:s/></text:span><text:span text:style-name="T237_7">transaction</text:span><text:span text:style-name="T237_8">04</text:span></text:p>
      <text:p text:style-name="P238"><text:span text:style-name="T238_1">echo</text:span></text:p>
      <text:p text:style-name="P239"><text:span text:style-name="T239_1">echo</text:span><text:span text:style-name="T239_2"><text:s/>2.5.6<text:s/></text:span><text:span text:style-name="T239_3">SUBMIT</text:span><text:span text:style-name="T239_4"><text:s/></text:span><text:span text:style-name="T239_5">TRANSACTION</text:span><text:span text:style-name="T239_6"><text:s text:c="3"/><text:tab/><text:s/></text:span></text:p>
      <text:p text:style-name="P240"><text:span text:style-name="T240_1">factom</text:span><text:span text:style-name="T240_2">-</text:span><text:span text:style-name="T240_3">cli</text:span><text:span text:style-name="T240_4"><text:s/></text:span><text:span text:style-name="T240_5">submit</text:span><text:span text:style-name="T240_6"><text:s/></text:span><text:span text:style-name="T240_7">transaction</text:span><text:span text:style-name="T240_8">04</text:span></text:p>
      <text:p text:style-name="P241"><text:span text:style-name="T241_1">echo</text:span></text:p>
      <text:p text:style-name="P242"><text:span text:style-name="T242_1">echo</text:span><text:span text:style-name="T242_2"><text:s/>2.5.7<text:s/></text:span><text:span text:style-name="T242_3">VERIFY</text:span><text:span text:style-name="T242_4"><text:s/></text:span><text:span text:style-name="T242_5">WALLET</text:span><text:span text:style-name="T242_6"><text:s/></text:span><text:span text:style-name="T242_7">BALANCES</text:span><text:span text:style-name="T242_8"><text:s text:c="3"/><text:tab/><text:s/></text:span></text:p>
      <text:p text:style-name="P243"><text:span text:style-name="T243_1">factom</text:span><text:span text:style-name="T243_2">-</text:span><text:span text:style-name="T243_3">cli</text:span><text:span text:style-name="T243_4"><text:s/></text:span><text:span text:style-name="T243_5">getaddresses</text:span></text:p>
      <text:p text:style-name="P244"><text:span text:style-name="T244_1">echo</text:span></text:p>
      <text:p text:style-name="P245"/>
      <text:p text:style-name="P246"><text:span text:style-name="T246_1">echo</text:span><text:span text:style-name="T246_2"><text:s/>2.6<text:s/></text:span><text:span text:style-name="T246_3">CREATE</text:span><text:span text:style-name="T246_4"><text:s/></text:span><text:span text:style-name="T246_5">TRANSACTION</text:span><text:span text:style-name="T246_6"><text:s/></text:span><text:span text:style-name="T246_7">WITH</text:span><text:span text:style-name="T246_8"><text:s/></text:span><text:span text:style-name="T246_9">INPUT</text:span><text:span text:style-name="T246_10"><text:s/></text:span><text:span text:style-name="T246_11">TO</text:span><text:span text:style-name="T246_12"><text:s/></text:span><text:span text:style-name="T246_13">OUTPUT</text:span></text:p>
      <text:p text:style-name="P247"><text:span text:style-name="T247_1">echo</text:span></text:p>
      <text:p text:style-name="P248"><text:span text:style-name="T248_1">echo</text:span><text:span text:style-name="T248_2"><text:s/>2.6.1<text:s/></text:span><text:span text:style-name="T248_3">CREATE</text:span><text:span text:style-name="T248_4"><text:s/></text:span><text:span text:style-name="T248_5">TRANSACTION</text:span><text:span text:style-name="T248_6"><text:s text:c="3"/><text:tab/><text:s/></text:span></text:p>
      <text:p text:style-name="P249"><text:span text:style-name="T249_1">factom</text:span><text:span text:style-name="T249_2">-</text:span><text:span text:style-name="T249_3">cli</text:span><text:span text:style-name="T249_4"><text:s/></text:span><text:span text:style-name="T249_5">newtransaction</text:span><text:span text:style-name="T249_6"><text:s/></text:span><text:span text:style-name="T249_7">transaction</text:span><text:span text:style-name="T249_8">05</text:span></text:p>
      <text:p text:style-name="P250"><text:span text:style-name="T250_1">echo</text:span></text:p>
      <text:p text:style-name="P251"><text:span text:style-name="T251_1">echo</text:span><text:span text:style-name="T251_2"><text:s/>2.6.2<text:s/></text:span><text:span text:style-name="T251_3">ADD</text:span><text:span text:style-name="T251_4"><text:s/></text:span><text:span text:style-name="T251_5">INPUT</text:span><text:span text:style-name="T251_6"><text:s/></text:span><text:span text:style-name="T251_7">OF</text:span><text:span text:style-name="T251_8"><text:s/>100<text:s/></text:span><text:span text:style-name="T251_9">FACTOIDS</text:span><text:span text:style-name="T251_10"><text:s/></text:span><text:span text:style-name="T251_11">TO</text:span><text:span text:style-name="T251_12"><text:s/></text:span><text:span text:style-name="T251_13">TRANSACTION</text:span><text:span text:style-name="T251_14"><text:s text:c="3"/><text:tab/><text:s/></text:span></text:p>
      <text:p text:style-name="P252"><text:span text:style-name="T252_1">factom</text:span><text:span text:style-name="T252_2">-</text:span><text:span text:style-name="T252_3">cli</text:span><text:span text:style-name="T252_4"><text:s/></text:span><text:span text:style-name="T252_5">addinput</text:span><text:span text:style-name="T252_6"><text:s/></text:span><text:span text:style-name="T252_7">transaction</text:span><text:span text:style-name="T252_8">05<text:s/></text:span><text:span text:style-name="T252_9">factoid</text:span><text:span text:style-name="T252_10">-</text:span><text:span text:style-name="T252_11">wallet</text:span><text:span text:style-name="T252_12">-</text:span><text:span text:style-name="T252_13">address</text:span><text:span text:style-name="T252_14">-</text:span><text:span text:style-name="T252_15">name</text:span><text:span text:style-name="T252_16">01<text:s/>100</text:span></text:p>
      <text:p text:style-name="P253"><text:span text:style-name="T253_1">echo</text:span></text:p>
      <text:p text:style-name="P254"><text:span text:style-name="T254_1">echo</text:span><text:span text:style-name="T254_2"><text:s/>2.6.3<text:s/></text:span><text:span text:style-name="T254_3">ADD</text:span><text:span text:style-name="T254_4"><text:s/></text:span><text:span text:style-name="T254_5">OUTPUT</text:span><text:span text:style-name="T254_6"><text:s/></text:span><text:span text:style-name="T254_7">OF</text:span><text:span text:style-name="T254_8"><text:s/>3<text:s/></text:span><text:span text:style-name="T254_9">FACTOIDS</text:span><text:span text:style-name="T254_10"><text:s/></text:span><text:span text:style-name="T254_11">TO</text:span><text:span text:style-name="T254_12"><text:s/></text:span><text:span text:style-name="T254_13">SAME</text:span><text:span text:style-name="T254_14"><text:s/></text:span><text:span text:style-name="T254_15">FACTOID</text:span><text:span text:style-name="T254_16"><text:s/></text:span><text:span text:style-name="T254_17">WALLET</text:span><text:span text:style-name="T254_18"><text:s/></text:span><text:span text:style-name="T254_19">ADDRESS</text:span><text:span text:style-name="T254_20"><text:s/></text:span><text:span text:style-name="T254_21">AS</text:span><text:span text:style-name="T254_22"><text:s/></text:span><text:span text:style-name="T254_23">INPUT</text:span><text:span text:style-name="T254_24"><text:s/></text:span><text:span text:style-name="T254_25">CAME</text:span><text:span text:style-name="T254_26"><text:s/></text:span><text:span text:style-name="T254_27">FROM</text:span><text:span text:style-name="T254_28"><text:s/></text:span><text:span text:style-name="T254_29">TO</text:span><text:span text:style-name="T254_30"><text:s/></text:span><text:span text:style-name="T254_31">TRANSACTION</text:span><text:span text:style-name="T254_32"><text:s text:c="3"/><text:tab/><text:s/></text:span></text:p>
      <text:p text:style-name="P255"><text:span text:style-name="T255_1">factom</text:span><text:span text:style-name="T255_2">-</text:span><text:span text:style-name="T255_3">cli</text:span><text:span text:style-name="T255_4"><text:s/></text:span><text:span text:style-name="T255_5">addoutput</text:span><text:span text:style-name="T255_6"><text:s/></text:span><text:span text:style-name="T255_7">transaction</text:span><text:span text:style-name="T255_8">05<text:s/></text:span><text:span text:style-name="T255_9">factoid</text:span><text:span text:style-name="T255_10">-</text:span><text:span text:style-name="T255_11">wallet</text:span><text:span text:style-name="T255_12">-</text:span><text:span text:style-name="T255_13">address</text:span><text:span text:style-name="T255_14">-</text:span><text:span text:style-name="T255_15">name</text:span><text:span text:style-name="T255_16">01<text:s/>3</text:span></text:p>
      <text:p text:style-name="P256"><text:span text:style-name="T256_1">echo</text:span></text:p>
      <text:p text:style-name="P257"><text:span text:style-name="T257_1">echo</text:span><text:span text:style-name="T257_2"><text:s/>2.6.4<text:s/></text:span><text:span text:style-name="T257_3">ADD</text:span><text:span text:style-name="T257_4"><text:s/></text:span><text:span text:style-name="T257_5">OUTPUT</text:span><text:span text:style-name="T257_6"><text:s/></text:span><text:span text:style-name="T257_7">OF</text:span><text:span text:style-name="T257_8"><text:s/>5<text:s/></text:span><text:span text:style-name="T257_9">FACTOIDS</text:span><text:span text:style-name="T257_10"><text:s/></text:span><text:span text:style-name="T257_11">TO</text:span><text:span text:style-name="T257_12"><text:s/></text:span><text:span text:style-name="T257_13">NON</text:span><text:span text:style-name="T257_14">-</text:span><text:span text:style-name="T257_15">EXISTING</text:span><text:span text:style-name="T257_16"><text:s/></text:span><text:span text:style-name="T257_17">FACTOID</text:span><text:span text:style-name="T257_18"><text:s/></text:span><text:span text:style-name="T257_19">WALLET</text:span><text:span text:style-name="T257_20"><text:s/></text:span><text:span text:style-name="T257_21">ADDRESS</text:span><text:span text:style-name="T257_22"><text:s/></text:span><text:span text:style-name="T257_23">TO</text:span><text:span text:style-name="T257_24"><text:s/></text:span><text:span text:style-name="T257_25">TRANSACTION</text:span><text:span text:style-name="T257_26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addoutput</text:span><text:span text:style-name="T258_6"><text:s/></text:span><text:span text:style-name="T258_7">transaction</text:span><text:span text:style-name="T258_8">05<text:s/></text:span><text:span text:style-name="T258_9">xxx</text:span><text:span text:style-name="T258_10"><text:s/>5</text:span></text:p>
      <text:p text:style-name="P259"><text:span text:style-name="T259_1">echo</text:span></text:p>
      <text:p text:style-name="P260"><text:span text:style-name="T260_1">echo</text:span><text:span text:style-name="T260_2"><text:s/>2.6.5<text:s/></text:span><text:span text:style-name="T260_3">SIGN</text:span><text:span text:style-name="T260_4"><text:s/></text:span><text:span text:style-name="T260_5">TRANSACTION</text:span><text:span text:style-name="T260_6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sign</text:span><text:span text:style-name="T261_6"><text:s/></text:span><text:span text:style-name="T261_7">transaction</text:span><text:span text:style-name="T261_8">05</text:span></text:p>
      <text:p text:style-name="P262"><text:span text:style-name="T262_1">echo</text:span></text:p>
      <text:p text:style-name="P263"><text:span text:style-name="T263_1">echo</text:span><text:span text:style-name="T263_2"><text:s/>2.6.6<text:s/></text:span><text:span text:style-name="T263_3">SUBMIT</text:span><text:span text:style-name="T263_4"><text:s/></text:span><text:span text:style-name="T263_5">TRANSACTION</text:span><text:span text:style-name="T263_6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submit</text:span><text:span text:style-name="T264_6"><text:s/></text:span><text:span text:style-name="T264_7">transaction</text:span><text:span text:style-name="T264_8">05</text:span></text:p>
      <text:p text:style-name="P265"><text:span text:style-name="T265_1">echo</text:span></text:p>
      <text:p text:style-name="P266"><text:span text:style-name="T266_1">echo</text:span><text:span text:style-name="T266_2"><text:s/>2.6.7<text:s/></text:span><text:span text:style-name="T266_3">VERIFY</text:span><text:span text:style-name="T266_4"><text:s/></text:span><text:span text:style-name="T266_5">WALLET</text:span><text:span text:style-name="T266_6"><text:s/></text:span><text:span text:style-name="T266_7">BALANCES</text:span><text:span text:style-name="T266_8"><text:s text:c="3"/><text:tab/><text:s/></text:span></text:p>
      <text:p text:style-name="P267"><text:span text:style-name="T267_1">factom</text:span><text:span text:style-name="T267_2">-</text:span><text:span text:style-name="T267_3">cli</text:span><text:span text:style-name="T267_4"><text:s/></text:span><text:span text:style-name="T267_5">getaddresses</text:span></text:p>
      <text:p text:style-name="P268"><text:span text:style-name="T268_1">echo</text:span></text:p>
      <text:p text:style-name="P269"/>
      <text:p text:style-name="P270"><text:span text:style-name="T270_1">echo</text:span><text:span text:style-name="T270_2"><text:s/>2.7<text:s/></text:span><text:span text:style-name="T270_3">CREATE</text:span><text:span text:style-name="T270_4"><text:s/></text:span><text:span text:style-name="T270_5">TRANSACTION</text:span><text:span text:style-name="T270_6"><text:s/></text:span><text:span text:style-name="T270_7">WITH</text:span><text:span text:style-name="T270_8"><text:s/></text:span><text:span text:style-name="T270_9">INPUT</text:span><text:span text:style-name="T270_10"><text:s/></text:span><text:span text:style-name="T270_11">TO</text:span><text:span text:style-name="T270_12"><text:s/></text:span><text:span text:style-name="T270_13">OUTPUT</text:span><text:span text:style-name="T270_14"><text:s/></text:span><text:span text:style-name="T270_15">AND</text:span><text:span text:style-name="T270_16"><text:s/></text:span><text:span text:style-name="T270_17">ENTRY</text:span><text:span text:style-name="T270_18"><text:s/></text:span><text:span text:style-name="T270_19">CREDITS</text:span><text:span text:style-name="T270_20"><text:s text:c="3"/><text:tab/><text:s/></text:span></text:p>
      <text:p text:style-name="P271"><text:span text:style-name="T271_1">echo</text:span></text:p>
      <text:p text:style-name="P272"><text:span text:style-name="T272_1">echo</text:span><text:span text:style-name="T272_2"><text:s/>2.7.1<text:s/></text:span><text:span text:style-name="T272_3">CREATE</text:span><text:span text:style-name="T272_4"><text:s/></text:span><text:span text:style-name="T272_5">TRANSACTION</text:span><text:span text:style-name="T272_6"><text:s text:c="3"/><text:tab/><text:s/></text:span></text:p>
      <text:p text:style-name="P273"><text:span text:style-name="T273_1">factom</text:span><text:span text:style-name="T273_2">-</text:span><text:span text:style-name="T273_3">cli</text:span><text:span text:style-name="T273_4"><text:s/></text:span><text:span text:style-name="T273_5">newtransaction</text:span><text:span text:style-name="T273_6"><text:s/></text:span><text:span text:style-name="T273_7">transaction</text:span><text:span text:style-name="T273_8">06</text:span></text:p>
      <text:p text:style-name="P274"><text:span text:style-name="T274_1">echo</text:span></text:p>
      <text:p text:style-name="P275"><text:span text:style-name="T275_1">echo</text:span><text:span text:style-name="T275_2"><text:s/>2.7.2<text:s/></text:span><text:span text:style-name="T275_3">ADD</text:span><text:span text:style-name="T275_4"><text:s/></text:span><text:span text:style-name="T275_5">INPUT</text:span><text:span text:style-name="T275_6"><text:s/></text:span><text:span text:style-name="T275_7">TO</text:span><text:span text:style-name="T275_8"><text:s/></text:span><text:span text:style-name="T275_9">TRANSACTION</text:span><text:span text:style-name="T275_10"><text:s text:c="3"/><text:tab/><text:s/></text:span></text:p>
      <text:p text:style-name="P276"><text:span text:style-name="T276_1">echo</text:span></text:p>
      <text:p text:style-name="P277"><text:span text:style-name="T277_1">echo</text:span><text:span text:style-name="T277_2"><text:s/>2.7.2.1<text:s/></text:span><text:span text:style-name="T277_3">ADD</text:span><text:span text:style-name="T277_4"><text:s/></text:span><text:span text:style-name="T277_5">INPUT</text:span><text:span text:style-name="T277_6"><text:s/></text:span><text:span text:style-name="T277_7">OF</text:span><text:span text:style-name="T277_8"><text:s/>100<text:s/></text:span><text:span text:style-name="T277_9">FACTOIDS</text:span><text:span text:style-name="T277_10"><text:s/></text:span><text:span text:style-name="T277_11">TO</text:span><text:span text:style-name="T277_12"><text:s/></text:span><text:span text:style-name="T277_13">TRANSACTION</text:span><text:span text:style-name="T277_14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input</text:span><text:span text:style-name="T278_6"><text:s/></text:span><text:span text:style-name="T278_7">transaction</text:span><text:span text:style-name="T278_8">06<text:s/></text:span><text:span text:style-name="T278_9">factoid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100</text:span></text:p>
      <text:p text:style-name="P279"><text:span text:style-name="T279_1">echo</text:span></text:p>
      <text:p text:style-name="P280"><text:span text:style-name="T280_1">echo</text:span><text:span text:style-name="T280_2"><text:s/>2.7.3<text:s text:c="2"/></text:span><text:span text:style-name="T280_3">ADD</text:span><text:span text:style-name="T280_4"><text:s/></text:span><text:span text:style-name="T280_5">OUTPUT</text:span><text:span text:style-name="T280_6"><text:s/></text:span><text:span text:style-name="T280_7">TO</text:span><text:span text:style-name="T280_8"><text:s/></text:span><text:span text:style-name="T280_9">TRANSACTION</text:span><text:span text:style-name="T280_10"><text:s text:c="3"/><text:tab/><text:s/></text:span></text:p>
      <text:p text:style-name="P281"><text:span text:style-name="T281_1">echo</text:span></text:p>
      <text:p text:style-name="P282"><text:span text:style-name="T282_1">echo</text:span><text:span text:style-name="T282_2"><text:s/>2.7.3.1<text:s/></text:span><text:span text:style-name="T282_3">ADD</text:span><text:span text:style-name="T282_4"><text:s/></text:span><text:span text:style-name="T282_5">OUTPUT</text:span><text:span text:style-name="T282_6"><text:s/></text:span><text:span text:style-name="T282_7">OF</text:span><text:span text:style-name="T282_8"><text:s/>3.33333333<text:s/></text:span><text:span text:style-name="T282_9">FACTOIDS</text:span><text:span text:style-name="T282_10"><text:s/></text:span><text:span text:style-name="T282_11">TO</text:span><text:span text:style-name="T282_12"><text:s/></text:span><text:span text:style-name="T282_13">TRANSACTION</text:span><text:span text:style-name="T282_14"><text:s text:c="3"/><text:tab/><text:s/>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addoutput</text:span><text:span text:style-name="T283_6"><text:s/></text:span><text:span text:style-name="T283_7">transaction</text:span><text:span text:style-name="T283_8">06<text:s/></text:span><text:span text:style-name="T283_9">factoid</text:span><text:span text:style-name="T283_10">-</text:span><text:span text:style-name="T283_11">wallet</text:span><text:span text:style-name="T283_12">-</text:span><text:span text:style-name="T283_13">address</text:span><text:span text:style-name="T283_14">-</text:span><text:span text:style-name="T283_15">name</text:span><text:span text:style-name="T283_16">02<text:s/>3.33333333</text:span></text:p>
      <text:p text:style-name="P284"><text:span text:style-name="T284_1">echo</text:span></text:p>
      <text:p text:style-name="P285"><text:span text:style-name="T285_1">echo</text:span><text:span text:style-name="T285_2"><text:s/>2.7.4<text:s text:c="2"/></text:span><text:span text:style-name="T285_3">ADD</text:span><text:span text:style-name="T285_4"><text:s/></text:span><text:span text:style-name="T285_5">PURCHASE</text:span><text:span text:style-name="T285_6"><text:s/></text:span><text:span text:style-name="T285_7">OF</text:span><text:span text:style-name="T285_8"><text:s/></text:span><text:span text:style-name="T285_9">ENTRY</text:span><text:span text:style-name="T285_10"><text:s/></text:span><text:span text:style-name="T285_11">CREDITS</text:span><text:span text:style-name="T285_12"><text:s/></text:span><text:span text:style-name="T285_13">TO</text:span><text:span text:style-name="T285_14"><text:s/></text:span><text:span text:style-name="T285_15">TRANSACTION</text:span></text:p>
      <text:p text:style-name="P286"><text:span text:style-name="T286_1">echo</text:span></text:p>
      <text:p text:style-name="P287"><text:span text:style-name="T287_1">echo</text:span><text:span text:style-name="T287_2"><text:s/>2.7.4.1<text:s/></text:span><text:span text:style-name="T287_3">ADD</text:span><text:span text:style-name="T287_4"><text:s/>6<text:s/></text:span><text:span text:style-name="T287_5">FACTOIDS</text:span><text:span text:style-name="T287_6"><text:s/></text:span><text:span text:style-name="T287_7">OF</text:span><text:span text:style-name="T287_8"><text:s/></text:span><text:span text:style-name="T287_9">ENTRY</text:span><text:span text:style-name="T287_10"><text:s/></text:span><text:span text:style-name="T287_11">CREDITS</text:span><text:span text:style-name="T287_12"><text:s/></text:span><text:span text:style-name="T287_13">FOR</text:span><text:span text:style-name="T287_14"><text:s/>1</text:span><text:span text:style-name="T287_15">ST</text:span><text:span text:style-name="T287_16"><text:s/></text:span><text:span text:style-name="T287_17">ENTRY</text:span><text:span text:style-name="T287_18"><text:s/></text:span><text:span text:style-name="T287_19">CREDIT</text:span><text:span text:style-name="T287_20"><text:s/></text:span><text:span text:style-name="T287_21">WALLET</text:span><text:span text:style-name="T287_22"><text:s/></text:span><text:span text:style-name="T287_23">TO</text:span><text:span text:style-name="T287_24"><text:s/></text:span><text:span text:style-name="T287_25">TRANSACTION</text:span><text:span text:style-name="T287_26"><text:s text:c="3"/><text:tab/><text:s/>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addecoutput</text:span><text:span text:style-name="T288_6"><text:s/></text:span><text:span text:style-name="T288_7">transaction</text:span><text:span text:style-name="T288_8">06<text:s/>$</text:span><text:span text:style-name="T288_9">ECWALLETADDRESSKEY</text:span><text:span text:style-name="T288_10">01<text:s/>6</text:span></text:p>
      <text:p text:style-name="P289"><text:span text:style-name="T289_1">echo</text:span></text:p>
      <text:p text:style-name="P290"><text:span text:style-name="T290_1">echo</text:span><text:span text:style-name="T290_2"><text:s/>2.7.5<text:s/></text:span><text:span text:style-name="T290_3">SIGN</text:span><text:span text:style-name="T290_4"><text:s/></text:span><text:span text:style-name="T290_5">TRANSACTION</text:span><text:span text:style-name="T290_6"><text:s text:c="3"/><text:tab/><text:s/>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sign</text:span><text:span text:style-name="T291_6"><text:s/></text:span><text:span text:style-name="T291_7">transaction</text:span><text:span text:style-name="T291_8">06</text:span></text:p>
      <text:p text:style-name="P292"><text:span text:style-name="T292_1">echo</text:span></text:p>
      <text:p text:style-name="P293"><text:span text:style-name="T293_1">echo</text:span><text:span text:style-name="T293_2"><text:s/>2.7.6<text:s/></text:span><text:span text:style-name="T293_3">SUBMIT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submit</text:span><text:span text:style-name="T294_6"><text:s/></text:span><text:span text:style-name="T294_7">transaction</text:span><text:span text:style-name="T294_8">06</text:span></text:p>
      <text:p text:style-name="P295"><text:span text:style-name="T295_1">echo</text:span></text:p>
      <text:p text:style-name="P296"><text:span text:style-name="T296_1">echo</text:span><text:span text:style-name="T296_2"><text:s/>2.7.7<text:s/></text:span><text:span text:style-name="T296_3">VERIFY</text:span><text:span text:style-name="T296_4"><text:s/></text:span><text:span text:style-name="T296_5">WALLET</text:span><text:span text:style-name="T296_6"><text:s/></text:span><text:span text:style-name="T296_7">BALANCES</text:span><text:span text:style-name="T296_8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getaddresses</text:span></text:p>
      <text:p text:style-name="P298"><text:span text:style-name="T298_1">echo</text:span></text:p>
      <text:p text:style-name="P299"/>
      <text:p text:style-name="P300"><text:span text:style-name="T300_1">echo</text:span><text:span text:style-name="T300_2"><text:s/>2.8<text:s/></text:span><text:span text:style-name="T300_3">CREATE</text:span><text:span text:style-name="T300_4"><text:s/></text:span><text:span text:style-name="T300_5">TRANSACTION</text:span><text:span text:style-name="T300_6"><text:s/></text:span><text:span text:style-name="T300_7">WITH</text:span><text:span text:style-name="T300_8"><text:s/></text:span><text:span text:style-name="T300_9">MULTIPLE</text:span><text:span text:style-name="T300_10"><text:s/></text:span><text:span text:style-name="T300_11">INPUT</text:span><text:span text:style-name="T300_12"><text:s/></text:span><text:span text:style-name="T300_13">OUTPUT</text:span><text:span text:style-name="T300_14"><text:s/></text:span><text:span text:style-name="T300_15">AND</text:span><text:span text:style-name="T300_16"><text:s/></text:span><text:span text:style-name="T300_17">ENTRY</text:span><text:span text:style-name="T300_18"><text:s/></text:span><text:span text:style-name="T300_19">CREDITS</text:span><text:span text:style-name="T300_20"><text:s text:c="3"/><text:tab/><text:s/></text:span></text:p>
      <text:p text:style-name="P301"><text:span text:style-name="T301_1">echo</text:span></text:p>
      <text:p text:style-name="P302"><text:span text:style-name="T302_1">echo</text:span><text:span text:style-name="T302_2"><text:s/>2.8.1<text:s/></text:span><text:span text:style-name="T302_3">CREATE</text:span><text:span text:style-name="T302_4"><text:s/></text:span><text:span text:style-name="T302_5">TRANSACTION</text:span><text:span text:style-name="T302_6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newtransaction</text:span><text:span text:style-name="T303_6"><text:s/></text:span><text:span text:style-name="T303_7">transaction</text:span><text:span text:style-name="T303_8">07</text:span></text:p>
      <text:p text:style-name="P304"><text:span text:style-name="T304_1">echo</text:span></text:p>
      <text:p text:style-name="P305"><text:span text:style-name="T305_1">echo</text:span><text:span text:style-name="T305_2"><text:s/>2.8.2<text:s/></text:span><text:span text:style-name="T305_3">ADD</text:span><text:span text:style-name="T305_4"><text:s/></text:span><text:span text:style-name="T305_5">INPUTS</text:span><text:span text:style-name="T305_6"><text:s/></text:span><text:span text:style-name="T305_7">TO</text:span><text:span text:style-name="T305_8"><text:s/></text:span><text:span text:style-name="T305_9">TRANSACTION</text:span><text:span text:style-name="T305_10"><text:s text:c="3"/><text:tab/><text:s/></text:span></text:p>
      <text:p text:style-name="P306"><text:span text:style-name="T306_1">echo</text:span></text:p>
      <text:p text:style-name="P307"><text:span text:style-name="T307_1">echo</text:span><text:span text:style-name="T307_2"><text:s/>2.8.2.1<text:s/></text:span><text:span text:style-name="T307_3">ADD</text:span><text:span text:style-name="T307_4"><text:s/>1</text:span><text:span text:style-name="T307_5">ST</text:span><text:span text:style-name="T307_6"><text:s/></text:span><text:span text:style-name="T307_7">INPUT</text:span><text:span text:style-name="T307_8"><text:s/></text:span><text:span text:style-name="T307_9">FROM</text:span><text:span text:style-name="T307_10"><text:s/>1</text:span><text:span text:style-name="T307_11">ST</text:span><text:span text:style-name="T307_12"><text:s/></text:span><text:span text:style-name="T307_13">FACTOID</text:span><text:span text:style-name="T307_14"><text:s/></text:span><text:span text:style-name="T307_15">WALLET</text:span><text:span text:style-name="T307_16"><text:s/></text:span><text:span text:style-name="T307_17">ADDRESS</text:span><text:span text:style-name="T307_18"><text:s/></text:span><text:span text:style-name="T307_19">TO</text:span><text:span text:style-name="T307_20"><text:s/></text:span><text:span text:style-name="T307_21">TRANSACTION</text:span><text:span text:style-name="T307_22"><text:s text:c="3"/><text:tab/><text:s/></text:span></text:p>
      <text:p text:style-name="P308"><text:span text:style-name="T308_1">factom</text:span><text:span text:style-name="T308_2">-</text:span><text:span text:style-name="T308_3">cli</text:span><text:span text:style-name="T308_4"><text:s/></text:span><text:span text:style-name="T308_5">addinput</text:span><text:span text:style-name="T308_6"><text:s/></text:span><text:span text:style-name="T308_7">transaction</text:span><text:span text:style-name="T308_8">07<text:s/></text:span><text:span text:style-name="T308_9">factoid</text:span><text:span text:style-name="T308_10">-</text:span><text:span text:style-name="T308_11">wallet</text:span><text:span text:style-name="T308_12">-</text:span><text:span text:style-name="T308_13">address</text:span><text:span text:style-name="T308_14">-</text:span><text:span text:style-name="T308_15">name</text:span><text:span text:style-name="T308_16">01<text:s/>100</text:span></text:p>
      <text:p text:style-name="P309"><text:span text:style-name="T309_1">echo</text:span></text:p>
      <text:p text:style-name="P310"><text:span text:style-name="T310_1">echo</text:span><text:span text:style-name="T310_2"><text:s/>2.8.2.2<text:s/></text:span><text:span text:style-name="T310_3">ADD</text:span><text:span text:style-name="T310_4"><text:s/>2</text:span><text:span text:style-name="T310_5">ND</text:span><text:span text:style-name="T310_6"><text:s/></text:span><text:span text:style-name="T310_7">INPUT</text:span><text:span text:style-name="T310_8"><text:s/></text:span><text:span text:style-name="T310_9">FROM</text:span><text:span text:style-name="T310_10"><text:s/>1</text:span><text:span text:style-name="T310_11">ST</text:span><text:span text:style-name="T310_12"><text:s/></text:span><text:span text:style-name="T310_13">FACTOID</text:span><text:span text:style-name="T310_14"><text:s/></text:span><text:span text:style-name="T310_15">WALLET</text:span><text:span text:style-name="T310_16"><text:s/></text:span><text:span text:style-name="T310_17">ADDRESS</text:span><text:span text:style-name="T310_18"><text:s/></text:span><text:span text:style-name="T310_19">TO</text:span><text:span text:style-name="T310_20"><text:s/></text:span><text:span text:style-name="T310_21">TRANSACTION</text:span><text:span text:style-name="T310_22"><text:s text:c="3"/><text:tab/><text:s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addinput</text:span><text:span text:style-name="T311_6"><text:s/></text:span><text:span text:style-name="T311_7">transaction</text:span><text:span text:style-name="T311_8">07<text:s/></text:span><text:span text:style-name="T311_9">factoid</text:span><text:span text:style-name="T311_10">-</text:span><text:span text:style-name="T311_11">wallet</text:span><text:span text:style-name="T311_12">-</text:span><text:span text:style-name="T311_13">address</text:span><text:span text:style-name="T311_14">-</text:span><text:span text:style-name="T311_15">name</text:span><text:span text:style-name="T311_16">01<text:s/>300</text:span></text:p>
      <text:p text:style-name="P312"><text:span text:style-name="T312_1">echo</text:span></text:p>
      <text:p text:style-name="P313"><text:span text:style-name="T313_1">echo</text:span><text:span text:style-name="T313_2"><text:s/>2.8.2.3<text:s/></text:span><text:span text:style-name="T313_3">ADD</text:span><text:span text:style-name="T313_4"><text:s/></text:span><text:span text:style-name="T313_5">INPUT</text:span><text:span text:style-name="T313_6"><text:s/></text:span><text:span text:style-name="T313_7">FROM</text:span><text:span text:style-name="T313_8"><text:s/>2</text:span><text:span text:style-name="T313_9">ND</text:span><text:span text:style-name="T313_10"><text:s/></text:span><text:span text:style-name="T313_11">FACTOID</text:span><text:span text:style-name="T313_12"><text:s/></text:span><text:span text:style-name="T313_13">WALLET</text:span><text:span text:style-name="T313_14"><text:s/></text:span><text:span text:style-name="T313_15">ADDRESS</text:span><text:span text:style-name="T313_16"><text:s/></text:span><text:span text:style-name="T313_17">TO</text:span><text:span text:style-name="T313_18"><text:s/></text:span><text:span text:style-name="T313_19">TRANSACTION</text:span><text:span text:style-name="T313_20"><text:s text:c="3"/><text:tab/><text:s/></text:span></text:p>
      <text:p text:style-name="P314"><text:span text:style-name="T314_1">factom</text:span><text:span text:style-name="T314_2">-</text:span><text:span text:style-name="T314_3">cli</text:span><text:span text:style-name="T314_4"><text:s/></text:span><text:span text:style-name="T314_5">addinput</text:span><text:span text:style-name="T314_6"><text:s/></text:span><text:span text:style-name="T314_7">transaction</text:span><text:span text:style-name="T314_8">07<text:s/></text:span><text:span text:style-name="T314_9">factoid</text:span><text:span text:style-name="T314_10">-</text:span><text:span text:style-name="T314_11">wallet</text:span><text:span text:style-name="T314_12">-</text:span><text:span text:style-name="T314_13">address</text:span><text:span text:style-name="T314_14">-</text:span><text:span text:style-name="T314_15">name</text:span><text:span text:style-name="T314_16">02<text:s/>200</text:span></text:p>
      <text:p text:style-name="P315"><text:span text:style-name="T315_1">echo</text:span></text:p>
      <text:p text:style-name="P316"><text:span text:style-name="T316_1">echo</text:span><text:span text:style-name="T316_2"><text:s/>2.8.3<text:s/></text:span><text:span text:style-name="T316_3">ADD</text:span><text:span text:style-name="T316_4"><text:s/></text:span><text:span text:style-name="T316_5">OUTPUTS</text:span><text:span text:style-name="T316_6"><text:s/></text:span><text:span text:style-name="T316_7">TO</text:span><text:span text:style-name="T316_8"><text:s/></text:span><text:span text:style-name="T316_9">TRANSACTION</text:span><text:span text:style-name="T316_10"><text:s text:c="3"/><text:tab/><text:s/></text:span></text:p>
      <text:p text:style-name="P317"><text:span text:style-name="T317_1">echo</text:span></text:p>
      <text:p text:style-name="P318"><text:span text:style-name="T318_1">echo</text:span><text:span text:style-name="T318_2"><text:s/>2.8.3.1<text:s/></text:span><text:span text:style-name="T318_3">ADD</text:span><text:span text:style-name="T318_4"><text:s/>1</text:span><text:span text:style-name="T318_5">ST</text:span><text:span text:style-name="T318_6"><text:s/></text:span><text:span text:style-name="T318_7">OUTPUT</text:span><text:span text:style-name="T318_8"><text:s/></text:span><text:span text:style-name="T318_9">FROM</text:span><text:span text:style-name="T318_10"><text:s/>1</text:span><text:span text:style-name="T318_11">ST</text:span><text:span text:style-name="T318_12"><text:s/></text:span><text:span text:style-name="T318_13">FACTOID</text:span><text:span text:style-name="T318_14"><text:s/></text:span><text:span text:style-name="T318_15">WALLET</text:span><text:span text:style-name="T318_16"><text:s/></text:span><text:span text:style-name="T318_17">ADDRESS</text:span><text:span text:style-name="T318_18"><text:s/></text:span><text:span text:style-name="T318_19">TO</text:span><text:span text:style-name="T318_20"><text:s/></text:span><text:span text:style-name="T318_21">TRANSACTION</text:span><text:span text:style-name="T318_22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addoutput</text:span><text:span text:style-name="T319_6"><text:s/></text:span><text:span text:style-name="T319_7">transaction</text:span><text:span text:style-name="T319_8">07<text:s/></text:span><text:span text:style-name="T319_9">factoid</text:span><text:span text:style-name="T319_10">-</text:span><text:span text:style-name="T319_11">wallet</text:span><text:span text:style-name="T319_12">-</text:span><text:span text:style-name="T319_13">address</text:span><text:span text:style-name="T319_14">-</text:span><text:span text:style-name="T319_15">name</text:span><text:span text:style-name="T319_16">01<text:s/>4.44444444</text:span></text:p>
      <text:p text:style-name="P320"><text:span text:style-name="T320_1">echo</text:span></text:p>
      <text:p text:style-name="P321"><text:span text:style-name="T321_1">echo</text:span><text:span text:style-name="T321_2"><text:s/>2.8.3.2<text:s/></text:span><text:span text:style-name="T321_3">ADD</text:span><text:span text:style-name="T321_4"><text:s/>2</text:span><text:span text:style-name="T321_5">ND</text:span><text:span text:style-name="T321_6"><text:s/></text:span><text:span text:style-name="T321_7">OUTPUT</text:span><text:span text:style-name="T321_8"><text:s/></text:span><text:span text:style-name="T321_9">FROM</text:span><text:span text:style-name="T321_10"><text:s/>1</text:span><text:span text:style-name="T321_11">ST</text:span><text:span text:style-name="T321_12"><text:s/></text:span><text:span text:style-name="T321_13">FACTOID</text:span><text:span text:style-name="T321_14"><text:s/></text:span><text:span text:style-name="T321_15">WALLET</text:span><text:span text:style-name="T321_16"><text:s/></text:span><text:span text:style-name="T321_17">ADDRESS</text:span><text:span text:style-name="T321_18"><text:s/></text:span><text:span text:style-name="T321_19">TO</text:span><text:span text:style-name="T321_20"><text:s/></text:span><text:span text:style-name="T321_21">TRANSACTION</text:span><text:span text:style-name="T321_22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output</text:span><text:span text:style-name="T322_6"><text:s/></text:span><text:span text:style-name="T322_7">transaction</text:span><text:span text:style-name="T322_8">07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1<text:s/>5.55555555</text:span></text:p>
      <text:p text:style-name="P323"><text:span text:style-name="T323_1">echo</text:span></text:p>
      <text:p text:style-name="P324"><text:span text:style-name="T324_1">echo</text:span><text:span text:style-name="T324_2"><text:s/>2.8.3.3<text:s/></text:span><text:span text:style-name="T324_3">ADD</text:span><text:span text:style-name="T324_4"><text:s/></text:span><text:span text:style-name="T324_5">OUTPUT</text:span><text:span text:style-name="T324_6"><text:s/></text:span><text:span text:style-name="T324_7">FROM</text:span><text:span text:style-name="T324_8"><text:s/>2</text:span><text:span text:style-name="T324_9">ND</text:span><text:span text:style-name="T324_10"><text:s/></text:span><text:span text:style-name="T324_11">FACTOID</text:span><text:span text:style-name="T324_12"><text:s/></text:span><text:span text:style-name="T324_13">WALLET</text:span><text:span text:style-name="T324_14"><text:s/></text:span><text:span text:style-name="T324_15">ADDRESS</text:span><text:span text:style-name="T324_16"><text:s/></text:span><text:span text:style-name="T324_17">TO</text:span><text:span text:style-name="T324_18"><text:s/></text:span><text:span text:style-name="T324_19">TRANSACTION</text:span><text:span text:style-name="T324_20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output</text:span><text:span text:style-name="T325_6"><text:s/></text:span><text:span text:style-name="T325_7">transaction</text:span><text:span text:style-name="T325_8">07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2<text:s/>6.66666666</text:span></text:p>
      <text:p text:style-name="P326"><text:span text:style-name="T326_1">echo</text:span></text:p>
      <text:p text:style-name="P327"><text:span text:style-name="T327_1">echo</text:span><text:span text:style-name="T327_2"><text:s/>2.8.4<text:s/></text:span><text:span text:style-name="T327_3">ADD</text:span><text:span text:style-name="T327_4"><text:s/></text:span><text:span text:style-name="T327_5">ENTRY</text:span><text:span text:style-name="T327_6"><text:s/></text:span><text:span text:style-name="T327_7">CREDIT</text:span><text:span text:style-name="T327_8"><text:s/></text:span><text:span text:style-name="T327_9">PURCHASES</text:span><text:span text:style-name="T327_10"><text:s/></text:span><text:span text:style-name="T327_11">TO</text:span><text:span text:style-name="T327_12"><text:s/></text:span><text:span text:style-name="T327_13">TRANSACTION</text:span></text:p>
      <text:p text:style-name="P328"><text:span text:style-name="T328_1">echo</text:span></text:p>
      <text:p text:style-name="P329"><text:span text:style-name="T329_1">echo</text:span><text:span text:style-name="T329_2"><text:s/>2.8.4.1<text:s/></text:span><text:span text:style-name="T329_3">ADD</text:span><text:span text:style-name="T329_4"><text:s/>1</text:span><text:span text:style-name="T329_5">ST</text:span><text:span text:style-name="T329_6"><text:s/></text:span><text:span text:style-name="T329_7">PURCHASE</text:span><text:span text:style-name="T329_8"><text:s/></text:span><text:span text:style-name="T329_9">TO</text:span><text:span text:style-name="T329_10"><text:s/>1</text:span><text:span text:style-name="T329_11">ST</text:span><text:span text:style-name="T329_12"><text:s/></text:span><text:span text:style-name="T329_13">ENTRY</text:span><text:span text:style-name="T329_14"><text:s/></text:span><text:span text:style-name="T329_15">CREDIT</text:span><text:span text:style-name="T329_16"><text:s/></text:span><text:span text:style-name="T329_17">WALLET</text:span><text:span text:style-name="T329_18"><text:s/></text:span><text:span text:style-name="T329_19">ADDRESS</text:span><text:span text:style-name="T329_20"><text:s/></text:span><text:span text:style-name="T329_21">TO</text:span><text:span text:style-name="T329_22"><text:s/></text:span><text:span text:style-name="T329_23">TRANSACTION</text:span><text:span text:style-name="T329_24"><text:s text:c="3"/><text:tab/><text:s/></text:span></text:p>
      <text:p text:style-name="P330"><text:span text:style-name="T330_1">factom</text:span><text:span text:style-name="T330_2">-</text:span><text:span text:style-name="T330_3">cli</text:span><text:span text:style-name="T330_4"><text:s/></text:span><text:span text:style-name="T330_5">addecoutput</text:span><text:span text:style-name="T330_6"><text:s/></text:span><text:span text:style-name="T330_7">transaction</text:span><text:span text:style-name="T330_8">07<text:s/>$</text:span><text:span text:style-name="T330_9">ECWALLETADDRESSKEY</text:span><text:span text:style-name="T330_10">01<text:s/>7</text:span></text:p>
      <text:p text:style-name="P331"><text:span text:style-name="T331_1">echo</text:span></text:p>
      <text:p text:style-name="P332"><text:span text:style-name="T332_1">echo</text:span><text:span text:style-name="T332_2"><text:s/>2.8.4.2<text:s/></text:span><text:span text:style-name="T332_3">ADD</text:span><text:span text:style-name="T332_4"><text:s/>2</text:span><text:span text:style-name="T332_5">ND</text:span><text:span text:style-name="T332_6"><text:s/></text:span><text:span text:style-name="T332_7">PURCHASE</text:span><text:span text:style-name="T332_8"><text:s/></text:span><text:span text:style-name="T332_9">TO</text:span><text:span text:style-name="T332_10"><text:s/>1</text:span><text:span text:style-name="T332_11">ST</text:span><text:span text:style-name="T332_12"><text:s/></text:span><text:span text:style-name="T332_13">ENTRY</text:span><text:span text:style-name="T332_14"><text:s/></text:span><text:span text:style-name="T332_15">CREDIT</text:span><text:span text:style-name="T332_16"><text:s/></text:span><text:span text:style-name="T332_17">WALLET</text:span><text:span text:style-name="T332_18"><text:s/></text:span><text:span text:style-name="T332_19">ADDRESS</text:span><text:span text:style-name="T332_20"><text:s/></text:span><text:span text:style-name="T332_21">TO</text:span><text:span text:style-name="T332_22"><text:s/></text:span><text:span text:style-name="T332_23">TRANSACTION</text:span><text:span text:style-name="T332_24"><text:s text:c="3"/><text:tab/><text:s/></text:span></text:p>
      <text:p text:style-name="P333"><text:span text:style-name="T333_1">factom</text:span><text:span text:style-name="T333_2">-</text:span><text:span text:style-name="T333_3">cli</text:span><text:span text:style-name="T333_4"><text:s/></text:span><text:span text:style-name="T333_5">addecoutput</text:span><text:span text:style-name="T333_6"><text:s/></text:span><text:span text:style-name="T333_7">transaction</text:span><text:span text:style-name="T333_8">07<text:s/>$</text:span><text:span text:style-name="T333_9">ECWALLETADDRESSKEY</text:span><text:span text:style-name="T333_10">01<text:s/>8</text:span></text:p>
      <text:p text:style-name="P334"><text:span text:style-name="T334_1">echo</text:span></text:p>
      <text:p text:style-name="P335"><text:span text:style-name="T335_1">echo</text:span><text:span text:style-name="T335_2"><text:s/>2.8.4.3<text:s/></text:span><text:span text:style-name="T335_3">ADD</text:span><text:span text:style-name="T335_4"><text:s/>2</text:span><text:span text:style-name="T335_5">ND</text:span><text:span text:style-name="T335_6"><text:s/></text:span><text:span text:style-name="T335_7">PURCHASE</text:span><text:span text:style-name="T335_8"><text:s/></text:span><text:span text:style-name="T335_9">TO</text:span><text:span text:style-name="T335_10"><text:s/>1</text:span><text:span text:style-name="T335_11">ST</text:span><text:span text:style-name="T335_12"><text:s/></text:span><text:span text:style-name="T335_13">ENTRY</text:span><text:span text:style-name="T335_14"><text:s/></text:span><text:span text:style-name="T335_15">CREDIT</text:span><text:span text:style-name="T335_16"><text:s/></text:span><text:span text:style-name="T335_17">WALLET</text:span><text:span text:style-name="T335_18"><text:s/></text:span><text:span text:style-name="T335_19">ADDRESS</text:span><text:span text:style-name="T335_20"><text:s/></text:span><text:span text:style-name="T335_21">TO</text:span><text:span text:style-name="T335_22"><text:s/></text:span><text:span text:style-name="T335_23">TRANSACTION</text:span><text:span text:style-name="T335_24"><text:s text:c="3"/><text:tab/><text:s/>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addecoutput</text:span><text:span text:style-name="T336_6"><text:s/></text:span><text:span text:style-name="T336_7">transaction</text:span><text:span text:style-name="T336_8">07<text:s/>$</text:span><text:span text:style-name="T336_9">ECWALLETADDRESSKEY</text:span><text:span text:style-name="T336_10">02<text:s/>9</text:span></text:p>
      <text:p text:style-name="P337"><text:span text:style-name="T337_1">echo</text:span></text:p>
      <text:p text:style-name="P338"><text:span text:style-name="T338_1">echo</text:span><text:span text:style-name="T338_2"><text:s/>2.8.5<text:s/></text:span><text:span text:style-name="T338_3">COMPLEX</text:span><text:span text:style-name="T338_4"><text:s/></text:span><text:span text:style-name="T338_5">TRANSACTION</text:span><text:span text:style-name="T338_6"><text:s/></text:span><text:span text:style-name="T338_7">FEE</text:span><text:span text:style-name="T338_8"><text:s text:c="3"/><text:tab/><text:s/></text:span></text:p>
      <text:p text:style-name="P339"><text:span text:style-name="T339_1">factom</text:span><text:span text:style-name="T339_2">-</text:span><text:span text:style-name="T339_3">cli</text:span><text:span text:style-name="T339_4"><text:s/></text:span><text:span text:style-name="T339_5">getfee</text:span><text:span text:style-name="T339_6"><text:s/></text:span><text:span text:style-name="T339_7">transaction</text:span><text:span text:style-name="T339_8">07</text:span></text:p>
      <text:p text:style-name="P340"><text:span text:style-name="T340_1">echo</text:span></text:p>
      <text:p text:style-name="P341"><text:span text:style-name="T341_1">echo</text:span><text:span text:style-name="T341_2"><text:s/>2.8.6<text:s/></text:span><text:span text:style-name="T341_3">SIGN</text:span><text:span text:style-name="T341_4"><text:s/></text:span><text:span text:style-name="T341_5">TRANSACTION</text:span><text:span text:style-name="T341_6"><text:s text:c="3"/><text:tab/><text:s/>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sign</text:span><text:span text:style-name="T342_6"><text:s/></text:span><text:span text:style-name="T342_7">transaction</text:span><text:span text:style-name="T342_8">07</text:span></text:p>
      <text:p text:style-name="P343"><text:span text:style-name="T343_1">echo</text:span></text:p>
      <text:p text:style-name="P344"><text:span text:style-name="T344_1">echo</text:span><text:span text:style-name="T344_2"><text:s/>2.8.7<text:s/></text:span><text:span text:style-name="T344_3">SUBMIT</text:span><text:span text:style-name="T344_4"><text:s/></text:span><text:span text:style-name="T344_5">TRANSACTION</text:span><text:span text:style-name="T344_6"><text:s text:c="3"/><text:tab/><text:s/>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submit</text:span><text:span text:style-name="T345_6"><text:s/></text:span><text:span text:style-name="T345_7">transaction</text:span><text:span text:style-name="T345_8">07</text:span></text:p>
      <text:p text:style-name="P346"><text:span text:style-name="T346_1">echo</text:span></text:p>
      <text:p text:style-name="P347"><text:span text:style-name="T347_1">echo</text:span><text:span text:style-name="T347_2"><text:s/>2.8.8<text:s/></text:span><text:span text:style-name="T347_3">VERIFY</text:span><text:span text:style-name="T347_4"><text:s/></text:span><text:span text:style-name="T347_5">WALLET</text:span><text:span text:style-name="T347_6"><text:s/></text:span><text:span text:style-name="T347_7">BALANCES</text:span><text:span text:style-name="T347_8"><text:s text:c="3"/><text:tab/><text:s/></text:span></text:p>
      <text:p text:style-name="P348"><text:span text:style-name="T348_1">factom</text:span><text:span text:style-name="T348_2">-</text:span><text:span text:style-name="T348_3">cli</text:span><text:span text:style-name="T348_4"><text:s/></text:span><text:span text:style-name="T348_5">getaddresses</text:span></text:p>
      <text:p text:style-name="P349"><text:span text:style-name="T349_1">echo</text:span></text:p>
      <text:p text:style-name="P350"/>
      <text:p text:style-name="P351"><text:span text:style-name="T351_1">echo</text:span><text:span text:style-name="T351_2"><text:s/>2.9<text:s/></text:span><text:span text:style-name="T351_3">TEST</text:span><text:span text:style-name="T351_4"><text:s/></text:span><text:span text:style-name="T351_5">TRANSACTION</text:span><text:span text:style-name="T351_6"><text:s/></text:span><text:span text:style-name="T351_7">PARAMETER</text:span><text:span text:style-name="T351_8"><text:s/></text:span><text:span text:style-name="T351_9">LIMITS</text:span></text:p>
      <text:p text:style-name="P352"><text:span text:style-name="T352_1">echo</text:span></text:p>
      <text:p text:style-name="P353"><text:span text:style-name="T353_1">echo</text:span><text:span text:style-name="T353_2"><text:s/>2.9.1<text:s/></text:span><text:span text:style-name="T353_3">ADD</text:span><text:span text:style-name="T353_4"><text:s/></text:span><text:span text:style-name="T353_5">INPUT</text:span><text:span text:style-name="T353_6"><text:s/></text:span><text:span text:style-name="T353_7">OF</text:span><text:span text:style-name="T353_8"><text:s/>-1<text:s/></text:span><text:span text:style-name="T353_9">FACTOIDS</text:span><text:span text:style-name="T353_10"><text:s/></text:span><text:span text:style-name="T353_11">TO</text:span><text:span text:style-name="T353_12"><text:s/></text:span><text:span text:style-name="T353_13">TRANSACTION</text:span><text:span text:style-name="T353_14"><text:s text:c="3"/><text:tab/><text:s/></text:span></text:p>
      <text:p text:style-name="P354"><text:span text:style-name="T354_1">factom</text:span><text:span text:style-name="T354_2">-</text:span><text:span text:style-name="T354_3">cli</text:span><text:span text:style-name="T354_4"><text:s/></text:span><text:span text:style-name="T354_5">balance</text:span><text:span text:style-name="T354_6"><text:s/></text:span><text:span text:style-name="T354_7">fct</text:span><text:span text:style-name="T354_8"><text:s/></text:span><text:span text:style-name="T354_9">factoid</text:span><text:span text:style-name="T354_10">-</text:span><text:span text:style-name="T354_11">wallet</text:span><text:span text:style-name="T354_12">-</text:span><text:span text:style-name="T354_13">address</text:span><text:span text:style-name="T354_14">-</text:span><text:span text:style-name="T354_15">name</text:span><text:span text:style-name="T354_16">01</text:span></text:p>
      <text:p text:style-name="P355"><text:span text:style-name="T355_1">factom</text:span><text:span text:style-name="T355_2">-</text:span><text:span text:style-name="T355_3">cli</text:span><text:span text:style-name="T355_4"><text:s/></text:span><text:span text:style-name="T355_5">newtransaction</text:span><text:span text:style-name="T355_6"><text:s/></text:span><text:span text:style-name="T355_7">transaction</text:span><text:span text:style-name="T355_8">08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input</text:span><text:span text:style-name="T356_6"><text:s/></text:span><text:span text:style-name="T356_7">transaction</text:span><text:span text:style-name="T356_8">08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text:s/>-1</text:span></text:p>
      <text:p text:style-name="P357"><text:span text:style-name="T357_1">factom</text:span><text:span text:style-name="T357_2">-</text:span><text:span text:style-name="T357_3">cli</text:span><text:span text:style-name="T357_4"><text:s/></text:span><text:span text:style-name="T357_5">sign</text:span><text:span text:style-name="T357_6"><text:s/></text:span><text:span text:style-name="T357_7">transaction</text:span><text:span text:style-name="T357_8">08</text:span></text:p>
      <text:p text:style-name="P358"><text:span text:style-name="T358_1">factom</text:span><text:span text:style-name="T358_2">-</text:span><text:span text:style-name="T358_3">cli</text:span><text:span text:style-name="T358_4"><text:s/></text:span><text:span text:style-name="T358_5">submit</text:span><text:span text:style-name="T358_6"><text:s/></text:span><text:span text:style-name="T358_7">transaction</text:span><text:span text:style-name="T358_8">08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balance</text:span><text:span text:style-name="T359_6"><text:s/></text:span><text:span text:style-name="T359_7">fct</text:span><text:span text:style-name="T359_8">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/text:span></text:p>
      <text:p text:style-name="P360"><text:span text:style-name="T360_1">echo</text:span></text:p>
      <text:p text:style-name="P361"/>
      <text:p text:style-name="P362"><text:span text:style-name="T362_1">echo</text:span><text:span text:style-name="T362_2"><text:s/>2.9.2<text:s/></text:span><text:span text:style-name="T362_3">ADD</text:span><text:span text:style-name="T362_4"><text:s/></text:span><text:span text:style-name="T362_5">INPUT</text:span><text:span text:style-name="T362_6"><text:s/></text:span><text:span text:style-name="T362_7">OF</text:span><text:span text:style-name="T362_8"><text:s/>0<text:s/></text:span><text:span text:style-name="T362_9">FACTOIDS</text:span><text:span text:style-name="T362_10"><text:s/></text:span><text:span text:style-name="T362_11">TO</text:span><text:span text:style-name="T362_12"><text:s/></text:span><text:span text:style-name="T362_13">TRANSACTION</text:span><text:span text:style-name="T362_14"><text:s text:c="3"/><text:tab/><text:s/></text:span></text:p>
      <text:p text:style-name="P363"><text:span text:style-name="T363_1">factom</text:span><text:span text:style-name="T363_2">-</text:span><text:span text:style-name="T363_3">cli</text:span><text:span text:style-name="T363_4"><text:s/></text:span><text:span text:style-name="T363_5">generateaddress</text:span><text:span text:style-name="T363_6"><text:s/></text:span><text:span text:style-name="T363_7">fct</text:span><text:span text:style-name="T363_8"><text:s/></text:span><text:span text:style-name="T363_9">factoid</text:span><text:span text:style-name="T363_10">-</text:span><text:span text:style-name="T363_11">wallet</text:span><text:span text:style-name="T363_12">-</text:span><text:span text:style-name="T363_13">address</text:span><text:span text:style-name="T363_14">-</text:span><text:span text:style-name="T363_15">name</text:span><text:span text:style-name="T363_16">03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balance</text:span><text:span text:style-name="T364_6"><text:s/></text:span><text:span text:style-name="T364_7">fct</text:span><text:span text:style-name="T364_8"><text:s/></text:span><text:span text:style-name="T364_9">factoid</text:span><text:span text:style-name="T364_10">-</text:span><text:span text:style-name="T364_11">wallet</text:span><text:span text:style-name="T364_12">-</text:span><text:span text:style-name="T364_13">address</text:span><text:span text:style-name="T364_14">-</text:span><text:span text:style-name="T364_15">name</text:span><text:span text:style-name="T364_16">03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newtransaction</text:span><text:span text:style-name="T365_6"><text:s/></text:span><text:span text:style-name="T365_7">transaction</text:span><text:span text:style-name="T365_8">09</text:span></text:p>
      <text:p text:style-name="P366"><text:span text:style-name="T366_1">factom</text:span><text:span text:style-name="T366_2">-</text:span><text:span text:style-name="T366_3">cli</text:span><text:span text:style-name="T366_4"><text:s/></text:span><text:span text:style-name="T366_5">addinput</text:span><text:span text:style-name="T366_6"><text:s/></text:span><text:span text:style-name="T366_7">transaction</text:span><text:span text:style-name="T366_8">09<text:s/></text:span><text:span text:style-name="T366_9">factoid</text:span><text:span text:style-name="T366_10">-</text:span><text:span text:style-name="T366_11">wallet</text:span><text:span text:style-name="T366_12">-</text:span><text:span text:style-name="T366_13">address</text:span><text:span text:style-name="T366_14">-</text:span><text:span text:style-name="T366_15">name</text:span><text:span text:style-name="T366_16">03<text:s/>0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sign</text:span><text:span text:style-name="T367_6"><text:s/></text:span><text:span text:style-name="T367_7">transaction</text:span><text:span text:style-name="T367_8">09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submit</text:span><text:span text:style-name="T368_6"><text:s/></text:span><text:span text:style-name="T368_7">transaction</text:span><text:span text:style-name="T368_8">09</text:span></text:p>
      <text:p text:style-name="P369"><text:span text:style-name="T369_1">factom</text:span><text:span text:style-name="T369_2">-</text:span><text:span text:style-name="T369_3">cli</text:span><text:span text:style-name="T369_4"><text:s/></text:span><text:span text:style-name="T369_5">balance</text:span><text:span text:style-name="T369_6"><text:s/></text:span><text:span text:style-name="T369_7">fct</text:span><text:span text:style-name="T369_8"><text:s/></text:span><text:span text:style-name="T369_9">factoid</text:span><text:span text:style-name="T369_10">-</text:span><text:span text:style-name="T369_11">wallet</text:span><text:span text:style-name="T369_12">-</text:span><text:span text:style-name="T369_13">address</text:span><text:span text:style-name="T369_14">-</text:span><text:span text:style-name="T369_15">name</text:span><text:span text:style-name="T369_16">03</text:span></text:p>
      <text:p text:style-name="P370"><text:span text:style-name="T370_1">echo</text:span></text:p>
      <text:p text:style-name="P371"/>
      <text:p text:style-name="P372"><text:span text:style-name="T372_1">echo</text:span><text:span text:style-name="T372_2"><text:s/>2.9.3<text:s/></text:span><text:span text:style-name="T372_3">ADD</text:span><text:span text:style-name="T372_4"><text:s/></text:span><text:span text:style-name="T372_5">FRACTIONAL</text:span><text:span text:style-name="T372_6"><text:s/></text:span><text:span text:style-name="T372_7">INPUT</text:span><text:span text:style-name="T372_8"><text:s/></text:span><text:span text:style-name="T372_9">OF</text:span><text:span text:style-name="T372_10"><text:s/></text:span><text:span text:style-name="T372_11">FACTOIDS</text:span><text:span text:style-name="T372_12"><text:s/></text:span><text:span text:style-name="T372_13">WITHOUT</text:span><text:span text:style-name="T372_14"><text:s/></text:span><text:span text:style-name="T372_15">LEADING</text:span><text:span text:style-name="T372_16"><text:s/>0<text:s/></text:span><text:span text:style-name="T372_17">TO</text:span><text:span text:style-name="T372_18"><text:s/></text:span><text:span text:style-name="T372_19">TRANSACTION</text:span><text:span text:style-name="T372_20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newtransaction</text:span><text:span text:style-name="T373_6"><text:s/></text:span><text:span text:style-name="T373_7">transaction</text:span><text:span text:style-name="T373_8">10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addinput</text:span><text:span text:style-name="T374_6"><text:s/></text:span><text:span text:style-name="T374_7">transaction</text:span><text:span text:style-name="T374_8">10<text:s/></text:span><text:span text:style-name="T374_9">factoid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3<text:s/>.5</text:span></text:p>
      <text:p text:style-name="P375"><text:span text:style-name="T375_1">factom</text:span><text:span text:style-name="T375_2">-</text:span><text:span text:style-name="T375_3">cli</text:span><text:span text:style-name="T375_4"><text:s/></text:span><text:span text:style-name="T375_5">sign</text:span><text:span text:style-name="T375_6"><text:s/></text:span><text:span text:style-name="T375_7">transaction</text:span><text:span text:style-name="T375_8">10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submit</text:span><text:span text:style-name="T376_6"><text:s/></text:span><text:span text:style-name="T376_7">transaction</text:span><text:span text:style-name="T376_8">10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balance</text:span><text:span text:style-name="T377_6"><text:s/></text:span><text:span text:style-name="T377_7">fct</text:span><text:span text:style-name="T377_8"><text:s/></text:span><text:span text:style-name="T377_9">factoid</text:span><text:span text:style-name="T377_10">-</text:span><text:span text:style-name="T377_11">wallet</text:span><text:span text:style-name="T377_12">-</text:span><text:span text:style-name="T377_13">address</text:span><text:span text:style-name="T377_14">-</text:span><text:span text:style-name="T377_15">name</text:span><text:span text:style-name="T377_16">03</text:span></text:p>
      <text:p text:style-name="P378"><text:span text:style-name="T378_1">echo</text:span></text:p>
      <text:p text:style-name="P379"/>
      <text:p text:style-name="P380"><text:span text:style-name="T380_1">echo</text:span><text:span text:style-name="T380_2"><text:s/>2.9.4<text:s/></text:span><text:span text:style-name="T380_3">ADD</text:span><text:span text:style-name="T380_4"><text:s/></text:span><text:span text:style-name="T380_5">TOO</text:span><text:span text:style-name="T380_6"><text:s/></text:span><text:span text:style-name="T380_7">SMALL</text:span><text:span text:style-name="T380_8"><text:s/></text:span><text:span text:style-name="T380_9">INPUT</text:span><text:span text:style-name="T380_10"><text:s/></text:span><text:span text:style-name="T380_11">OF</text:span><text:span text:style-name="T380_12"><text:s/>0.000000009<text:s/></text:span><text:span text:style-name="T380_13">FACTOIDS</text:span><text:span text:style-name="T380_14"><text:s/></text:span><text:span text:style-name="T380_15">TO</text:span><text:span text:style-name="T380_16"><text:s/></text:span><text:span text:style-name="T380_17">TRANSACTION</text:span><text:span text:style-name="T380_18"><text:s text:c="3"/><text:tab/><text:s/>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newtransaction</text:span><text:span text:style-name="T381_6"><text:s/></text:span><text:span text:style-name="T381_7">transaction</text:span><text:span text:style-name="T381_8">11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addinput</text:span><text:span text:style-name="T382_6"><text:s/></text:span><text:span text:style-name="T382_7">transaction</text:span><text:span text:style-name="T382_8">11<text:s/></text:span><text:span text:style-name="T382_9">factoid</text:span><text:span text:style-name="T382_10">-</text:span><text:span text:style-name="T382_11">wallet</text:span><text:span text:style-name="T382_12">-</text:span><text:span text:style-name="T382_13">address</text:span><text:span text:style-name="T382_14">-</text:span><text:span text:style-name="T382_15">name</text:span><text:span text:style-name="T382_16">03<text:s/>0.000000009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sign</text:span><text:span text:style-name="T383_6"><text:s/></text:span><text:span text:style-name="T383_7">transaction</text:span><text:span text:style-name="T383_8">11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submit</text:span><text:span text:style-name="T384_6"><text:s/></text:span><text:span text:style-name="T384_7">transaction</text:span><text:span text:style-name="T384_8">11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balance</text:span><text:span text:style-name="T385_6"><text:s/></text:span><text:span text:style-name="T385_7">fct</text:span><text:span text:style-name="T385_8"><text:s/></text:span><text:span text:style-name="T385_9">factoid</text:span><text:span text:style-name="T385_10">-</text:span><text:span text:style-name="T385_11">wallet</text:span><text:span text:style-name="T385_12">-</text:span><text:span text:style-name="T385_13">address</text:span><text:span text:style-name="T385_14">-</text:span><text:span text:style-name="T385_15">name</text:span><text:span text:style-name="T385_16">03</text:span></text:p>
      <text:p text:style-name="P386"><text:span text:style-name="T386_1">echo</text:span></text:p>
      <text:p text:style-name="P387"/>
      <text:p text:style-name="P388"><text:span text:style-name="T388_1">echo</text:span><text:span text:style-name="T388_2"><text:s/>2.9.5<text:s/></text:span><text:span text:style-name="T388_3">ADD</text:span><text:span text:style-name="T388_4"><text:s/></text:span><text:span text:style-name="T388_5">JUST</text:span><text:span text:style-name="T388_6"><text:s/></text:span><text:span text:style-name="T388_7">LESS</text:span><text:span text:style-name="T388_8"><text:s/></text:span><text:span text:style-name="T388_9">THAN</text:span><text:span text:style-name="T388_10"><text:s/></text:span><text:span text:style-name="T388_11">MINIMUM</text:span><text:span text:style-name="T388_12"><text:s/></text:span><text:span text:style-name="T388_13">INPUT</text:span><text:span text:style-name="T388_14"><text:s/></text:span><text:span text:style-name="T388_15">OF</text:span><text:span text:style-name="T388_16"><text:s/>0.01333333<text:s/></text:span><text:span text:style-name="T388_17">FACTOIDS</text:span><text:span text:style-name="T388_18"><text:s/></text:span><text:span text:style-name="T388_19">TO</text:span><text:span text:style-name="T388_20"><text:s/></text:span><text:span text:style-name="T388_21">TRANSACTION</text:span><text:span text:style-name="T388_22"><text:s text:c="3"/><text:tab/><text:s/></text:span></text:p>
      <text:p text:style-name="P389"><text:span text:style-name="T389_1">factom</text:span><text:span text:style-name="T389_2">-</text:span><text:span text:style-name="T389_3">cli</text:span><text:span text:style-name="T389_4"><text:s/></text:span><text:span text:style-name="T389_5">newtransaction</text:span><text:span text:style-name="T389_6"><text:s/></text:span><text:span text:style-name="T389_7">transaction</text:span><text:span text:style-name="T389_8">12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addinput</text:span><text:span text:style-name="T390_6"><text:s/></text:span><text:span text:style-name="T390_7">transaction</text:span><text:span text:style-name="T390_8">12<text:s/></text:span><text:span text:style-name="T390_9">factoid</text:span><text:span text:style-name="T390_10">-</text:span><text:span text:style-name="T390_11">wallet</text:span><text:span text:style-name="T390_12">-</text:span><text:span text:style-name="T390_13">address</text:span><text:span text:style-name="T390_14">-</text:span><text:span text:style-name="T390_15">name</text:span><text:span text:style-name="T390_16">03<text:s/>0.01333333</text:span></text:p>
      <text:p text:style-name="P391"><text:span text:style-name="T391_1">factom</text:span><text:span text:style-name="T391_2">-</text:span><text:span text:style-name="T391_3">cli</text:span><text:span text:style-name="T391_4"><text:s/></text:span><text:span text:style-name="T391_5">sign</text:span><text:span text:style-name="T391_6"><text:s/></text:span><text:span text:style-name="T391_7">transaction</text:span><text:span text:style-name="T391_8">12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submit</text:span><text:span text:style-name="T392_6"><text:s/></text:span><text:span text:style-name="T392_7">transaction</text:span><text:span text:style-name="T392_8">12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balance</text:span><text:span text:style-name="T393_6"><text:s/></text:span><text:span text:style-name="T393_7">fct</text:span><text:span text:style-name="T393_8"><text:s/></text:span><text:span text:style-name="T393_9">factoid</text:span><text:span text:style-name="T393_10">-</text:span><text:span text:style-name="T393_11">wallet</text:span><text:span text:style-name="T393_12">-</text:span><text:span text:style-name="T393_13">address</text:span><text:span text:style-name="T393_14">-</text:span><text:span text:style-name="T393_15">name</text:span><text:span text:style-name="T393_16">03</text:span></text:p>
      <text:p text:style-name="P394"><text:span text:style-name="T394_1">echo</text:span></text:p>
      <text:p text:style-name="P395"/>
      <text:p text:style-name="P396"><text:span text:style-name="T396_1">echo</text:span><text:span text:style-name="T396_2"><text:s/>2.9.6<text:s/></text:span><text:span text:style-name="T396_3">ADD</text:span><text:span text:style-name="T396_4"><text:s/></text:span><text:span text:style-name="T396_5">MINIMUM</text:span><text:span text:style-name="T396_6"><text:s/></text:span><text:span text:style-name="T396_7">INPUT</text:span><text:span text:style-name="T396_8"><text:s/></text:span><text:span text:style-name="T396_9">OF</text:span><text:span text:style-name="T396_10"><text:s/>0.01333334<text:s/></text:span><text:span text:style-name="T396_11">FACTOIDS</text:span><text:span text:style-name="T396_12"><text:s/></text:span><text:span text:style-name="T396_13">TO</text:span><text:span text:style-name="T396_14"><text:s/></text:span><text:span text:style-name="T396_15">TRANSACTION</text:span><text:span text:style-name="T396_16"><text:s text:c="3"/><text:tab/><text:s/>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newtransaction</text:span><text:span text:style-name="T397_6"><text:s/></text:span><text:span text:style-name="T397_7">transaction</text:span><text:span text:style-name="T397_8">13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addinput</text:span><text:span text:style-name="T398_6"><text:s/></text:span><text:span text:style-name="T398_7">transaction</text:span><text:span text:style-name="T398_8">13<text:s/></text:span><text:span text:style-name="T398_9">factoid</text:span><text:span text:style-name="T398_10">-</text:span><text:span text:style-name="T398_11">wallet</text:span><text:span text:style-name="T398_12">-</text:span><text:span text:style-name="T398_13">address</text:span><text:span text:style-name="T398_14">-</text:span><text:span text:style-name="T398_15">name</text:span><text:span text:style-name="T398_16">03<text:s/>0.01333334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sign</text:span><text:span text:style-name="T399_6"><text:s/></text:span><text:span text:style-name="T399_7">transaction</text:span><text:span text:style-name="T399_8">13</text:span></text:p>
      <text:p text:style-name="P400"><text:span text:style-name="T400_1">factom</text:span><text:span text:style-name="T400_2">-</text:span><text:span text:style-name="T400_3">cli</text:span><text:span text:style-name="T400_4"><text:s/></text:span><text:span text:style-name="T400_5">submit</text:span><text:span text:style-name="T400_6"><text:s/></text:span><text:span text:style-name="T400_7">transaction</text:span><text:span text:style-name="T400_8">13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balance</text:span><text:span text:style-name="T401_6"><text:s/></text:span><text:span text:style-name="T401_7">fct</text:span><text:span text:style-name="T401_8"><text:s/></text:span><text:span text:style-name="T401_9">factoid</text:span><text:span text:style-name="T401_10">-</text:span><text:span text:style-name="T401_11">wallet</text:span><text:span text:style-name="T401_12">-</text:span><text:span text:style-name="T401_13">address</text:span><text:span text:style-name="T401_14">-</text:span><text:span text:style-name="T401_15">name</text:span><text:span text:style-name="T401_16">03</text:span></text:p>
      <text:p text:style-name="P402"><text:span text:style-name="T402_1">echo</text:span></text:p>
      <text:p text:style-name="P403"/>
      <text:p text:style-name="P404"><text:span text:style-name="T404_1">echo</text:span><text:span text:style-name="T404_2"><text:s/>2.9.7<text:s/></text:span><text:span text:style-name="T404_3">ADD</text:span><text:span text:style-name="T404_4"><text:s/></text:span><text:span text:style-name="T404_5">LARGEST</text:span><text:span text:style-name="T404_6"><text:s/></text:span><text:span text:style-name="T404_7">ALLOWABLE</text:span><text:span text:style-name="T404_8"><text:s/></text:span><text:span text:style-name="T404_9">INPUT</text:span><text:span text:style-name="T404_10"><text:s/></text:span><text:span text:style-name="T404_11">OF</text:span><text:span text:style-name="T404_12"><text:s/>92233720368.54775806<text:s/></text:span><text:span text:style-name="T404_13">FACTOIDS</text:span><text:span text:style-name="T404_14"><text:s/></text:span><text:span text:style-name="T404_15">TO</text:span><text:span text:style-name="T404_16"><text:s/></text:span><text:span text:style-name="T404_17">TRANSACTION</text:span><text:span text:style-name="T404_18"><text:s text:c="3"/><text:tab/><text:s/>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newtransaction</text:span><text:span text:style-name="T405_6"><text:s/></text:span><text:span text:style-name="T405_7">transaction</text:span><text:span text:style-name="T405_8">14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addinput</text:span><text:span text:style-name="T406_6"><text:s/></text:span><text:span text:style-name="T406_7">transaction</text:span><text:span text:style-name="T406_8">14<text:s/></text:span><text:span text:style-name="T406_9">factoid</text:span><text:span text:style-name="T406_10">-</text:span><text:span text:style-name="T406_11">wallet</text:span><text:span text:style-name="T406_12">-</text:span><text:span text:style-name="T406_13">address</text:span><text:span text:style-name="T406_14">-</text:span><text:span text:style-name="T406_15">name</text:span><text:span text:style-name="T406_16">03<text:s/>92233720368.54775806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sign</text:span><text:span text:style-name="T407_6"><text:s/></text:span><text:span text:style-name="T407_7">transaction</text:span><text:span text:style-name="T407_8">14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submit</text:span><text:span text:style-name="T408_6"><text:s/></text:span><text:span text:style-name="T408_7">transaction</text:span><text:span text:style-name="T408_8">14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balance</text:span><text:span text:style-name="T409_6"><text:s/></text:span><text:span text:style-name="T409_7">fct</text:span><text:span text:style-name="T409_8"><text:s/></text:span><text:span text:style-name="T409_9">factoid</text:span><text:span text:style-name="T409_10">-</text:span><text:span text:style-name="T409_11">wallet</text:span><text:span text:style-name="T409_12">-</text:span><text:span text:style-name="T409_13">address</text:span><text:span text:style-name="T409_14">-</text:span><text:span text:style-name="T409_15">name</text:span><text:span text:style-name="T409_16">03</text:span></text:p>
      <text:p text:style-name="P410"><text:span text:style-name="T410_1">echo</text:span></text:p>
      <text:p text:style-name="P411"/>
      <text:p text:style-name="P412"><text:span text:style-name="T412_1">echo</text:span><text:span text:style-name="T412_2"><text:s/>2.9.8<text:s/></text:span><text:span text:style-name="T412_3">ADD</text:span><text:span text:style-name="T412_4"><text:s/></text:span><text:span text:style-name="T412_5">TOO</text:span><text:span text:style-name="T412_6"><text:s/></text:span><text:span text:style-name="T412_7">LARGE</text:span><text:span text:style-name="T412_8"><text:s/></text:span><text:span text:style-name="T412_9">INPUT</text:span><text:span text:style-name="T412_10"><text:s/></text:span><text:span text:style-name="T412_11">OF</text:span><text:span text:style-name="T412_12"><text:s/>92233720369<text:s/></text:span><text:span text:style-name="T412_13">FACTOIDS</text:span><text:span text:style-name="T412_14"><text:s/></text:span><text:span text:style-name="T412_15">TO</text:span><text:span text:style-name="T412_16"><text:s/></text:span><text:span text:style-name="T412_17">TRANSACTION</text:span><text:span text:style-name="T412_18"><text:s text:c="3"/><text:tab/><text:s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newtransaction</text:span><text:span text:style-name="T413_6"><text:s/></text:span><text:span text:style-name="T413_7">transaction</text:span><text:span text:style-name="T413_8">15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addinput</text:span><text:span text:style-name="T414_6"><text:s/></text:span><text:span text:style-name="T414_7">transaction</text:span><text:span text:style-name="T414_8">15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text:s/>92233720369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sign</text:span><text:span text:style-name="T415_6"><text:s/></text:span><text:span text:style-name="T415_7">transaction</text:span><text:span text:style-name="T415_8">15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submit</text:span><text:span text:style-name="T416_6"><text:s/></text:span><text:span text:style-name="T416_7">transaction</text:span><text:span text:style-name="T416_8">15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balance</text:span><text:span text:style-name="T417_6"><text:s/></text:span><text:span text:style-name="T417_7">fct</text:span><text:span text:style-name="T417_8"><text:s/></text:span><text:span text:style-name="T417_9">factoid</text:span><text:span text:style-name="T417_10">-</text:span><text:span text:style-name="T417_11">wallet</text:span><text:span text:style-name="T417_12">-</text:span><text:span text:style-name="T417_13">address</text:span><text:span text:style-name="T417_14">-</text:span><text:span text:style-name="T417_15">name</text:span><text:span text:style-name="T417_16">03</text:span></text:p>
      <text:p text:style-name="P418"><text:span text:style-name="T418_1">echo</text:span></text:p>
      <text:p text:style-name="P419"/>
      <text:p text:style-name="P420"><text:span text:style-name="T420_1">#<text:s/></text:span><text:span text:style-name="T420_2">CHECK</text:span><text:span text:style-name="T420_3"><text:s/></text:span><text:span text:style-name="T420_4">ALL</text:span><text:span text:style-name="T420_5"><text:s/></text:span><text:span text:style-name="T420_6">CHARACTERS</text:span><text:span text:style-name="T420_7"><text:s/></text:span><text:span text:style-name="T420_8">EVENTUALLY</text:span><text:span text:style-name="T420_9"><text:s/>(!@+*</text:span><text:span text:style-name="T420_10">ETC</text:span><text:span text:style-name="T420_11">)</text:span></text:p>
      <text:p text:style-name="P421"/>
      <text:p text:style-name="P422"><text:span text:style-name="T422_1">echo</text:span><text:span text:style-name="T422_2"><text:s/>3<text:s/></text:span><text:span text:style-name="T422_3">CHAIN</text:span></text:p>
      <text:p text:style-name="P423"><text:span text:style-name="T423_1">echo</text:span></text:p>
      <text:p text:style-name="P424"><text:span text:style-name="T424_1">echo</text:span><text:span text:style-name="T424_2"><text:s/>3.1<text:s/></text:span><text:span text:style-name="T424_3">MAKE</text:span><text:span text:style-name="T424_4"><text:s/></text:span><text:span text:style-name="T424_5">A</text:span><text:span text:style-name="T424_6"><text:s/></text:span><text:span text:style-name="T424_7">CHAIN</text:span></text:p>
      <text:p text:style-name="P425"><text:span text:style-name="T425_1">echo</text:span></text:p>
      <text:p text:style-name="P426"><text:span text:style-name="T426_1">echo</text:span><text:span text:style-name="T426_2"><text:s/>3.1.1<text:s/></text:span><text:span text:style-name="T426_3">TRY</text:span><text:span text:style-name="T426_4"><text:s/></text:span><text:span text:style-name="T426_5">TO</text:span><text:span text:style-name="T426_6"><text:s/></text:span><text:span text:style-name="T426_7">MAKE</text:span><text:span text:style-name="T426_8"><text:s/></text:span><text:span text:style-name="T426_9">CHAIN</text:span><text:span text:style-name="T426_10"><text:s/></text:span><text:span text:style-name="T426_11">USING</text:span><text:span text:style-name="T426_12"><text:s/></text:span><text:span text:style-name="T426_13">NON</text:span><text:span text:style-name="T426_14">-</text:span><text:span text:style-name="T426_15">EXISTENT</text:span><text:span text:style-name="T426_16"><text:s/></text:span><text:span text:style-name="T426_17">ENTRY</text:span><text:span text:style-name="T426_18"><text:s/></text:span><text:span text:style-name="T426_19">CREDIT</text:span><text:span text:style-name="T426_20"><text:s/></text:span><text:span text:style-name="T426_21">ADDRESS</text:span></text:p>
      <text:p text:style-name="P427"><text:span text:style-name="T427_1">echo</text:span></text:p>
      <text:p text:style-name="P428"><text:span text:style-name="T428_1">echo</text:span><text:span text:style-name="T428_2"><text:s/></text:span><text:span text:style-name="T428_3">Proposed</text:span><text:span text:style-name="T428_4"><text:s/></text:span><text:span text:style-name="T428_5">New</text:span><text:span text:style-name="T428_6"><text:s/></text:span><text:span text:style-name="T428_7">Chain</text:span><text:span text:style-name="T428_8"><text:s/></text:span><text:span text:style-name="T428_9">ID</text:span></text:p>
      <text:p text:style-name="P429"><text:span text:style-name="T429_1">CHAINID</text:span><text:span text:style-name="T429_2">=$(</text:span><text:span text:style-name="T429_3">factom</text:span><text:span text:style-name="T429_4">-</text:span><text:span text:style-name="T429_5">cli</text:span><text:span text:style-name="T429_6"><text:s/></text:span><text:span text:style-name="T429_7">mkchain</text:span><text:span text:style-name="T429_8"><text:s/>-</text:span><text:span text:style-name="T429_9">e</text:span><text:span text:style-name="T429_10"><text:s/>111111<text:s/>-</text:span><text:span text:style-name="T429_11">e</text:span><text:span text:style-name="T429_12"><text:s/>222222<text:s/></text:span><text:span text:style-name="T429_13">xxx</text:span><text:span text:style-name="T429_14"><text:s/>&lt;~/</text:span><text:span text:style-name="T429_15">testing</text:span><text:span text:style-name="T429_16">/</text:span><text:span text:style-name="T429_17">testing</text:span><text:span text:style-name="T429_18">/</text:span><text:span text:style-name="T429_19">test</text:span><text:span text:style-name="T429_20">-</text:span><text:span text:style-name="T429_21">plans</text:span><text:span text:style-name="T429_22">-</text:span><text:span text:style-name="T429_23">and</text:span><text:span text:style-name="T429_24">-</text:span><text:span text:style-name="T429_25">scripts</text:span><text:span text:style-name="T429_26">/</text:span><text:span text:style-name="T429_27">Robert</text:span><text:span text:style-name="T429_28">-</text:span><text:span text:style-name="T429_29">API</text:span><text:span text:style-name="T429_30">/</text:span><text:span text:style-name="T429_31">entries</text:span><text:span text:style-name="T429_32">/1</text:span><text:span text:style-name="T429_33">st</text:span><text:span text:style-name="T429_34">-</text:span><text:span text:style-name="T429_35">entry</text:span><text:span text:style-name="T429_36"><text:s/>|<text:s/></text:span><text:span text:style-name="T429_37">awk</text:span><text:span text:style-name="T429_38"><text:s/>'{</text:span><text:span text:style-name="T429_39">print</text:span><text:span text:style-name="T429_40"><text:s/>$3}')</text:span></text:p>
      <text:p text:style-name="P430"><text:span text:style-name="T430_1">echo</text:span><text:span text:style-name="T430_2"><text:s/>$</text:span><text:span text:style-name="T430_3">CHAINID</text:span></text:p>
      <text:p text:style-name="P431"><text:span text:style-name="T431_1">echo</text:span></text:p>
      <text:p text:style-name="P432"><text:span text:style-name="T432_1">echo</text:span><text:span text:style-name="T432_2"><text:s/></text:span><text:span text:style-name="T432_3">WAITING</text:span><text:span text:style-name="T432_4"><text:s/>60<text:s/></text:span><text:span text:style-name="T432_5">SECONDS</text:span><text:span text:style-name="T432_6"><text:s/></text:span><text:span text:style-name="T432_7">FOR</text:span><text:span text:style-name="T432_8"><text:s/></text:span><text:span text:style-name="T432_9">DIRECTORY</text:span><text:span text:style-name="T432_10"><text:s/></text:span><text:span text:style-name="T432_11">BLOCK</text:span><text:span text:style-name="T432_12"><text:s/></text:span><text:span text:style-name="T432_13">TO</text:span><text:span text:style-name="T432_14"><text:s/></text:span><text:span text:style-name="T432_15">CLOSE</text:span></text:p>
      <text:p text:style-name="P433"><text:span text:style-name="T433_1">sleep</text:span><text:span text:style-name="T433_2"><text:s/>60</text:span></text:p>
      <text:p text:style-name="P434"><text:span text:style-name="T434_1">echo</text:span><text:span text:style-name="T434_2"><text:s/></text:span><text:span text:style-name="T434_3">Chain</text:span><text:span text:style-name="T434_4"><text:s/></text:span><text:span text:style-name="T434_5">Head</text:span><text:span text:style-name="T434_6"><text:s/></text:span><text:span text:style-name="T434_7">Merkelroot</text:span></text:p>
      <text:p text:style-name="P435"><text:span text:style-name="T435_1">HEAD</text:span><text:span text:style-name="T435_2">=$(</text:span><text:span text:style-name="T435_3">factom</text:span><text:span text:style-name="T435_4">-</text:span><text:span text:style-name="T435_5">cli</text:span><text:span text:style-name="T435_6"><text:s/></text:span><text:span text:style-name="T435_7">get</text:span><text:span text:style-name="T435_8"><text:s/></text:span><text:span text:style-name="T435_9">chain</text:span><text:span text:style-name="T435_10"><text:s/>$</text:span><text:span text:style-name="T435_11">CHAINID</text:span><text:span text:style-name="T435_12">)</text:span></text:p>
      <text:p text:style-name="P436"><text:span text:style-name="T436_1">echo</text:span><text:span text:style-name="T436_2"><text:s/>$</text:span><text:span text:style-name="T436_3">HEAD</text:span></text:p>
      <text:p text:style-name="P437"><text:span text:style-name="T437_1">factom</text:span><text:span text:style-name="T437_2">-</text:span><text:span text:style-name="T437_3">cli</text:span><text:span text:style-name="T437_4"><text:s/></text:span><text:span text:style-name="T437_5">balance</text:span><text:span text:style-name="T437_6"><text:s/></text:span><text:span text:style-name="T437_7">ec</text:span><text:span text:style-name="T437_8"><text:s/></text:span><text:span text:style-name="T437_9">xxx</text:span></text:p>
      <text:p text:style-name="P438"><text:span text:style-name="T438_1">echo</text:span></text:p>
      <text:p text:style-name="P439"/>
      <text:p text:style-name="P440"><text:span text:style-name="T440_1">echo</text:span><text:span text:style-name="T440_2"><text:s/>3.1.2<text:s/></text:span><text:span text:style-name="T440_3">MAKE</text:span><text:span text:style-name="T440_4"><text:s/></text:span><text:span text:style-name="T440_5">CHAIN</text:span><text:span text:style-name="T440_6"><text:s/></text:span><text:span text:style-name="T440_7">USING</text:span><text:span text:style-name="T440_8"><text:s/></text:span><text:span text:style-name="T440_9">ENTRY</text:span><text:span text:style-name="T440_10"><text:s/></text:span><text:span text:style-name="T440_11">CREDIT</text:span><text:span text:style-name="T440_12"><text:s/></text:span><text:span text:style-name="T440_13">ADDRESS</text:span><text:span text:style-name="T440_14"><text:s/></text:span><text:span text:style-name="T440_15">NAME</text:span></text:p>
      <text:p text:style-name="P441"><text:span text:style-name="T441_1">echo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balance</text:span><text:span text:style-name="T442_6"><text:s/></text:span><text:span text:style-name="T442_7">ec</text:span><text:span text:style-name="T442_8"><text:s/></text:span><text:span text:style-name="T442_9">ec</text:span><text:span text:style-name="T442_10">-</text:span><text:span text:style-name="T442_11">wallet</text:span><text:span text:style-name="T442_12">-</text:span><text:span text:style-name="T442_13">address</text:span><text:span text:style-name="T442_14">-</text:span><text:span text:style-name="T442_15">name</text:span><text:span text:style-name="T442_16">01</text:span></text:p>
      <text:p text:style-name="P443"><text:span text:style-name="T443_1">echo</text:span><text:span text:style-name="T443_2"><text:s/></text:span><text:span text:style-name="T443_3">Proposed</text:span><text:span text:style-name="T443_4"><text:s/></text:span><text:span text:style-name="T443_5">New</text:span><text:span text:style-name="T443_6"><text:s/></text:span><text:span text:style-name="T443_7">Chain</text:span><text:span text:style-name="T443_8"><text:s/></text:span><text:span text:style-name="T443_9">ID</text:span></text:p>
      <text:p text:style-name="P444"><text:span text:style-name="T444_1">CHAINIDGOOD</text:span><text:span text:style-name="T444_2">=$(</text:span><text:span text:style-name="T444_3">factom</text:span><text:span text:style-name="T444_4">-</text:span><text:span text:style-name="T444_5">cli</text:span><text:span text:style-name="T444_6"><text:s/></text:span><text:span text:style-name="T444_7">mkchain</text:span><text:span text:style-name="T444_8"><text:s/>-</text:span><text:span text:style-name="T444_9">e</text:span><text:span text:style-name="T444_10"><text:s/>111111<text:s/>-</text:span><text:span text:style-name="T444_11">e</text:span><text:span text:style-name="T444_12"><text:s/>222222<text:s/></text:span><text:span text:style-name="T444_13">ec</text:span><text:span text:style-name="T444_14">-</text:span><text:span text:style-name="T444_15">wallet</text:span><text:span text:style-name="T444_16">-</text:span><text:span text:style-name="T444_17">address</text:span><text:span text:style-name="T444_18">-</text:span><text:span text:style-name="T444_19">name</text:span><text:span text:style-name="T444_20">01<text:s/>&lt;~/</text:span><text:span text:style-name="T444_21">testing</text:span><text:span text:style-name="T444_22">/</text:span><text:span text:style-name="T444_23">testing</text:span><text:span text:style-name="T444_24">/</text:span><text:span text:style-name="T444_25">test</text:span><text:span text:style-name="T444_26">-</text:span><text:span text:style-name="T444_27">plans</text:span><text:span text:style-name="T444_28">-</text:span><text:span text:style-name="T444_29">and</text:span><text:span text:style-name="T444_30">-</text:span><text:span text:style-name="T444_31">scripts</text:span><text:span text:style-name="T444_32">/</text:span><text:span text:style-name="T444_33">Robert</text:span><text:span text:style-name="T444_34">-</text:span><text:span text:style-name="T444_35">API</text:span><text:span text:style-name="T444_36">/</text:span><text:span text:style-name="T444_37">entries</text:span><text:span text:style-name="T444_38">/1</text:span><text:span text:style-name="T444_39">st</text:span><text:span text:style-name="T444_40">-</text:span><text:span text:style-name="T444_41">entry</text:span><text:span text:style-name="T444_42"><text:s/>|<text:s/></text:span><text:span text:style-name="T444_43">awk</text:span><text:span text:style-name="T444_44"><text:s/>'{</text:span><text:span text:style-name="T444_45">printf</text:span><text:span text:style-name="T444_46"><text:s/>$3}')</text:span></text:p>
      <text:p text:style-name="P445"><text:span text:style-name="T445_1">echo</text:span><text:span text:style-name="T445_2"><text:s/>$</text:span><text:span text:style-name="T445_3">CHAINIDGOOD</text:span></text:p>
      <text:p text:style-name="P446"><text:span text:style-name="T446_1">echo</text:span></text:p>
      <text:p text:style-name="P447"><text:span text:style-name="T447_1">echo</text:span><text:span text:style-name="T447_2"><text:s/></text:span><text:span text:style-name="T447_3">WAITING</text:span><text:span text:style-name="T447_4"><text:s/>60<text:s/></text:span><text:span text:style-name="T447_5">SECONDS</text:span><text:span text:style-name="T447_6"><text:s/></text:span><text:span text:style-name="T447_7">FOR</text:span><text:span text:style-name="T447_8"><text:s/></text:span><text:span text:style-name="T447_9">DIRECTORY</text:span><text:span text:style-name="T447_10"><text:s/></text:span><text:span text:style-name="T447_11">BLOCK</text:span><text:span text:style-name="T447_12"><text:s/></text:span><text:span text:style-name="T447_13">TO</text:span><text:span text:style-name="T447_14"><text:s/></text:span><text:span text:style-name="T447_15">CLOSE</text:span></text:p>
      <text:p text:style-name="P448"><text:span text:style-name="T448_1">sleep</text:span><text:span text:style-name="T448_2"><text:s/>60</text:span></text:p>
      <text:p text:style-name="P449"><text:span text:style-name="T449_1">echo</text:span><text:span text:style-name="T449_2"><text:s/></text:span><text:span text:style-name="T449_3">Chain</text:span><text:span text:style-name="T449_4"><text:s/></text:span><text:span text:style-name="T449_5">Head</text:span><text:span text:style-name="T449_6"><text:s/></text:span><text:span text:style-name="T449_7">Merkelroot</text:span></text:p>
      <text:p text:style-name="P450"><text:span text:style-name="T450_1">HEADGOOD</text:span><text:span text:style-name="T450_2">=$(</text:span><text:span text:style-name="T450_3">factom</text:span><text:span text:style-name="T450_4">-</text:span><text:span text:style-name="T450_5">cli</text:span><text:span text:style-name="T450_6"><text:s/></text:span><text:span text:style-name="T450_7">get</text:span><text:span text:style-name="T450_8"><text:s/></text:span><text:span text:style-name="T450_9">chain</text:span><text:span text:style-name="T450_10"><text:s/>$</text:span><text:span text:style-name="T450_11">CHAINIDGOOD</text:span><text:span text:style-name="T450_12">)</text:span></text:p>
      <text:p text:style-name="P451"><text:span text:style-name="T451_1">echo</text:span><text:span text:style-name="T451_2"><text:s/>$</text:span><text:span text:style-name="T451_3">HEADGOOD</text:span></text:p>
      <text:p text:style-name="P452"><text:span text:style-name="T452_1">factom</text:span><text:span text:style-name="T452_2">-</text:span><text:span text:style-name="T452_3">cli</text:span><text:span text:style-name="T452_4"><text:s/></text:span><text:span text:style-name="T452_5">balance</text:span><text:span text:style-name="T452_6"><text:s/></text:span><text:span text:style-name="T452_7">ec</text:span><text:span text:style-name="T452_8"><text:s/></text:span><text:span text:style-name="T452_9">ec</text:span><text:span text:style-name="T452_10">-</text:span><text:span text:style-name="T452_11">wallet</text:span><text:span text:style-name="T452_12">-</text:span><text:span text:style-name="T452_13">address</text:span><text:span text:style-name="T452_14">-</text:span><text:span text:style-name="T452_15">name</text:span><text:span text:style-name="T452_16">01</text:span></text:p>
      <text:p text:style-name="P453"><text:span text:style-name="T453_1">echo</text:span></text:p>
      <text:p text:style-name="P454"/>
      <text:p text:style-name="P455"><text:span text:style-name="T455_1">echo</text:span><text:span text:style-name="T455_2"><text:s/>3.1.3<text:s/></text:span><text:span text:style-name="T455_3">MAKE</text:span><text:span text:style-name="T455_4"><text:s/></text:span><text:span text:style-name="T455_5">CHAIN</text:span><text:span text:style-name="T455_6"><text:s/></text:span><text:span text:style-name="T455_7">THAT</text:span><text:span text:style-name="T455_8"><text:s/></text:span><text:span text:style-name="T455_9">ALREADY</text:span><text:span text:style-name="T455_10"><text:s/></text:span><text:span text:style-name="T455_11">EXISTS</text:span></text:p>
      <text:p text:style-name="P456"><text:span text:style-name="T456_1">echo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balance</text:span><text:span text:style-name="T457_6"><text:s/></text:span><text:span text:style-name="T457_7">ec</text:span><text:span text:style-name="T457_8"><text:s/></text:span><text:span text:style-name="T457_9">ec</text:span><text:span text:style-name="T457_10">-</text:span><text:span text:style-name="T457_11">wallet</text:span><text:span text:style-name="T457_12">-</text:span><text:span text:style-name="T457_13">address</text:span><text:span text:style-name="T457_14">-</text:span><text:span text:style-name="T457_15">name</text:span><text:span text:style-name="T457_16">01</text:span></text:p>
      <text:p text:style-name="P458"><text:span text:style-name="T458_1">echo</text:span><text:span text:style-name="T458_2"><text:s/></text:span><text:span text:style-name="T458_3">Proposed</text:span><text:span text:style-name="T458_4"><text:s/></text:span><text:span text:style-name="T458_5">New</text:span><text:span text:style-name="T458_6"><text:s/></text:span><text:span text:style-name="T458_7">Chain</text:span><text:span text:style-name="T458_8"><text:s/></text:span><text:span text:style-name="T458_9">ID</text:span></text:p>
      <text:p text:style-name="P459"><text:span text:style-name="T459_1">CHAINID</text:span><text:span text:style-name="T459_2">=$(</text:span><text:span text:style-name="T459_3">factom</text:span><text:span text:style-name="T459_4">-</text:span><text:span text:style-name="T459_5">cli</text:span><text:span text:style-name="T459_6"><text:s/></text:span><text:span text:style-name="T459_7">mkchain</text:span><text:span text:style-name="T459_8"><text:s/>-</text:span><text:span text:style-name="T459_9">e</text:span><text:span text:style-name="T459_10"><text:s/>111111<text:s/>-</text:span><text:span text:style-name="T459_11">e</text:span><text:span text:style-name="T459_12"><text:s/>222222<text:s/></text:span><text:span text:style-name="T459_13">ec</text:span><text:span text:style-name="T459_14">-</text:span><text:span text:style-name="T459_15">wallet</text:span><text:span text:style-name="T459_16">-</text:span><text:span text:style-name="T459_17">address</text:span><text:span text:style-name="T459_18">-</text:span><text:span text:style-name="T459_19">name</text:span><text:span text:style-name="T459_20">01<text:s/>&lt;~/</text:span><text:span text:style-name="T459_21">testing</text:span><text:span text:style-name="T459_22">/</text:span><text:span text:style-name="T459_23">testing</text:span><text:span text:style-name="T459_24">/</text:span><text:span text:style-name="T459_25">test</text:span><text:span text:style-name="T459_26">-</text:span><text:span text:style-name="T459_27">plans</text:span><text:span text:style-name="T459_28">-</text:span><text:span text:style-name="T459_29">and</text:span><text:span text:style-name="T459_30">-</text:span><text:span text:style-name="T459_31">scripts</text:span><text:span text:style-name="T459_32">/</text:span><text:span text:style-name="T459_33">Robert</text:span><text:span text:style-name="T459_34">-</text:span><text:span text:style-name="T459_35">API</text:span><text:span text:style-name="T459_36">/</text:span><text:span text:style-name="T459_37">entries</text:span><text:span text:style-name="T459_38">/1</text:span><text:span text:style-name="T459_39">st</text:span><text:span text:style-name="T459_40">-</text:span><text:span text:style-name="T459_41">entry</text:span><text:span text:style-name="T459_42"><text:s/>|<text:s/></text:span><text:span text:style-name="T459_43">awk</text:span><text:span text:style-name="T459_44"><text:s/>'{</text:span><text:span text:style-name="T459_45">printf</text:span><text:span text:style-name="T459_46"><text:s/>$3}')</text:span></text:p>
      <text:p text:style-name="P460"><text:span text:style-name="T460_1">echo</text:span><text:span text:style-name="T460_2"><text:s/>$</text:span><text:span text:style-name="T460_3">CHAINID</text:span></text:p>
      <text:p text:style-name="P461"><text:span text:style-name="T461_1">echo</text:span></text:p>
      <text:p text:style-name="P462"><text:span text:style-name="T462_1">echo</text:span><text:span text:style-name="T462_2"><text:s/></text:span><text:span text:style-name="T462_3">WAITING</text:span><text:span text:style-name="T462_4"><text:s/>60<text:s/></text:span><text:span text:style-name="T462_5">SECONDS</text:span><text:span text:style-name="T462_6"><text:s/></text:span><text:span text:style-name="T462_7">FOR</text:span><text:span text:style-name="T462_8"><text:s/></text:span><text:span text:style-name="T462_9">DIRECTORY</text:span><text:span text:style-name="T462_10"><text:s/></text:span><text:span text:style-name="T462_11">BLOCK</text:span><text:span text:style-name="T462_12"><text:s/></text:span><text:span text:style-name="T462_13">TO</text:span><text:span text:style-name="T462_14"><text:s/></text:span><text:span text:style-name="T462_15">CLOSE</text:span></text:p>
      <text:p text:style-name="P463"><text:span text:style-name="T463_1">sleep</text:span><text:span text:style-name="T463_2"><text:s/>60</text:span></text:p>
      <text:p text:style-name="P464"><text:span text:style-name="T464_1">echo</text:span><text:span text:style-name="T464_2"><text:s/></text:span><text:span text:style-name="T464_3">Chain</text:span><text:span text:style-name="T464_4"><text:s/></text:span><text:span text:style-name="T464_5">Head</text:span><text:span text:style-name="T464_6"><text:s/></text:span><text:span text:style-name="T464_7">Merkelroot</text:span></text:p>
      <text:p text:style-name="P465"><text:span text:style-name="T465_1">HEAD</text:span><text:span text:style-name="T465_2">=$(</text:span><text:span text:style-name="T465_3">factom</text:span><text:span text:style-name="T465_4">-</text:span><text:span text:style-name="T465_5">cli</text:span><text:span text:style-name="T465_6"><text:s/></text:span><text:span text:style-name="T465_7">get</text:span><text:span text:style-name="T465_8"><text:s/></text:span><text:span text:style-name="T465_9">chain</text:span><text:span text:style-name="T465_10"><text:s/>$</text:span><text:span text:style-name="T465_11">CHAINID</text:span><text:span text:style-name="T465_12">)</text:span></text:p>
      <text:p text:style-name="P466"><text:span text:style-name="T466_1">echo</text:span><text:span text:style-name="T466_2"><text:s/>$</text:span><text:span text:style-name="T466_3">HEAD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balance</text:span><text:span text:style-name="T467_6"><text:s/></text:span><text:span text:style-name="T467_7">ec</text:span><text:span text:style-name="T467_8"><text:s/></text:span><text:span text:style-name="T467_9">ec</text:span><text:span text:style-name="T467_10">-</text:span><text:span text:style-name="T467_11">wallet</text:span><text:span text:style-name="T467_12">-</text:span><text:span text:style-name="T467_13">address</text:span><text:span text:style-name="T467_14">-</text:span><text:span text:style-name="T467_15">name</text:span><text:span text:style-name="T467_16">01</text:span></text:p>
      <text:p text:style-name="P468"><text:span text:style-name="T468_1">echo</text:span></text:p>
      <text:p text:style-name="P469"/>
      <text:p text:style-name="P470"><text:span text:style-name="T470_1">echo</text:span><text:span text:style-name="T470_2"><text:s/>3.1.4<text:s/></text:span><text:span text:style-name="T470_3">MAKE</text:span><text:span text:style-name="T470_4"><text:s/></text:span><text:span text:style-name="T470_5">SAME</text:span><text:span text:style-name="T470_6"><text:s/></text:span><text:span text:style-name="T470_7">CHAIN</text:span><text:span text:style-name="T470_8"><text:s/></text:span><text:span text:style-name="T470_9">USING</text:span><text:span text:style-name="T470_10"><text:s/></text:span><text:span text:style-name="T470_11">DIFFERENT</text:span><text:span text:style-name="T470_12"><text:s/></text:span><text:span text:style-name="T470_13">EXTERNAL</text:span><text:span text:style-name="T470_14"><text:s/></text:span><text:span text:style-name="T470_15">ID</text:span></text:p>
      <text:p text:style-name="P471"><text:span text:style-name="T471_1">echo</text:span></text:p>
      <text:p text:style-name="P472"><text:span text:style-name="T472_1">echo</text:span><text:span text:style-name="T472_2"><text:s/></text:span><text:span text:style-name="T472_3">Proposed</text:span><text:span text:style-name="T472_4"><text:s/></text:span><text:span text:style-name="T472_5">New</text:span><text:span text:style-name="T472_6"><text:s/></text:span><text:span text:style-name="T472_7">Chain</text:span><text:span text:style-name="T472_8"><text:s/></text:span><text:span text:style-name="T472_9">ID</text:span></text:p>
      <text:p text:style-name="P473"><text:span text:style-name="T473_1">CHAINID</text:span><text:span text:style-name="T473_2">=$(</text:span><text:span text:style-name="T473_3">factom</text:span><text:span text:style-name="T473_4">-</text:span><text:span text:style-name="T473_5">cli</text:span><text:span text:style-name="T473_6"><text:s/></text:span><text:span text:style-name="T473_7">mkchain</text:span><text:span text:style-name="T473_8"><text:s/>-</text:span><text:span text:style-name="T473_9">e</text:span><text:span text:style-name="T473_10"><text:s/>111111<text:s/>-</text:span><text:span text:style-name="T473_11">e</text:span><text:span text:style-name="T473_12"><text:s/>222222<text:s/></text:span><text:span text:style-name="T473_13">ec</text:span><text:span text:style-name="T473_14">-</text:span><text:span text:style-name="T473_15">wallet</text:span><text:span text:style-name="T473_16">-</text:span><text:span text:style-name="T473_17">address</text:span><text:span text:style-name="T473_18">-</text:span><text:span text:style-name="T473_19">name</text:span><text:span text:style-name="T473_20">01<text:s/>&lt;~/</text:span><text:span text:style-name="T473_21">testing</text:span><text:span text:style-name="T473_22">/</text:span><text:span text:style-name="T473_23">testing</text:span><text:span text:style-name="T473_24">/</text:span><text:span text:style-name="T473_25">test</text:span><text:span text:style-name="T473_26">-</text:span><text:span text:style-name="T473_27">plans</text:span><text:span text:style-name="T473_28">-</text:span><text:span text:style-name="T473_29">and</text:span><text:span text:style-name="T473_30">-</text:span><text:span text:style-name="T473_31">scripts</text:span><text:span text:style-name="T473_32">/</text:span><text:span text:style-name="T473_33">Robert</text:span><text:span text:style-name="T473_34">-</text:span><text:span text:style-name="T473_35">API</text:span><text:span text:style-name="T473_36">/</text:span><text:span text:style-name="T473_37">entries</text:span><text:span text:style-name="T473_38">/2</text:span><text:span text:style-name="T473_39">nd</text:span><text:span text:style-name="T473_40">-</text:span><text:span text:style-name="T473_41">entry</text:span><text:span text:style-name="T473_42"><text:s/>|<text:s/></text:span><text:span text:style-name="T473_43">awk</text:span><text:span text:style-name="T473_44"><text:s/>'{</text:span><text:span text:style-name="T473_45">printf</text:span><text:span text:style-name="T473_46"><text:s/>$3}')</text:span></text:p>
      <text:p text:style-name="P474"><text:span text:style-name="T474_1">echo</text:span><text:span text:style-name="T474_2"><text:s/>$</text:span><text:span text:style-name="T474_3">CHAINID</text:span></text:p>
      <text:p text:style-name="P475"><text:span text:style-name="T475_1">echo</text:span></text:p>
      <text:p text:style-name="P476"><text:span text:style-name="T476_1">echo</text:span><text:span text:style-name="T476_2"><text:s/></text:span><text:span text:style-name="T476_3">WAITING</text:span><text:span text:style-name="T476_4"><text:s/>60<text:s/></text:span><text:span text:style-name="T476_5">SECONDS</text:span><text:span text:style-name="T476_6"><text:s/></text:span><text:span text:style-name="T476_7">FOR</text:span><text:span text:style-name="T476_8"><text:s/></text:span><text:span text:style-name="T476_9">DIRECTORY</text:span><text:span text:style-name="T476_10"><text:s/></text:span><text:span text:style-name="T476_11">BLOCK</text:span><text:span text:style-name="T476_12"><text:s/></text:span><text:span text:style-name="T476_13">TO</text:span><text:span text:style-name="T476_14"><text:s/></text:span><text:span text:style-name="T476_15">CLOSE</text:span></text:p>
      <text:p text:style-name="P477"><text:span text:style-name="T477_1">sleep</text:span><text:span text:style-name="T477_2"><text:s/>60</text:span></text:p>
      <text:p text:style-name="P478"><text:span text:style-name="T478_1">echo</text:span><text:span text:style-name="T478_2"><text:s/></text:span><text:span text:style-name="T478_3">Chain</text:span><text:span text:style-name="T478_4"><text:s/></text:span><text:span text:style-name="T478_5">Head</text:span><text:span text:style-name="T478_6"><text:s/></text:span><text:span text:style-name="T478_7">Merkelroot</text:span></text:p>
      <text:p text:style-name="P479"><text:span text:style-name="T479_1">HEAD</text:span><text:span text:style-name="T479_2">=$(</text:span><text:span text:style-name="T479_3">factom</text:span><text:span text:style-name="T479_4">-</text:span><text:span text:style-name="T479_5">cli</text:span><text:span text:style-name="T479_6"><text:s/></text:span><text:span text:style-name="T479_7">get</text:span><text:span text:style-name="T479_8"><text:s/></text:span><text:span text:style-name="T479_9">chain</text:span><text:span text:style-name="T479_10"><text:s/>$</text:span><text:span text:style-name="T479_11">CHAINID</text:span><text:span text:style-name="T479_12">)</text:span></text:p>
      <text:p text:style-name="P480"><text:span text:style-name="T480_1">echo</text:span><text:span text:style-name="T480_2"><text:s/>$</text:span><text:span text:style-name="T480_3">HEAD</text:span></text:p>
      <text:p text:style-name="P481"><text:span text:style-name="T481_1">factom</text:span><text:span text:style-name="T481_2">-</text:span><text:span text:style-name="T481_3">cli</text:span><text:span text:style-name="T481_4"><text:s/></text:span><text:span text:style-name="T481_5">balance</text:span><text:span text:style-name="T481_6"><text:s/></text:span><text:span text:style-name="T481_7">ec</text:span><text:span text:style-name="T481_8"><text:s/>$</text:span><text:span text:style-name="T481_9">ECWALLETADDRESSKEY</text:span><text:span text:style-name="T481_10">01</text:span></text:p>
      <text:p text:style-name="P482"><text:span text:style-name="T482_1">echo</text:span></text:p>
      <text:p text:style-name="P483"/>
      <text:p text:style-name="P484"><text:span text:style-name="T484_1">echo</text:span><text:span text:style-name="T484_2"><text:s/>3.1.5<text:s/></text:span><text:span text:style-name="T484_3">MAKE</text:span><text:span text:style-name="T484_4"><text:s/></text:span><text:span text:style-name="T484_5">CHAIN</text:span><text:span text:style-name="T484_6"><text:s/></text:span><text:span text:style-name="T484_7">USING</text:span><text:span text:style-name="T484_8"><text:s/></text:span><text:span text:style-name="T484_9">A</text:span><text:span text:style-name="T484_10"><text:s/></text:span><text:span text:style-name="T484_11">ENTRY</text:span><text:span text:style-name="T484_12"><text:s/></text:span><text:span text:style-name="T484_13">CREDIT</text:span><text:span text:style-name="T484_14"><text:s/></text:span><text:span text:style-name="T484_15">ADDRESS</text:span><text:span text:style-name="T484_16"><text:s/></text:span><text:span text:style-name="T484_17">KEY</text:span></text:p>
      <text:p text:style-name="P485"><text:span text:style-name="T485_1">echo</text:span></text:p>
      <text:p text:style-name="P486"><text:span text:style-name="T486_1">HOUR</text:span><text:span text:style-name="T486_2">=$(<text:s/></text:span><text:span text:style-name="T486_3">date</text:span><text:span text:style-name="T486_4"><text:s/>+%</text:span><text:span text:style-name="T486_5">H</text:span><text:span text:style-name="T486_6"><text:s/>)</text:span></text:p>
      <text:p text:style-name="P487"><text:span text:style-name="T487_1">MINUTE</text:span><text:span text:style-name="T487_2">=$(<text:s/></text:span><text:span text:style-name="T487_3">date</text:span><text:span text:style-name="T487_4"><text:s/>+%</text:span><text:span text:style-name="T487_5">M</text:span><text:span text:style-name="T487_6"><text:s/>)</text:span></text:p>
      <text:p text:style-name="P488"><text:span text:style-name="T488_1">echo</text:span><text:span text:style-name="T488_2"><text:s/></text:span><text:span text:style-name="T488_3">Proposed</text:span><text:span text:style-name="T488_4"><text:s/></text:span><text:span text:style-name="T488_5">New</text:span><text:span text:style-name="T488_6"><text:s/></text:span><text:span text:style-name="T488_7">Chain</text:span><text:span text:style-name="T488_8"><text:s/></text:span><text:span text:style-name="T488_9">ID</text:span></text:p>
      <text:p text:style-name="P489"><text:span text:style-name="T489_1">CHAINID</text:span><text:span text:style-name="T489_2">=$(</text:span><text:span text:style-name="T489_3">factom</text:span><text:span text:style-name="T489_4">-</text:span><text:span text:style-name="T489_5">cli</text:span><text:span text:style-name="T489_6"><text:s/></text:span><text:span text:style-name="T489_7">mkchain</text:span><text:span text:style-name="T489_8"><text:s/>-</text:span><text:span text:style-name="T489_9">e</text:span><text:span text:style-name="T489_10"><text:s/>$</text:span><text:span text:style-name="T489_11">HOUR</text:span><text:span text:style-name="T489_12"><text:s/>-</text:span><text:span text:style-name="T489_13">e</text:span><text:span text:style-name="T489_14"><text:s/>$</text:span><text:span text:style-name="T489_15">MINUTE</text:span><text:span text:style-name="T489_16"><text:s/>$</text:span><text:span text:style-name="T489_17">ECWALLETADDRESSKEY</text:span><text:span text:style-name="T489_18">01<text:s/>&lt;~/</text:span><text:span text:style-name="T489_19">testing</text:span><text:span text:style-name="T489_20">/</text:span><text:span text:style-name="T489_21">testing</text:span><text:span text:style-name="T489_22">/</text:span><text:span text:style-name="T489_23">test</text:span><text:span text:style-name="T489_24">-</text:span><text:span text:style-name="T489_25">plans</text:span><text:span text:style-name="T489_26">-</text:span><text:span text:style-name="T489_27">and</text:span><text:span text:style-name="T489_28">-</text:span><text:span text:style-name="T489_29">scripts</text:span><text:span text:style-name="T489_30">/</text:span><text:span text:style-name="T489_31">Robert</text:span><text:span text:style-name="T489_32">-</text:span><text:span text:style-name="T489_33">API</text:span><text:span text:style-name="T489_34">/</text:span><text:span text:style-name="T489_35">entries</text:span><text:span text:style-name="T489_36">/1</text:span><text:span text:style-name="T489_37">st</text:span><text:span text:style-name="T489_38">-</text:span><text:span text:style-name="T489_39">entry</text:span><text:span text:style-name="T489_40"><text:s/>|<text:s/></text:span><text:span text:style-name="T489_41">awk</text:span><text:span text:style-name="T489_42"><text:s/>'{</text:span><text:span text:style-name="T489_43">printf</text:span><text:span text:style-name="T489_44"><text:s/>$3}')</text:span></text:p>
      <text:p text:style-name="P490"><text:span text:style-name="T490_1">echo</text:span><text:span text:style-name="T490_2"><text:s/>$</text:span><text:span text:style-name="T490_3">CHAINID</text:span></text:p>
      <text:p text:style-name="P491"><text:span text:style-name="T491_1">echo</text:span></text:p>
      <text:p text:style-name="P492"><text:span text:style-name="T492_1">echo</text:span><text:span text:style-name="T492_2"><text:s/></text:span><text:span text:style-name="T492_3">WAITING</text:span><text:span text:style-name="T492_4"><text:s/>60<text:s/></text:span><text:span text:style-name="T492_5">SECONDS</text:span><text:span text:style-name="T492_6"><text:s/></text:span><text:span text:style-name="T492_7">FOR</text:span><text:span text:style-name="T492_8"><text:s/></text:span><text:span text:style-name="T492_9">DIRECTORY</text:span><text:span text:style-name="T492_10"><text:s/></text:span><text:span text:style-name="T492_11">BLOCK</text:span><text:span text:style-name="T492_12"><text:s/></text:span><text:span text:style-name="T492_13">TO</text:span><text:span text:style-name="T492_14"><text:s/></text:span><text:span text:style-name="T492_15">CLOSE</text:span></text:p>
      <text:p text:style-name="P493"><text:span text:style-name="T493_1">sleep</text:span><text:span text:style-name="T493_2"><text:s/>60</text:span></text:p>
      <text:p text:style-name="P494"><text:span text:style-name="T494_1">echo</text:span><text:span text:style-name="T494_2"><text:s/></text:span><text:span text:style-name="T494_3">Chain</text:span><text:span text:style-name="T494_4"><text:s/></text:span><text:span text:style-name="T494_5">Head</text:span><text:span text:style-name="T494_6"><text:s/></text:span><text:span text:style-name="T494_7">Merkelroot</text:span></text:p>
      <text:p text:style-name="P495"><text:span text:style-name="T495_1">HEAD</text:span><text:span text:style-name="T495_2">=$(</text:span><text:span text:style-name="T495_3">factom</text:span><text:span text:style-name="T495_4">-</text:span><text:span text:style-name="T495_5">cli</text:span><text:span text:style-name="T495_6"><text:s/></text:span><text:span text:style-name="T495_7">get</text:span><text:span text:style-name="T495_8"><text:s/></text:span><text:span text:style-name="T495_9">chain</text:span><text:span text:style-name="T495_10"><text:s/>$</text:span><text:span text:style-name="T495_11">CHAINID</text:span><text:span text:style-name="T495_12">)</text:span></text:p>
      <text:p text:style-name="P496"><text:span text:style-name="T496_1">echo</text:span><text:span text:style-name="T496_2"><text:s/>$</text:span><text:span text:style-name="T496_3">HEAD</text:span></text:p>
      <text:p text:style-name="P497"><text:span text:style-name="T497_1">factom</text:span><text:span text:style-name="T497_2">-</text:span><text:span text:style-name="T497_3">cli</text:span><text:span text:style-name="T497_4"><text:s/></text:span><text:span text:style-name="T497_5">balance</text:span><text:span text:style-name="T497_6"><text:s/></text:span><text:span text:style-name="T497_7">ec</text:span><text:span text:style-name="T497_8"><text:s/>$</text:span><text:span text:style-name="T497_9">ECWALLETADDRESSKEY</text:span><text:span text:style-name="T497_10">01</text:span></text:p>
      <text:p text:style-name="P498"><text:span text:style-name="T498_1">echo</text:span></text:p>
      <text:p text:style-name="P499"/>
      <text:p text:style-name="P500"><text:span text:style-name="T500_1">echo</text:span><text:span text:style-name="T500_2"><text:s/>3.2<text:s/></text:span><text:span text:style-name="T500_3">SHOW</text:span><text:span text:style-name="T500_4"><text:s/></text:span><text:span text:style-name="T500_5">ENTRY</text:span><text:span text:style-name="T500_6"><text:s/></text:span><text:span text:style-name="T500_7">BLOCK</text:span><text:span text:style-name="T500_8"><text:s/></text:span><text:span text:style-name="T500_9">CHAIN</text:span></text:p>
      <text:p text:style-name="P501"><text:span text:style-name="T501_1">ENTRYKEYMERKELROOT</text:span><text:span text:style-name="T501_2">=$</text:span><text:span text:style-name="T501_3">HEADGOOD</text:span></text:p>
      <text:p text:style-name="P502"><text:span text:style-name="T502_1">until</text:span><text:span text:style-name="T502_2"><text:s/>[<text:s/>"$</text:span><text:span text:style-name="T502_3">ENTRYKEYMERKELROOT</text:span><text:span text:style-name="T502_4">"<text:s/>=<text:s text:c="2"/>'0000000000000000000000000000000000000000000000000000000000000000'<text:s/>-</text:span><text:span text:style-name="T502_5">o</text:span><text:span text:style-name="T502_6"><text:s/>"$</text:span><text:span text:style-name="T502_7">ENTRYKEYMERKELROOT</text:span><text:span text:style-name="T502_8">"<text:s/>=<text:s/>""<text:s/>];<text:s/></text:span><text:span text:style-name="T502_9">do</text:span></text:p>
      <text:p text:style-name="P503"><text:span text:style-name="T503_1"><text:tab/></text:span><text:span text:style-name="T503_2">RESULT</text:span><text:span text:style-name="T503_3">=$(</text:span><text:span text:style-name="T503_4">factom</text:span><text:span text:style-name="T503_5">-</text:span><text:span text:style-name="T503_6">cli</text:span><text:span text:style-name="T503_7"><text:s/></text:span><text:span text:style-name="T503_8">get</text:span><text:span text:style-name="T503_9"><text:s/></text:span><text:span text:style-name="T503_10">eblock</text:span><text:span text:style-name="T503_11"><text:s/>$</text:span><text:span text:style-name="T503_12">ENTRYKEYMERKELROOT</text:span><text:span text:style-name="T503_13">)</text:span></text:p>
      <text:p text:style-name="P504"><text:span text:style-name="T504_1">#<text:s text:c="3"/></text:span><text:span text:style-name="T504_2">echo</text:span><text:span text:style-name="T504_3"><text:s/>$</text:span><text:span text:style-name="T504_4">RESULT</text:span></text:p>
      <text:p text:style-name="P505"><text:span text:style-name="T505_1"><text:tab/></text:span><text:span text:style-name="T505_2">SEQNO</text:span><text:span text:style-name="T505_3">=$(</text:span><text:span text:style-name="T505_4">echo</text:span><text:span text:style-name="T505_5"><text:s/>$</text:span><text:span text:style-name="T505_6">RESULT</text:span><text:span text:style-name="T505_7"><text:s/>|<text:s/></text:span><text:span text:style-name="T505_8">awk</text:span><text:span text:style-name="T505_9"><text:s/>'{</text:span><text:span text:style-name="T505_10">printf</text:span><text:span text:style-name="T505_11"><text:s/>$2}')</text:span></text:p>
      <text:p text:style-name="P506"><text:span text:style-name="T506_1"><text:tab/></text:span><text:span text:style-name="T506_2">TIMESTAMP</text:span><text:span text:style-name="T506_3">=$(</text:span><text:span text:style-name="T506_4">echo</text:span><text:span text:style-name="T506_5"><text:s/>$</text:span><text:span text:style-name="T506_6">RESULT</text:span><text:span text:style-name="T506_7"><text:s/>|<text:s/></text:span><text:span text:style-name="T506_8">awk</text:span><text:span text:style-name="T506_9"><text:s/>'{</text:span><text:span text:style-name="T506_10">printf</text:span><text:span text:style-name="T506_11"><text:s/>$8}')<text:s text:c="4"/></text:span></text:p>
      <text:p text:style-name="P507"><text:span text:style-name="T507_1"><text:tab/></text:span><text:span text:style-name="T507_2">EBCHAINID</text:span><text:span text:style-name="T507_3">=$(</text:span><text:span text:style-name="T507_4">echo</text:span><text:span text:style-name="T507_5"><text:s/>$</text:span><text:span text:style-name="T507_6">RESULT</text:span><text:span text:style-name="T507_7"><text:s/>|<text:s/></text:span><text:span text:style-name="T507_8">awk</text:span><text:span text:style-name="T507_9"><text:s/>'{</text:span><text:span text:style-name="T507_10">printf</text:span><text:span text:style-name="T507_11"><text:s/>$4}')</text:span></text:p>
      <text:p text:style-name="P508"><text:span text:style-name="T508_1"><text:tab/></text:span><text:span text:style-name="T508_2">ENTRYKEYMERKELROOT</text:span><text:span text:style-name="T508_3">=$(</text:span><text:span text:style-name="T508_4">echo</text:span><text:span text:style-name="T508_5"><text:s/>$</text:span><text:span text:style-name="T508_6">RESULT</text:span><text:span text:style-name="T508_7"><text:s/>|<text:s/></text:span><text:span text:style-name="T508_8">awk</text:span><text:span text:style-name="T508_9"><text:s/>'{</text:span><text:span text:style-name="T508_10">printf</text:span><text:span text:style-name="T508_11"><text:s/>$6}')</text:span></text:p>
      <text:p text:style-name="P509"><text:span text:style-name="T509_1"><text:tab/></text:span><text:span text:style-name="T509_2">echo</text:span><text:span text:style-name="T509_3"><text:s/></text:span><text:span text:style-name="T509_4">ENTRY</text:span><text:span text:style-name="T509_5"><text:s/></text:span><text:span text:style-name="T509_6">BLOCK</text:span></text:p>
      <text:p text:style-name="P510"><text:span text:style-name="T510_1"><text:tab/></text:span><text:span text:style-name="T510_2">echo</text:span><text:span text:style-name="T510_3"><text:s/>-----------</text:span></text:p>
      <text:p text:style-name="P511"><text:span text:style-name="T511_1"><text:tab/></text:span><text:span text:style-name="T511_2">echo</text:span><text:span text:style-name="T511_3"><text:s/></text:span><text:span text:style-name="T511_4">Sequence</text:span><text:span text:style-name="T511_5"><text:s/></text:span><text:span text:style-name="T511_6">Number</text:span><text:span text:style-name="T511_7"><text:s/>-<text:s/></text:span><text:span text:style-name="T511_8">Time</text:span><text:span text:style-name="T511_9"><text:s/></text:span><text:span text:style-name="T511_10">Stamp</text:span></text:p>
      <text:p text:style-name="P512"><text:span text:style-name="T512_1"><text:tab/></text:span><text:span text:style-name="T512_2">echo</text:span><text:span text:style-name="T512_3"><text:s/>$</text:span><text:span text:style-name="T512_4">SEQNO</text:span><text:span text:style-name="T512_5"><text:s/>$</text:span><text:span text:style-name="T512_6">TIMESTAMP</text:span></text:p>
      <text:p text:style-name="P513"><text:span text:style-name="T513_1"><text:tab/></text:span><text:span text:style-name="T513_2">echo</text:span><text:span text:style-name="T513_3"><text:s/></text:span><text:span text:style-name="T513_4">Chain</text:span><text:span text:style-name="T513_5"><text:s/></text:span><text:span text:style-name="T513_6">ID</text:span></text:p>
      <text:p text:style-name="P514"><text:span text:style-name="T514_1"><text:tab/></text:span><text:span text:style-name="T514_2">echo</text:span><text:span text:style-name="T514_3"><text:s/>$</text:span><text:span text:style-name="T514_4">EBCHAINID</text:span></text:p>
      <text:p text:style-name="P515"><text:span text:style-name="T515_1"><text:tab/></text:span><text:span text:style-name="T515_2">echo</text:span><text:span text:style-name="T515_3"><text:s/></text:span><text:span text:style-name="T515_4">Previous</text:span><text:span text:style-name="T515_5"><text:s/></text:span><text:span text:style-name="T515_6">Entry</text:span><text:span text:style-name="T515_7"><text:s/></text:span><text:span text:style-name="T515_8">Block</text:span><text:span text:style-name="T515_9"><text:s/></text:span><text:span text:style-name="T515_10">Key</text:span><text:span text:style-name="T515_11"><text:s/></text:span><text:span text:style-name="T515_12">Merkel</text:span><text:span text:style-name="T515_13"><text:s/></text:span><text:span text:style-name="T515_14">Root</text:span></text:p>
      <text:p text:style-name="P516"><text:span text:style-name="T516_1"><text:tab/></text:span><text:span text:style-name="T516_2">echo</text:span><text:span text:style-name="T516_3"><text:s/>$</text:span><text:span text:style-name="T516_4">ENTRYKEYMERKELROOT</text:span></text:p>
      <text:p text:style-name="P517"><text:span text:style-name="T517_1"><text:tab/></text:span><text:span text:style-name="T517_2">echo</text:span></text:p>
      <text:p text:style-name="P518"><text:span text:style-name="T518_1"><text:tab/></text:span><text:span text:style-name="T518_2">ENTRYINDEX</text:span><text:span text:style-name="T518_3">=12</text:span></text:p>
      <text:p text:style-name="P519"><text:span text:style-name="T519_1"><text:tab/></text:span><text:span text:style-name="T519_2">ENTRYTIMESTAMP</text:span><text:span text:style-name="T519_3">=$(</text:span><text:span text:style-name="T519_4">echo</text:span><text:span text:style-name="T519_5"><text:s/>$</text:span><text:span text:style-name="T519_6">RESULT</text:span><text:span text:style-name="T519_7"><text:s/>|<text:s/></text:span><text:span text:style-name="T519_8">awk</text:span><text:span text:style-name="T519_9"><text:s/>'{</text:span><text:span text:style-name="T519_10">printf</text:span><text:span text:style-name="T519_11"><text:s/>$12}')</text:span></text:p>
      <text:p text:style-name="P520"><text:span text:style-name="T520_1"><text:tab/></text:span><text:span text:style-name="T520_2">until</text:span><text:span text:style-name="T520_3"><text:s/>[<text:s/>"$</text:span><text:span text:style-name="T520_4">ENTRYTIMESTAMP</text:span><text:span text:style-name="T520_5">"<text:s/>=<text:s/>""<text:s/>];<text:s/></text:span><text:span text:style-name="T520_6">do</text:span></text:p>
      <text:p text:style-name="P521"><text:span text:style-name="T521_1"><text:s text:c="4"/><text:tab/></text:span><text:span text:style-name="T521_2">echo</text:span><text:span text:style-name="T521_3"><text:s/>"<text:tab/>"</text:span><text:span text:style-name="T521_4">ENTRY</text:span></text:p>
      <text:p text:style-name="P522"><text:span text:style-name="T522_1"><text:s text:c="4"/><text:tab/></text:span><text:span text:style-name="T522_2">echo</text:span><text:span text:style-name="T522_3"><text:s/>"<text:tab/>"-----</text:span></text:p>
      <text:p text:style-name="P523"><text:span text:style-name="T523_1"><text:s text:c="4"/><text:tab/></text:span><text:span text:style-name="T523_2">echo</text:span><text:span text:style-name="T523_3"><text:s/>"<text:tab/>"</text:span><text:span text:style-name="T523_4">Entry</text:span><text:span text:style-name="T523_5"><text:s/></text:span><text:span text:style-name="T523_6">Time</text:span><text:span text:style-name="T523_7"><text:s/></text:span><text:span text:style-name="T523_8">Stamp</text:span></text:p>
      <text:p text:style-name="P524"><text:span text:style-name="T524_1"><text:s text:c="4"/><text:tab/></text:span><text:span text:style-name="T524_2">echo</text:span><text:span text:style-name="T524_3"><text:s/>"<text:tab/>"$</text:span><text:span text:style-name="T524_4">ENTRYTIMESTAMP</text:span></text:p>
      <text:p text:style-name="P525"><text:span text:style-name="T525_1"><text:s text:c="4"/><text:tab/></text:span><text:span text:style-name="T525_2">echo</text:span><text:span text:style-name="T525_3"><text:s/>"<text:tab/>"</text:span><text:span text:style-name="T525_4">Entry</text:span><text:span text:style-name="T525_5"><text:s/></text:span><text:span text:style-name="T525_6">Hash</text:span></text:p>
      <text:p text:style-name="P526"><text:span text:style-name="T526_1"><text:s text:c="4"/><text:tab/></text:span><text:span text:style-name="T526_2">ENTRYHASH</text:span><text:span text:style-name="T526_3">=$(</text:span><text:span text:style-name="T526_4">echo</text:span><text:span text:style-name="T526_5"><text:s/>$</text:span><text:span text:style-name="T526_6">RESULT</text:span><text:span text:style-name="T526_7"><text:s/>|<text:s/></text:span><text:span text:style-name="T526_8">awk</text:span><text:span text:style-name="T526_9"><text:s/>-</text:span><text:span text:style-name="T526_10">v</text:span><text:span text:style-name="T526_11"><text:s/></text:span><text:span text:style-name="T526_12">INDEX</text:span><text:span text:style-name="T526_13">="$(($</text:span><text:span text:style-name="T526_14">ENTRYINDEX</text:span><text:span text:style-name="T526_15"><text:s/>+<text:s/>2))"<text:s/>'{</text:span><text:span text:style-name="T526_16">printf</text:span><text:span text:style-name="T526_17"><text:s/>$</text:span><text:span text:style-name="T526_18">INDEX</text:span><text:span text:style-name="T526_19">}')</text:span></text:p>
      <text:p text:style-name="P527"><text:span text:style-name="T527_1"><text:s text:c="4"/><text:tab/></text:span><text:span text:style-name="T527_2">echo</text:span><text:span text:style-name="T527_3"><text:s/>"<text:tab/>"$</text:span><text:span text:style-name="T527_4">ENTRYHASH</text:span></text:p>
      <text:p text:style-name="P528"><text:span text:style-name="T528_1"><text:s text:c="4"/><text:tab/></text:span><text:span text:style-name="T528_2">factom</text:span><text:span text:style-name="T528_3">-</text:span><text:span text:style-name="T528_4">cli</text:span><text:span text:style-name="T528_5"><text:s/></text:span><text:span text:style-name="T528_6">get</text:span><text:span text:style-name="T528_7"><text:s/></text:span><text:span text:style-name="T528_8">entry</text:span><text:span text:style-name="T528_9"><text:s/>$</text:span><text:span text:style-name="T528_10">ENTRYHASH</text:span></text:p>
      <text:p text:style-name="P529"><text:span text:style-name="T529_1"><text:s text:c="4"/><text:tab/>((</text:span><text:span text:style-name="T529_2">ENTRYINDEX</text:span><text:span text:style-name="T529_3">+=7))</text:span></text:p>
      <text:p text:style-name="P530"><text:span text:style-name="T530_1"><text:s text:c="4"/><text:tab/></text:span><text:span text:style-name="T530_2">ENTRYTIMESTAMP</text:span><text:span text:style-name="T530_3">=$(</text:span><text:span text:style-name="T530_4">echo</text:span><text:span text:style-name="T530_5"><text:s/>$</text:span><text:span text:style-name="T530_6">RESULT</text:span><text:span text:style-name="T530_7"><text:s/>|<text:s/></text:span><text:span text:style-name="T530_8">awk</text:span><text:span text:style-name="T530_9"><text:s/>-</text:span><text:span text:style-name="T530_10">v</text:span><text:span text:style-name="T530_11"><text:s/></text:span><text:span text:style-name="T530_12">INDEX</text:span><text:span text:style-name="T530_13">="$</text:span><text:span text:style-name="T530_14">ENTRYINDEX</text:span><text:span text:style-name="T530_15">"<text:s/>'{</text:span><text:span text:style-name="T530_16">printf</text:span><text:span text:style-name="T530_17"><text:s/>$</text:span><text:span text:style-name="T530_18">INDEX</text:span><text:span text:style-name="T530_19">}')</text:span></text:p>
      <text:p text:style-name="P531"><text:span text:style-name="T531_1"><text:tab/></text:span><text:span text:style-name="T531_2">echo</text:span></text:p>
      <text:p text:style-name="P532"><text:span text:style-name="T532_1"><text:tab/></text:span><text:span text:style-name="T532_2">done</text:span></text:p>
      <text:p text:style-name="P533"><text:span text:style-name="T533_1">done</text:span></text:p>
      <text:p text:style-name="P534"><text:span text:style-name="T534_1">echo</text:span></text:p>
      <text:p text:style-name="P535"/>
      <text:p text:style-name="P536"><text:span text:style-name="T536_1">echo</text:span><text:span text:style-name="T536_2"><text:s/>3.3<text:s/></text:span><text:span text:style-name="T536_3">ADD</text:span><text:span text:style-name="T536_4"><text:s/></text:span><text:span text:style-name="T536_5">ENTRY</text:span><text:span text:style-name="T536_6"><text:s/></text:span><text:span text:style-name="T536_7">TO</text:span><text:span text:style-name="T536_8"><text:s/></text:span><text:span text:style-name="T536_9">CHAIN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put</text:span><text:span text:style-name="T537_6"><text:s/>-</text:span><text:span text:style-name="T537_7">e</text:span><text:span text:style-name="T537_8"><text:s/>333333<text:s/>-</text:span><text:span text:style-name="T537_9">e</text:span><text:span text:style-name="T537_10"><text:s/>444444<text:s/>-</text:span><text:span text:style-name="T537_11">c</text:span><text:span text:style-name="T537_12"><text:s/>$</text:span><text:span text:style-name="T537_13">CHAINIDGOOD</text:span><text:span text:style-name="T537_14"><text:s/></text:span><text:span text:style-name="T537_15">ec</text:span><text:span text:style-name="T537_16">-</text:span><text:span text:style-name="T537_17">wallet</text:span><text:span text:style-name="T537_18">-</text:span><text:span text:style-name="T537_19">address</text:span><text:span text:style-name="T537_20">-</text:span><text:span text:style-name="T537_21">name</text:span><text:span text:style-name="T537_22">01<text:s/>&lt;~/</text:span><text:span text:style-name="T537_23">testing</text:span><text:span text:style-name="T537_24">/</text:span><text:span text:style-name="T537_25">testing</text:span><text:span text:style-name="T537_26">/</text:span><text:span text:style-name="T537_27">test</text:span><text:span text:style-name="T537_28">-</text:span><text:span text:style-name="T537_29">plans</text:span><text:span text:style-name="T537_30">-</text:span><text:span text:style-name="T537_31">and</text:span><text:span text:style-name="T537_32">-</text:span><text:span text:style-name="T537_33">scripts</text:span><text:span text:style-name="T537_34">/</text:span><text:span text:style-name="T537_35">Robert</text:span><text:span text:style-name="T537_36">-</text:span><text:span text:style-name="T537_37">API</text:span><text:span text:style-name="T537_38">/</text:span><text:span text:style-name="T537_39">entries</text:span><text:span text:style-name="T537_40">/2</text:span><text:span text:style-name="T537_41">nd</text:span><text:span text:style-name="T537_42">-</text:span><text:span text:style-name="T537_43">entry</text:span></text:p>
      <text:p text:style-name="P538"><text:span text:style-name="T538_1">echo</text:span><text:span text:style-name="T538_2"><text:s/></text:span><text:span text:style-name="T538_3">Chain</text:span><text:span text:style-name="T538_4"><text:s/></text:span><text:span text:style-name="T538_5">Head</text:span><text:span text:style-name="T538_6"><text:s/></text:span><text:span text:style-name="T538_7">Merkelroot</text:span></text:p>
      <text:p text:style-name="P539"><text:span text:style-name="T539_1">echo</text:span><text:span text:style-name="T539_2"><text:s/></text:span><text:span text:style-name="T539_3">WAITING</text:span><text:span text:style-name="T539_4"><text:s/>60<text:s/></text:span><text:span text:style-name="T539_5">SECONDS</text:span><text:span text:style-name="T539_6"><text:s/></text:span><text:span text:style-name="T539_7">FOR</text:span><text:span text:style-name="T539_8"><text:s/></text:span><text:span text:style-name="T539_9">DIRECTORY</text:span><text:span text:style-name="T539_10"><text:s/></text:span><text:span text:style-name="T539_11">BLOCK</text:span><text:span text:style-name="T539_12"><text:s/></text:span><text:span text:style-name="T539_13">TO</text:span><text:span text:style-name="T539_14"><text:s/></text:span><text:span text:style-name="T539_15">CLOSE</text:span></text:p>
      <text:p text:style-name="P540"><text:span text:style-name="T540_1">sleep</text:span><text:span text:style-name="T540_2"><text:s/>60</text:span></text:p>
      <text:p text:style-name="P541"><text:span text:style-name="T541_1">HEADGOOD</text:span><text:span text:style-name="T541_2">=$(</text:span><text:span text:style-name="T541_3">factom</text:span><text:span text:style-name="T541_4">-</text:span><text:span text:style-name="T541_5">cli</text:span><text:span text:style-name="T541_6"><text:s/></text:span><text:span text:style-name="T541_7">get</text:span><text:span text:style-name="T541_8"><text:s/></text:span><text:span text:style-name="T541_9">chain</text:span><text:span text:style-name="T541_10"><text:s/>$</text:span><text:span text:style-name="T541_11">CHAINIDGOOD</text:span><text:span text:style-name="T541_12">)</text:span></text:p>
      <text:p text:style-name="P542"><text:span text:style-name="T542_1">echo</text:span><text:span text:style-name="T542_2"><text:s/>$</text:span><text:span text:style-name="T542_3">HEADGOOD</text:span></text:p>
      <text:p text:style-name="P543"/>
      <text:p text:style-name="P544"><text:span text:style-name="T544_1">echo</text:span><text:span text:style-name="T544_2"><text:s/>3.4<text:s/></text:span><text:span text:style-name="T544_3">TRACE</text:span><text:span text:style-name="T544_4"><text:s/></text:span><text:span text:style-name="T544_5">EXTENDED</text:span><text:span text:style-name="T544_6"><text:s/></text:span><text:span text:style-name="T544_7">ENTRY</text:span><text:span text:style-name="T544_8"><text:s/></text:span><text:span text:style-name="T544_9">BLOCK</text:span><text:span text:style-name="T544_10"><text:s/></text:span><text:span text:style-name="T544_11">CHAIN</text:span></text:p>
      <text:p text:style-name="P545"><text:span text:style-name="T545_1">ENTRYKEYMERKELROOT</text:span><text:span text:style-name="T545_2">=$</text:span><text:span text:style-name="T545_3">HEADGOOD</text:span></text:p>
      <text:p text:style-name="P546"><text:span text:style-name="T546_1">until</text:span><text:span text:style-name="T546_2"><text:s/>[<text:s/>"$</text:span><text:span text:style-name="T546_3">ENTRYKEYMERKELROOT</text:span><text:span text:style-name="T546_4">"<text:s/>=<text:s text:c="2"/>'0000000000000000000000000000000000000000000000000000000000000000'<text:s/>-</text:span><text:span text:style-name="T546_5">o</text:span><text:span text:style-name="T546_6"><text:s/>"$</text:span><text:span text:style-name="T546_7">ENTRYKEYMERKELROOT</text:span><text:span text:style-name="T546_8">"<text:s/>=<text:s/>""<text:s/>];<text:s/></text:span><text:span text:style-name="T546_9">do</text:span></text:p>
      <text:p text:style-name="P547"><text:span text:style-name="T547_1"><text:tab/></text:span><text:span text:style-name="T547_2">RESULT</text:span><text:span text:style-name="T547_3">=$(</text:span><text:span text:style-name="T547_4">factom</text:span><text:span text:style-name="T547_5">-</text:span><text:span text:style-name="T547_6">cli</text:span><text:span text:style-name="T547_7"><text:s/></text:span><text:span text:style-name="T547_8">get</text:span><text:span text:style-name="T547_9"><text:s/></text:span><text:span text:style-name="T547_10">eblock</text:span><text:span text:style-name="T547_11"><text:s/>$</text:span><text:span text:style-name="T547_12">ENTRYKEYMERKELROOT</text:span><text:span text:style-name="T547_13">)</text:span></text:p>
      <text:p text:style-name="P548"><text:span text:style-name="T548_1">#<text:s text:c="3"/></text:span><text:span text:style-name="T548_2">echo</text:span><text:span text:style-name="T548_3"><text:s/>$</text:span><text:span text:style-name="T548_4">RESULT</text:span></text:p>
      <text:p text:style-name="P549"><text:span text:style-name="T549_1"><text:tab/></text:span><text:span text:style-name="T549_2">SEQNO</text:span><text:span text:style-name="T549_3">=$(</text:span><text:span text:style-name="T549_4">echo</text:span><text:span text:style-name="T549_5"><text:s/>$</text:span><text:span text:style-name="T549_6">RESULT</text:span><text:span text:style-name="T549_7"><text:s/>|<text:s/></text:span><text:span text:style-name="T549_8">awk</text:span><text:span text:style-name="T549_9"><text:s/>'{</text:span><text:span text:style-name="T549_10">printf</text:span><text:span text:style-name="T549_11"><text:s/>$2}')</text:span></text:p>
      <text:p text:style-name="P550"><text:span text:style-name="T550_1"><text:tab/></text:span><text:span text:style-name="T550_2">TIMESTAMP</text:span><text:span text:style-name="T550_3">=$(</text:span><text:span text:style-name="T550_4">echo</text:span><text:span text:style-name="T550_5"><text:s/>$</text:span><text:span text:style-name="T550_6">RESULT</text:span><text:span text:style-name="T550_7"><text:s/>|<text:s/></text:span><text:span text:style-name="T550_8">awk</text:span><text:span text:style-name="T550_9"><text:s/>'{</text:span><text:span text:style-name="T550_10">printf</text:span><text:span text:style-name="T550_11"><text:s/>$8}')<text:s text:c="4"/></text:span></text:p>
      <text:p text:style-name="P551"><text:span text:style-name="T551_1"><text:tab/></text:span><text:span text:style-name="T551_2">EBCHAINID</text:span><text:span text:style-name="T551_3">=$(</text:span><text:span text:style-name="T551_4">echo</text:span><text:span text:style-name="T551_5"><text:s/>$</text:span><text:span text:style-name="T551_6">RESULT</text:span><text:span text:style-name="T551_7"><text:s/>|<text:s/></text:span><text:span text:style-name="T551_8">awk</text:span><text:span text:style-name="T551_9"><text:s/>'{</text:span><text:span text:style-name="T551_10">printf</text:span><text:span text:style-name="T551_11"><text:s/>$4}')</text:span></text:p>
      <text:p text:style-name="P552"><text:span text:style-name="T552_1"><text:tab/></text:span><text:span text:style-name="T552_2">ENTRYKEYMERKELROOT</text:span><text:span text:style-name="T552_3">=$(</text:span><text:span text:style-name="T552_4">echo</text:span><text:span text:style-name="T552_5"><text:s/>$</text:span><text:span text:style-name="T552_6">RESULT</text:span><text:span text:style-name="T552_7"><text:s/>|<text:s/></text:span><text:span text:style-name="T552_8">awk</text:span><text:span text:style-name="T552_9"><text:s/>'{</text:span><text:span text:style-name="T552_10">printf</text:span><text:span text:style-name="T552_11"><text:s/>$6}')</text:span></text:p>
      <text:p text:style-name="P553"><text:span text:style-name="T553_1"><text:tab/></text:span><text:span text:style-name="T553_2">echo</text:span><text:span text:style-name="T553_3"><text:s/></text:span><text:span text:style-name="T553_4">ENTRY</text:span><text:span text:style-name="T553_5"><text:s/></text:span><text:span text:style-name="T553_6">BLOCK</text:span></text:p>
      <text:p text:style-name="P554"><text:span text:style-name="T554_1"><text:tab/></text:span><text:span text:style-name="T554_2">echo</text:span><text:span text:style-name="T554_3"><text:s/>-----------</text:span></text:p>
      <text:p text:style-name="P555"><text:span text:style-name="T555_1"><text:tab/></text:span><text:span text:style-name="T555_2">echo</text:span><text:span text:style-name="T555_3"><text:s/></text:span><text:span text:style-name="T555_4">Sequence</text:span><text:span text:style-name="T555_5"><text:s/></text:span><text:span text:style-name="T555_6">Number</text:span><text:span text:style-name="T555_7"><text:s/>-<text:s/></text:span><text:span text:style-name="T555_8">Time</text:span><text:span text:style-name="T555_9"><text:s/></text:span><text:span text:style-name="T555_10">Stamp</text:span></text:p>
      <text:p text:style-name="P556"><text:span text:style-name="T556_1"><text:tab/></text:span><text:span text:style-name="T556_2">echo</text:span><text:span text:style-name="T556_3"><text:s/>$</text:span><text:span text:style-name="T556_4">SEQNO</text:span><text:span text:style-name="T556_5"><text:s/>$</text:span><text:span text:style-name="T556_6">TIMESTAMP</text:span></text:p>
      <text:p text:style-name="P557"><text:span text:style-name="T557_1"><text:tab/></text:span><text:span text:style-name="T557_2">echo</text:span><text:span text:style-name="T557_3"><text:s/></text:span><text:span text:style-name="T557_4">Chain</text:span><text:span text:style-name="T557_5"><text:s/></text:span><text:span text:style-name="T557_6">ID</text:span></text:p>
      <text:p text:style-name="P558"><text:span text:style-name="T558_1"><text:tab/></text:span><text:span text:style-name="T558_2">echo</text:span><text:span text:style-name="T558_3"><text:s/>$</text:span><text:span text:style-name="T558_4">EBCHAINID</text:span></text:p>
      <text:p text:style-name="P559"><text:span text:style-name="T559_1"><text:tab/></text:span><text:span text:style-name="T559_2">echo</text:span><text:span text:style-name="T559_3"><text:s/></text:span><text:span text:style-name="T559_4">Previous</text:span><text:span text:style-name="T559_5"><text:s/></text:span><text:span text:style-name="T559_6">Entry</text:span><text:span text:style-name="T559_7"><text:s/></text:span><text:span text:style-name="T559_8">Block</text:span><text:span text:style-name="T559_9"><text:s/></text:span><text:span text:style-name="T559_10">Key</text:span><text:span text:style-name="T559_11"><text:s/></text:span><text:span text:style-name="T559_12">Merkel</text:span><text:span text:style-name="T559_13"><text:s/></text:span><text:span text:style-name="T559_14">Root</text:span></text:p>
      <text:p text:style-name="P560"><text:span text:style-name="T560_1"><text:tab/></text:span><text:span text:style-name="T560_2">echo</text:span><text:span text:style-name="T560_3"><text:s/>$</text:span><text:span text:style-name="T560_4">ENTRYKEYMERKELROOT</text:span></text:p>
      <text:p text:style-name="P561"><text:span text:style-name="T561_1"><text:tab/></text:span><text:span text:style-name="T561_2">echo</text:span></text:p>
      <text:p text:style-name="P562"><text:span text:style-name="T562_1"><text:tab/></text:span><text:span text:style-name="T562_2">ENTRYINDEX</text:span><text:span text:style-name="T562_3">=12</text:span></text:p>
      <text:p text:style-name="P563"><text:span text:style-name="T563_1"><text:tab/></text:span><text:span text:style-name="T563_2">ENTRYTIMESTAMP</text:span><text:span text:style-name="T563_3">=$(</text:span><text:span text:style-name="T563_4">echo</text:span><text:span text:style-name="T563_5"><text:s/>$</text:span><text:span text:style-name="T563_6">RESULT</text:span><text:span text:style-name="T563_7"><text:s/>|<text:s/></text:span><text:span text:style-name="T563_8">awk</text:span><text:span text:style-name="T563_9"><text:s/>'{</text:span><text:span text:style-name="T563_10">printf</text:span><text:span text:style-name="T563_11"><text:s/>$12}')</text:span></text:p>
      <text:p text:style-name="P564"><text:span text:style-name="T564_1"><text:tab/></text:span><text:span text:style-name="T564_2">until</text:span><text:span text:style-name="T564_3"><text:s/>[<text:s/>"$</text:span><text:span text:style-name="T564_4">ENTRYTIMESTAMP</text:span><text:span text:style-name="T564_5">"<text:s/>=<text:s/>""<text:s/>];<text:s/></text:span><text:span text:style-name="T564_6">do</text:span></text:p>
      <text:p text:style-name="P565"><text:span text:style-name="T565_1"><text:s text:c="4"/><text:tab/></text:span><text:span text:style-name="T565_2">echo</text:span><text:span text:style-name="T565_3"><text:s/>"<text:tab/>"</text:span><text:span text:style-name="T565_4">ENTRY</text:span></text:p>
      <text:p text:style-name="P566"><text:span text:style-name="T566_1"><text:s text:c="4"/><text:tab/></text:span><text:span text:style-name="T566_2">echo</text:span><text:span text:style-name="T566_3"><text:s/>"<text:tab/>"-----</text:span></text:p>
      <text:p text:style-name="P567"><text:span text:style-name="T567_1"><text:s text:c="4"/><text:tab/></text:span><text:span text:style-name="T567_2">echo</text:span><text:span text:style-name="T567_3"><text:s/>"<text:tab/>"</text:span><text:span text:style-name="T567_4">Entry</text:span><text:span text:style-name="T567_5"><text:s/></text:span><text:span text:style-name="T567_6">Time</text:span><text:span text:style-name="T567_7"><text:s/></text:span><text:span text:style-name="T567_8">Stamp</text:span></text:p>
      <text:p text:style-name="P568"><text:span text:style-name="T568_1"><text:s text:c="4"/><text:tab/></text:span><text:span text:style-name="T568_2">echo</text:span><text:span text:style-name="T568_3"><text:s/>"<text:tab/>"$</text:span><text:span text:style-name="T568_4">ENTRYTIMESTAMP</text:span></text:p>
      <text:p text:style-name="P569"><text:span text:style-name="T569_1"><text:s text:c="4"/><text:tab/></text:span><text:span text:style-name="T569_2">echo</text:span><text:span text:style-name="T569_3"><text:s/>"<text:tab/>"</text:span><text:span text:style-name="T569_4">Entry</text:span><text:span text:style-name="T569_5"><text:s/></text:span><text:span text:style-name="T569_6">Hash</text:span></text:p>
      <text:p text:style-name="P570"><text:span text:style-name="T570_1"><text:s text:c="4"/><text:tab/></text:span><text:span text:style-name="T570_2">ENTRYHASH</text:span><text:span text:style-name="T570_3">=$(</text:span><text:span text:style-name="T570_4">echo</text:span><text:span text:style-name="T570_5"><text:s/>$</text:span><text:span text:style-name="T570_6">RESULT</text:span><text:span text:style-name="T570_7"><text:s/>|<text:s/></text:span><text:span text:style-name="T570_8">awk</text:span><text:span text:style-name="T570_9"><text:s/>-</text:span><text:span text:style-name="T570_10">v</text:span><text:span text:style-name="T570_11"><text:s/></text:span><text:span text:style-name="T570_12">INDEX</text:span><text:span text:style-name="T570_13">="$(($</text:span><text:span text:style-name="T570_14">ENTRYINDEX</text:span><text:span text:style-name="T570_15"><text:s/>+<text:s/>2))"<text:s/>'{</text:span><text:span text:style-name="T570_16">printf</text:span><text:span text:style-name="T570_17"><text:s/>$</text:span><text:span text:style-name="T570_18">INDEX</text:span><text:span text:style-name="T570_19">}')</text:span></text:p>
      <text:p text:style-name="P571"><text:span text:style-name="T571_1"><text:s text:c="4"/><text:tab/></text:span><text:span text:style-name="T571_2">echo</text:span><text:span text:style-name="T571_3"><text:s/>"<text:tab/>"$</text:span><text:span text:style-name="T571_4">ENTRYHASH</text:span></text:p>
      <text:p text:style-name="P572"><text:span text:style-name="T572_1"><text:s text:c="4"/><text:tab/></text:span><text:span text:style-name="T572_2">factom</text:span><text:span text:style-name="T572_3">-</text:span><text:span text:style-name="T572_4">cli</text:span><text:span text:style-name="T572_5"><text:s/></text:span><text:span text:style-name="T572_6">get</text:span><text:span text:style-name="T572_7"><text:s/></text:span><text:span text:style-name="T572_8">entry</text:span><text:span text:style-name="T572_9"><text:s/>$</text:span><text:span text:style-name="T572_10">ENTRYHASH</text:span></text:p>
      <text:p text:style-name="P573"><text:span text:style-name="T573_1"><text:s text:c="4"/><text:tab/>((</text:span><text:span text:style-name="T573_2">ENTRYINDEX</text:span><text:span text:style-name="T573_3">+=7))</text:span></text:p>
      <text:p text:style-name="P574"><text:span text:style-name="T574_1"><text:s text:c="4"/><text:tab/></text:span><text:span text:style-name="T574_2">ENTRYTIMESTAMP</text:span><text:span text:style-name="T574_3">=$(</text:span><text:span text:style-name="T574_4">echo</text:span><text:span text:style-name="T574_5"><text:s/>$</text:span><text:span text:style-name="T574_6">RESULT</text:span><text:span text:style-name="T574_7"><text:s/>|<text:s/></text:span><text:span text:style-name="T574_8">awk</text:span><text:span text:style-name="T574_9"><text:s/>-</text:span><text:span text:style-name="T574_10">v</text:span><text:span text:style-name="T574_11"><text:s/></text:span><text:span text:style-name="T574_12">INDEX</text:span><text:span text:style-name="T574_13">="$</text:span><text:span text:style-name="T574_14">ENTRYINDEX</text:span><text:span text:style-name="T574_15">"<text:s/>'{</text:span><text:span text:style-name="T574_16">printf</text:span><text:span text:style-name="T574_17"><text:s/>$</text:span><text:span text:style-name="T574_18">INDEX</text:span><text:span text:style-name="T574_19">}')</text:span></text:p>
      <text:p text:style-name="P575"><text:span text:style-name="T575_1"><text:tab/></text:span><text:span text:style-name="T575_2">echo</text:span></text:p>
      <text:p text:style-name="P576"><text:span text:style-name="T576_1"><text:tab/></text:span><text:span text:style-name="T576_2">done</text:span></text:p>
      <text:p text:style-name="P577"><text:span text:style-name="T577_1">done</text:span></text:p>
      <text:p text:style-name="P578"><text:span text:style-name="T578_1">echo</text:span></text:p>
      <text:p text:style-name="P579"/>
      <text:p text:style-name="P580"><text:span text:style-name="T580_1">#'</text:span><text:span text:style-name="T580_2">s</text:span><text:span text:style-name="T580_3">/[{}]//</text:span><text:span text:style-name="T580_4">g</text:span><text:span text:style-name="T580_5">'<text:s text:c="2"/>|<text:s/></text:span><text:span text:style-name="T580_6">sed</text:span><text:span text:style-name="T580_7"><text:s/>'</text:span><text:span text:style-name="T580_8">s</text:span><text:span text:style-name="T580_9">/^.//'<text:s text:c="2"/>|<text:s/></text:span><text:span text:style-name="T580_10">sed</text:span><text:span text:style-name="T580_11"><text:s/>'</text:span><text:span text:style-name="T580_12">s</text:span><text:span text:style-name="T580_13">/.$//'</text:span></text:p>
      <text:p text:style-name="P581"><text:span text:style-name="T581_1">echo</text:span><text:span text:style-name="T581_2"><text:s/>3.5<text:s text:c="2"/></text:span><text:span text:style-name="T581_3">TRACE</text:span><text:span text:style-name="T581_4"><text:s/></text:span><text:span text:style-name="T581_5">DIRECTORY</text:span><text:span text:style-name="T581_6"><text:s/></text:span><text:span text:style-name="T581_7">BLOCK</text:span><text:span text:style-name="T581_8"><text:s/></text:span><text:span text:style-name="T581_9">CHAIN</text:span></text:p>
      <text:p text:style-name="P582"><text:span text:style-name="T582_1">HEAD</text:span><text:span text:style-name="T582_2">=$(</text:span><text:span text:style-name="T582_3">factom</text:span><text:span text:style-name="T582_4">-</text:span><text:span text:style-name="T582_5">cli</text:span><text:span text:style-name="T582_6"><text:s/></text:span><text:span text:style-name="T582_7">get</text:span><text:span text:style-name="T582_8"><text:s/></text:span><text:span text:style-name="T582_9">head</text:span><text:span text:style-name="T582_10">)</text:span></text:p>
      <text:p text:style-name="P583"><text:span text:style-name="T583_1">echo</text:span><text:span text:style-name="T583_2"><text:s/>$</text:span><text:span text:style-name="T583_3">HEAD</text:span></text:p>
      <text:p text:style-name="P584"><text:span text:style-name="T584_1">DIRECTORYKEYMERKELROOT</text:span><text:span text:style-name="T584_2">=$</text:span><text:span text:style-name="T584_3">HEAD</text:span></text:p>
      <text:p text:style-name="P585"><text:span text:style-name="T585_1">until</text:span><text:span text:style-name="T585_2"><text:s/>[<text:s/>"$</text:span><text:span text:style-name="T585_3">DIRECTORYKEYMERKELROOT</text:span><text:span text:style-name="T585_4">"<text:s/>=<text:s/>"0000000000000000000000000000000000000000000000000000000000000000"<text:s/>-</text:span><text:span text:style-name="T585_5">o</text:span><text:span text:style-name="T585_6"><text:s/>"$</text:span><text:span text:style-name="T585_7">DIRECTORYKEYMERKELROOT</text:span><text:span text:style-name="T585_8">"<text:s/>=<text:s/>""<text:s/>];<text:s/></text:span><text:span text:style-name="T585_9">do</text:span></text:p>
      <text:p text:style-name="P586"><text:span text:style-name="T586_1"><text:tab/></text:span><text:span text:style-name="T586_2">RESULT</text:span><text:span text:style-name="T586_3">=$(</text:span><text:span text:style-name="T586_4">factom</text:span><text:span text:style-name="T586_5">-</text:span><text:span text:style-name="T586_6">cli</text:span><text:span text:style-name="T586_7"><text:s/></text:span><text:span text:style-name="T586_8">get</text:span><text:span text:style-name="T586_9"><text:s/></text:span><text:span text:style-name="T586_10">dblock</text:span><text:span text:style-name="T586_11"><text:s/>$</text:span><text:span text:style-name="T586_12">DIRECTORYKEYMERKELROOT</text:span><text:span text:style-name="T586_13">)</text:span></text:p>
      <text:p text:style-name="P587"><text:span text:style-name="T587_1">#<text:s text:c="3"/></text:span><text:span text:style-name="T587_2">echo</text:span><text:span text:style-name="T587_3"><text:s/>$</text:span><text:span text:style-name="T587_4">RESULT</text:span></text:p>
      <text:p text:style-name="P588"><text:span text:style-name="T588_1"><text:tab/></text:span><text:span text:style-name="T588_2">DIRECTORYKEYMERKELROOT</text:span><text:span text:style-name="T588_3">=$(</text:span><text:span text:style-name="T588_4">echo</text:span><text:span text:style-name="T588_5"><text:s/>$</text:span><text:span text:style-name="T588_6">RESULT</text:span><text:span text:style-name="T588_7"><text:s/>|<text:s/></text:span><text:span text:style-name="T588_8">awk</text:span><text:span text:style-name="T588_9"><text:s/>'{</text:span><text:span text:style-name="T588_10">printf</text:span><text:span text:style-name="T588_11"><text:s/>$2}')</text:span></text:p>
      <text:p text:style-name="P589"><text:span text:style-name="T589_1"><text:tab/></text:span><text:span text:style-name="T589_2">TIMESTAMP</text:span><text:span text:style-name="T589_3">=$(</text:span><text:span text:style-name="T589_4">echo</text:span><text:span text:style-name="T589_5"><text:s/>$</text:span><text:span text:style-name="T589_6">RESULT</text:span><text:span text:style-name="T589_7"><text:s/>|<text:s/></text:span><text:span text:style-name="T589_8">awk</text:span><text:span text:style-name="T589_9"><text:s/>'{</text:span><text:span text:style-name="T589_10">printf</text:span><text:span text:style-name="T589_11"><text:s/>$4}')<text:s text:c="4"/></text:span></text:p>
      <text:p text:style-name="P590"><text:span text:style-name="T590_1"><text:tab/></text:span><text:span text:style-name="T590_2">SEQNO</text:span><text:span text:style-name="T590_3">=$(</text:span><text:span text:style-name="T590_4">echo</text:span><text:span text:style-name="T590_5"><text:s/>$</text:span><text:span text:style-name="T590_6">RESULT</text:span><text:span text:style-name="T590_7"><text:s/>|<text:s/></text:span><text:span text:style-name="T590_8">awk</text:span><text:span text:style-name="T590_9"><text:s/>'{</text:span><text:span text:style-name="T590_10">printf</text:span><text:span text:style-name="T590_11"><text:s/>$6}')</text:span></text:p>
      <text:p text:style-name="P591"><text:span text:style-name="T591_1"><text:tab/></text:span><text:span text:style-name="T591_2">echo</text:span><text:span text:style-name="T591_3"><text:s/></text:span><text:span text:style-name="T591_4">DIRECTORY</text:span><text:span text:style-name="T591_5"><text:s/></text:span><text:span text:style-name="T591_6">BLOCK</text:span></text:p>
      <text:p text:style-name="P592"><text:span text:style-name="T592_1"><text:tab/></text:span><text:span text:style-name="T592_2">echo</text:span><text:span text:style-name="T592_3"><text:s/>---------------</text:span></text:p>
      <text:p text:style-name="P593"><text:span text:style-name="T593_1"><text:tab/></text:span><text:span text:style-name="T593_2">echo</text:span><text:span text:style-name="T593_3"><text:s/></text:span><text:span text:style-name="T593_4">Previous</text:span><text:span text:style-name="T593_5"><text:s/></text:span><text:span text:style-name="T593_6">Directory</text:span><text:span text:style-name="T593_7"><text:s/></text:span><text:span text:style-name="T593_8">Block</text:span><text:span text:style-name="T593_9"><text:s/></text:span><text:span text:style-name="T593_10">Key</text:span><text:span text:style-name="T593_11"><text:s/></text:span><text:span text:style-name="T593_12">Merkel</text:span><text:span text:style-name="T593_13"><text:s/></text:span><text:span text:style-name="T593_14">Root</text:span><text:span text:style-name="T593_15"><text:s/>-<text:s/></text:span><text:span text:style-name="T593_16">Time</text:span><text:span text:style-name="T593_17"><text:s/></text:span><text:span text:style-name="T593_18">Stamp</text:span><text:span text:style-name="T593_19"><text:s/>-<text:s/></text:span><text:span text:style-name="T593_20">Sequence</text:span><text:span text:style-name="T593_21"><text:s/></text:span><text:span text:style-name="T593_22">Number</text:span></text:p>
      <text:p text:style-name="P594"><text:span text:style-name="T594_1"><text:tab/></text:span><text:span text:style-name="T594_2">echo</text:span><text:span text:style-name="T594_3"><text:s/>$</text:span><text:span text:style-name="T594_4">DIRECTORYKEYMERKELROOT</text:span><text:span text:style-name="T594_5"><text:s/>$</text:span><text:span text:style-name="T594_6">TIMESTAMP</text:span><text:span text:style-name="T594_7"><text:s/>$</text:span><text:span text:style-name="T594_8">SEQNO</text:span></text:p>
      <text:p text:style-name="P595"><text:span text:style-name="T595_1"><text:tab/></text:span><text:span text:style-name="T595_2">echo</text:span></text:p>
      <text:p text:style-name="P596"><text:span text:style-name="T596_1"><text:tab/></text:span><text:span text:style-name="T596_2">EBCHAINIDINDEX</text:span><text:span text:style-name="T596_3">=10</text:span></text:p>
      <text:p text:style-name="P597"><text:span text:style-name="T597_1"><text:tab/></text:span><text:span text:style-name="T597_2">EBCHAINID</text:span><text:span text:style-name="T597_3">=$(</text:span><text:span text:style-name="T597_4">echo</text:span><text:span text:style-name="T597_5"><text:s/>$</text:span><text:span text:style-name="T597_6">RESULT</text:span><text:span text:style-name="T597_7"><text:s/>|<text:s/></text:span><text:span text:style-name="T597_8">awk</text:span><text:span text:style-name="T597_9"><text:s/>'{</text:span><text:span text:style-name="T597_10">printf</text:span><text:span text:style-name="T597_11"><text:s/>$10}')</text:span></text:p>
      <text:p text:style-name="P598"><text:span text:style-name="T598_1"><text:tab/></text:span><text:span text:style-name="T598_2">until</text:span><text:span text:style-name="T598_3"><text:s/>[<text:s/>"$</text:span><text:span text:style-name="T598_4">EBCHAINID</text:span><text:span text:style-name="T598_5">"<text:s/>=<text:s/>""<text:s/>];<text:s/></text:span><text:span text:style-name="T598_6">do</text:span></text:p>
      <text:p text:style-name="P599"><text:span text:style-name="T599_1"><text:s text:c="4"/><text:tab/></text:span><text:span text:style-name="T599_2">EBKEYMERKELROOT</text:span><text:span text:style-name="T599_3">=$(</text:span><text:span text:style-name="T599_4">echo</text:span><text:span text:style-name="T599_5"><text:s/>$</text:span><text:span text:style-name="T599_6">RESULT</text:span><text:span text:style-name="T599_7"><text:s/>|<text:s/></text:span><text:span text:style-name="T599_8">awk</text:span><text:span text:style-name="T599_9"><text:s/>-</text:span><text:span text:style-name="T599_10">v</text:span><text:span text:style-name="T599_11"><text:s/></text:span><text:span text:style-name="T599_12">INDEX</text:span><text:span text:style-name="T599_13">="$(($</text:span><text:span text:style-name="T599_14">EBCHAINIDINDEX</text:span><text:span text:style-name="T599_15"><text:s/>+<text:s/>2))"<text:s/>'{</text:span><text:span text:style-name="T599_16">printf</text:span><text:span text:style-name="T599_17"><text:s/>$</text:span><text:span text:style-name="T599_18">INDEX</text:span><text:span text:style-name="T599_19">}')</text:span></text:p>
      <text:p text:style-name="P600"><text:span text:style-name="T600_1"><text:s text:c="4"/><text:tab/></text:span><text:span text:style-name="T600_2">echo</text:span><text:span text:style-name="T600_3"><text:s/>"<text:tab/>"</text:span><text:span text:style-name="T600_4">ENTRY</text:span><text:span text:style-name="T600_5"><text:s/></text:span><text:span text:style-name="T600_6">BLOCK</text:span></text:p>
      <text:p text:style-name="P601"><text:span text:style-name="T601_1"><text:s text:c="4"/><text:tab/></text:span><text:span text:style-name="T601_2">echo</text:span><text:span text:style-name="T601_3"><text:s/>"<text:tab/>"-----------</text:span></text:p>
      <text:p text:style-name="P602"><text:span text:style-name="T602_1"><text:s text:c="4"/><text:tab/></text:span><text:span text:style-name="T602_2">echo</text:span><text:span text:style-name="T602_3"><text:s/>"<text:tab/>"</text:span><text:span text:style-name="T602_4">Entry</text:span><text:span text:style-name="T602_5"><text:s/></text:span><text:span text:style-name="T602_6">Block</text:span><text:span text:style-name="T602_7"><text:s/></text:span><text:span text:style-name="T602_8">Chain</text:span><text:span text:style-name="T602_9"><text:s/></text:span><text:span text:style-name="T602_10">ID</text:span></text:p>
      <text:p text:style-name="P603"><text:span text:style-name="T603_1"><text:s text:c="4"/><text:tab/></text:span><text:span text:style-name="T603_2">echo</text:span><text:span text:style-name="T603_3"><text:s/>"<text:tab/>"$</text:span><text:span text:style-name="T603_4">EBCHAINID</text:span></text:p>
      <text:p text:style-name="P604"><text:span text:style-name="T604_1"><text:s text:c="4"/><text:tab/></text:span><text:span text:style-name="T604_2">echo</text:span><text:span text:style-name="T604_3"><text:s/>"<text:tab/>"</text:span><text:span text:style-name="T604_4">Entry</text:span><text:span text:style-name="T604_5"><text:s/></text:span><text:span text:style-name="T604_6">Block</text:span><text:span text:style-name="T604_7"><text:s/></text:span><text:span text:style-name="T604_8">Key</text:span><text:span text:style-name="T604_9"><text:s/></text:span><text:span text:style-name="T604_10">Merkel</text:span><text:span text:style-name="T604_11"><text:s/></text:span><text:span text:style-name="T604_12">Root</text:span></text:p>
      <text:p text:style-name="P605"><text:span text:style-name="T605_1"><text:s text:c="4"/><text:tab/></text:span><text:span text:style-name="T605_2">echo</text:span><text:span text:style-name="T605_3"><text:s/>"<text:tab/>"$</text:span><text:span text:style-name="T605_4">EBKEYMERKELROOT</text:span></text:p>
      <text:p text:style-name="P606"><text:span text:style-name="T606_1"><text:s text:c="4"/><text:tab/>((</text:span><text:span text:style-name="T606_2">EBCHAINIDINDEX</text:span><text:span text:style-name="T606_3">+=7))</text:span></text:p>
      <text:p text:style-name="P607"><text:span text:style-name="T607_1"><text:s text:c="4"/><text:tab/></text:span><text:span text:style-name="T607_2">EBCHAINID</text:span><text:span text:style-name="T607_3">=$(</text:span><text:span text:style-name="T607_4">echo</text:span><text:span text:style-name="T607_5"><text:s/>$</text:span><text:span text:style-name="T607_6">RESULT</text:span><text:span text:style-name="T607_7"><text:s/>|<text:s/></text:span><text:span text:style-name="T607_8">awk</text:span><text:span text:style-name="T607_9"><text:s/>-</text:span><text:span text:style-name="T607_10">v</text:span><text:span text:style-name="T607_11"><text:s/></text:span><text:span text:style-name="T607_12">INDEX</text:span><text:span text:style-name="T607_13">="$</text:span><text:span text:style-name="T607_14">EBCHAINIDINDEX</text:span><text:span text:style-name="T607_15">"<text:s/>'{</text:span><text:span text:style-name="T607_16">printf</text:span><text:span text:style-name="T607_17"><text:s/>$</text:span><text:span text:style-name="T607_18">INDEX</text:span><text:span text:style-name="T607_19">}')</text:span></text:p>
      <text:p text:style-name="P608"><text:span text:style-name="T608_1"><text:tab/></text:span><text:span text:style-name="T608_2">echo</text:span></text:p>
      <text:p text:style-name="P609"><text:span text:style-name="T609_1"><text:tab/></text:span><text:span text:style-name="T609_2">done</text:span></text:p>
      <text:p text:style-name="P610"><text:span text:style-name="T610_1">done</text:span></text:p>
      <text:p text:style-name="P611"><text:span text:style-name="T611_1">echo</text:span></text:p>
      <text:p text:style-name="P612"/>
      <text:p text:style-name="P613"><text:span text:style-name="T613_1">:<text:s/>&lt;&lt;'</text:span><text:span text:style-name="T613_2">EOF</text:span><text:span text:style-name="T613_3">'</text:span></text:p>
      <text:p text:style-name="P614"/>
      <text:p text:style-name="P615"><text:span text:style-name="T615_1">EOF</text:span></text:p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